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8.737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1.792cm"/>
    </style:style>
    <style:style style:name="ro1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 table:tab-color="#d9d9d9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fo:font-family="Calibri" style:font-family-generic="swis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uxiliar_OPEX_CustosUni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number-columns-repeated="17" table:default-cell-style-name="ce1"/>
        <table:table-column table:style-name="co9" table:default-cell-style-name="ce1"/>
        <table:table-column table:style-name="co8" table:number-columns-repeated="17" table:default-cell-style-name="ce1"/>
        <table:table-column table:style-name="co6" table:default-cell-style-name="ce1"/>
        <table:table-column table:style-name="co8" table:number-columns-repeated="15" table:default-cell-style-name="ce1"/>
        <table:table-column table:style-name="co10" table:number-columns-repeated="952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Driver Empregados (Pessoal)</text:p>
          </table:table-cell>
          <table:table-cell table:style-name="ce3"/>
          <table:table-cell table:style-name="ce5"/>
          <table:table-cell table:style-name="ce3" table:number-columns-repeated="12"/>
          <table:table-cell office:value-type="string" calcext:value-type="string">
            <text:p>Custos unitários MSO (fonte: Comgás)</text:p>
          </table:table-cell>
          <table:table-cell table:number-columns-repeated="1005"/>
        </table:table-row>
        <table:table-row table:style-name="ro1">
          <table:table-cell table:number-columns-repeated="3"/>
          <table:covered-table-cell table:style-name="ce3"/>
          <table:table-cell table:style-name="ce3"/>
          <table:table-cell table:style-name="ce2" office:value-type="string" calcext:value-type="string" table:number-columns-spanned="13" table:number-rows-spanned="1">
            <text:p>Dispêndio médio mensal por empregado (OPEX/empregados)</text:p>
          </table:table-cell>
          <table:covered-table-cell table:number-columns-repeated="12" table:style-name="ce3"/>
          <table:table-cell table:number-columns-repeated="18" office:value-type="string" calcext:value-type="string">
            <text:p>Materiais</text:p>
          </table:table-cell>
          <table:table-cell table:number-columns-repeated="18" office:value-type="string" calcext:value-type="string">
            <text:p>Serviços</text:p>
          </table:table-cell>
          <table:table-cell table:number-columns-repeated="18" office:value-type="string" calcext:value-type="string">
            <text:p>Outros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Centro </text:p>
          </table:table-cell>
          <table:table-cell office:value-type="string" calcext:value-type="string">
            <text:p>Descrição </text:p>
          </table:table-cell>
          <table:table-cell office:value-type="string" calcext:value-type="string">
            <text:p>Diretoria </text:p>
          </table:table-cell>
          <table:covered-table-cell table:style-name="ce3"/>
          <table:table-cell table:style-name="ce3" office:value-type="string" calcext:value-type="string">
            <text:p>Empregados (base)</text:p>
          </table:table-cell>
          <table:table-cell table:style-name="ce6" office:value-type="date" office:date-value="2018-01-01" calcext:value-type="date">
            <text:p>jan/18</text:p>
          </table:table-cell>
          <table:table-cell table:style-name="ce6" office:value-type="date" office:date-value="2018-02-01" calcext:value-type="date">
            <text:p>fev/18</text:p>
          </table:table-cell>
          <table:table-cell table:style-name="ce6" office:value-type="date" office:date-value="2018-03-01" calcext:value-type="date">
            <text:p>mar/18</text:p>
          </table:table-cell>
          <table:table-cell table:style-name="ce6" office:value-type="date" office:date-value="2018-04-01" calcext:value-type="date">
            <text:p>abr/18</text:p>
          </table:table-cell>
          <table:table-cell table:style-name="ce6" office:value-type="date" office:date-value="2018-05-01" calcext:value-type="date">
            <text:p>mai/18</text:p>
          </table:table-cell>
          <table:table-cell table:style-name="ce6" office:value-type="date" office:date-value="2018-06-01" calcext:value-type="date">
            <text:p>jun/18</text:p>
          </table:table-cell>
          <table:table-cell table:style-name="ce6" office:value-type="date" office:date-value="2018-07-01" calcext:value-type="date">
            <text:p>jul/18</text:p>
          </table:table-cell>
          <table:table-cell table:style-name="ce6" office:value-type="date" office:date-value="2018-08-01" calcext:value-type="date">
            <text:p>ago/18</text:p>
          </table:table-cell>
          <table:table-cell table:style-name="ce6" office:value-type="date" office:date-value="2018-09-01" calcext:value-type="date">
            <text:p>set/18</text:p>
          </table:table-cell>
          <table:table-cell table:style-name="ce6" office:value-type="date" office:date-value="2018-10-01" calcext:value-type="date">
            <text:p>out/18</text:p>
          </table:table-cell>
          <table:table-cell table:style-name="ce6" office:value-type="date" office:date-value="2018-11-01" calcext:value-type="date">
            <text:p>nov/18</text:p>
          </table:table-cell>
          <table:table-cell table:style-name="ce6" office:value-type="date" office:date-value="2018-12-01" calcext:value-type="date">
            <text:p>dez/18</text:p>
          </table:table-cell>
          <table:table-cell table:style-name="ce8" office:value-type="string" calcext:value-type="string">
            <text:p>Média 2018</text:p>
          </table:table-cell>
          <table:table-cell office:value-type="string" calcext:value-type="string">
            <office:annotation draw:style-name="gr1" draw:text-style-name="P2" svg:width="3.587cm" svg:height="2.275cm" svg:x="86.983cm" svg:y="0.899cm" draw:caption-point-x="-39.573cm" draw:caption-point-y="0.275cm">
              <dc:date>2024-12-30T00:00:00</dc:date>
              <text:p text:style-name="P1">dummy</text:p>
              <text:p text:style-name="P1"><text:span text:style-name="T1"/></text:p>
            </office:annotation>
            <text:p>Aquecedores</text:p>
          </table:table-cell>
          <table:table-cell office:value-type="string" calcext:value-type="string">
            <text:p>Novos usuários comerciai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Empregados da Presidência</text:p>
          </table:table-cell>
          <table:table-cell office:value-type="string" calcext:value-type="string">
            <text:p>Empregados de Finanças</text:p>
          </table:table-cell>
          <table:table-cell office:value-type="string" calcext:value-type="string">
            <text:p>Empregados do Jurídico</text:p>
          </table:table-cell>
          <table:table-cell office:value-type="string" calcext:value-type="string">
            <text:p>Empregados de Operações</text:p>
          </table:table-cell>
          <table:table-cell office:value-type="string" calcext:value-type="string">
            <text:p>Empregados do Regulatório</text:p>
          </table:table-cell>
          <table:table-cell office:value-type="string" calcext:value-type="string">
            <text:p>Empregados do Comercial</text:p>
          </table:table-cell>
          <table:table-cell office:value-type="string" calcext:value-type="string">
            <text:p>Empregados de RH</text:p>
          </table:table-cell>
          <table:table-cell office:value-type="string" calcext:value-type="string">
            <text:p>Extensão de rede</text:p>
          </table:table-cell>
          <table:table-cell office:value-type="string" calcext:value-type="string">
            <text:p>Extensão adicional de rede</text:p>
          </table:table-cell>
          <table:table-cell office:value-type="string" calcext:value-type="string">
            <text:p>Novos usuários</text:p>
          </table:table-cell>
          <table:table-cell office:value-type="string" calcext:value-type="string">
            <text:p>Novos domicílios</text:p>
          </table:table-cell>
          <table:table-cell office:value-type="string" calcext:value-type="string">
            <text:p>Usuários residenciais</text:p>
          </table:table-cell>
          <table:table-cell office:value-type="string" calcext:value-type="string">
            <text:p>Novos usuários residenciais</text:p>
          </table:table-cell>
          <table:table-cell office:value-type="string" calcext:value-type="string">
            <text:p>Usuários</text:p>
          </table:table-cell>
          <table:table-cell office:value-type="string" calcext:value-type="string">
            <text:p>Empregados</text:p>
          </table:table-cell>
          <table:table-cell office:value-type="string" calcext:value-type="string">
            <office:annotation draw:style-name="gr1" draw:text-style-name="P2" svg:width="3.587cm" svg:height="2.275cm" svg:x="119.925cm" svg:y="0.899cm" draw:caption-point-x="-39.609cm" draw:caption-point-y="0.275cm">
              <dc:date>2024-12-30T00:00:00</dc:date>
              <text:p text:style-name="P1">dummy</text:p>
              <text:p text:style-name="P1"><text:span text:style-name="T1"/></text:p>
            </office:annotation>
            <text:p>Aquecedores</text:p>
          </table:table-cell>
          <table:table-cell office:value-type="string" calcext:value-type="string">
            <text:p>Novos usuários comerciai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Empregados da Presidência</text:p>
          </table:table-cell>
          <table:table-cell office:value-type="string" calcext:value-type="string">
            <text:p>Empregados de Finanças</text:p>
          </table:table-cell>
          <table:table-cell office:value-type="string" calcext:value-type="string">
            <text:p>Empregados do Jurídico</text:p>
          </table:table-cell>
          <table:table-cell office:value-type="string" calcext:value-type="string">
            <text:p>Empregados de Operações</text:p>
          </table:table-cell>
          <table:table-cell office:value-type="string" calcext:value-type="string">
            <text:p>Empregados do Regulatório</text:p>
          </table:table-cell>
          <table:table-cell office:value-type="string" calcext:value-type="string">
            <text:p>Empregados do Comercial</text:p>
          </table:table-cell>
          <table:table-cell office:value-type="string" calcext:value-type="string">
            <text:p>Empregados de RH</text:p>
          </table:table-cell>
          <table:table-cell office:value-type="string" calcext:value-type="string">
            <text:p>Extensão de rede</text:p>
          </table:table-cell>
          <table:table-cell office:value-type="string" calcext:value-type="string">
            <text:p>Extensão adicional de rede</text:p>
          </table:table-cell>
          <table:table-cell office:value-type="string" calcext:value-type="string">
            <text:p>Novos usuários</text:p>
          </table:table-cell>
          <table:table-cell office:value-type="string" calcext:value-type="string">
            <text:p>Novos domicílios</text:p>
          </table:table-cell>
          <table:table-cell office:value-type="string" calcext:value-type="string">
            <text:p>Usuários residenciais</text:p>
          </table:table-cell>
          <table:table-cell office:value-type="string" calcext:value-type="string">
            <text:p>Novos usuários residenciais</text:p>
          </table:table-cell>
          <table:table-cell office:value-type="string" calcext:value-type="string">
            <text:p>Usuários</text:p>
          </table:table-cell>
          <table:table-cell office:value-type="string" calcext:value-type="string">
            <text:p>Empregados</text:p>
          </table:table-cell>
          <table:table-cell office:value-type="string" calcext:value-type="string">
            <office:annotation draw:style-name="gr1" draw:text-style-name="P2" svg:width="3.584cm" svg:height="2.275cm" svg:x="153.213cm" svg:y="0.899cm" draw:caption-point-x="-39.517cm" draw:caption-point-y="0.275cm">
              <dc:date>2024-12-30T00:00:00</dc:date>
              <text:p text:style-name="P1">dummy</text:p>
              <text:p text:style-name="P1"><text:span text:style-name="T1"/></text:p>
            </office:annotation>
            <text:p>Aquecedores</text:p>
          </table:table-cell>
          <table:table-cell office:value-type="string" calcext:value-type="string">
            <text:p>Novos usuários comerciai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Empregados da Presidência</text:p>
          </table:table-cell>
          <table:table-cell office:value-type="string" calcext:value-type="string">
            <text:p>Empregados de Finanças</text:p>
          </table:table-cell>
          <table:table-cell office:value-type="string" calcext:value-type="string">
            <text:p>Empregados do Jurídico</text:p>
          </table:table-cell>
          <table:table-cell office:value-type="string" calcext:value-type="string">
            <text:p>Empregados de Operações</text:p>
          </table:table-cell>
          <table:table-cell office:value-type="string" calcext:value-type="string">
            <text:p>Empregados do Regulatório</text:p>
          </table:table-cell>
          <table:table-cell office:value-type="string" calcext:value-type="string">
            <text:p>Empregados do Comercial</text:p>
          </table:table-cell>
          <table:table-cell office:value-type="string" calcext:value-type="string">
            <text:p>Empregados de RH</text:p>
          </table:table-cell>
          <table:table-cell office:value-type="string" calcext:value-type="string">
            <text:p>Extensão de rede</text:p>
          </table:table-cell>
          <table:table-cell office:value-type="string" calcext:value-type="string">
            <text:p>Extensão adicional de rede</text:p>
          </table:table-cell>
          <table:table-cell office:value-type="string" calcext:value-type="string">
            <text:p>Novos usuários</text:p>
          </table:table-cell>
          <table:table-cell office:value-type="string" calcext:value-type="string">
            <text:p>Novos domicílios</text:p>
          </table:table-cell>
          <table:table-cell office:value-type="string" calcext:value-type="string">
            <text:p>Usuários residenciais</text:p>
          </table:table-cell>
          <table:table-cell office:value-type="string" calcext:value-type="string">
            <text:p>Novos usuários residenciais</text:p>
          </table:table-cell>
          <table:table-cell office:value-type="string" calcext:value-type="string">
            <text:p>Usuários</text:p>
          </table:table-cell>
          <table:table-cell office:value-type="string" calcext:value-type="string">
            <text:p>Empregados</text:p>
          </table:table-cell>
          <table:table-cell table:number-columns-repeated="95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Presidência</text:p>
          </table:table-cell>
          <table:table-cell office:value-type="string" calcext:value-type="string">
            <text:p>Fixo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9730.417835844" calcext:value-type="float">
            <text:p><text:s/>119.730 </text:p>
          </table:table-cell>
          <table:table-cell table:style-name="ce7" office:value-type="float" office:value="123948.145068282" calcext:value-type="float">
            <text:p><text:s/>123.948 </text:p>
          </table:table-cell>
          <table:table-cell table:style-name="ce7" office:value-type="float" office:value="133074.088712532" calcext:value-type="float">
            <text:p><text:s/>133.074 </text:p>
          </table:table-cell>
          <table:table-cell table:style-name="ce7" office:value-type="float" office:value="131657.103956812" calcext:value-type="float">
            <text:p><text:s/>131.657 </text:p>
          </table:table-cell>
          <table:table-cell table:style-name="ce7" office:value-type="float" office:value="131294.102663146" calcext:value-type="float">
            <text:p><text:s/>131.294 </text:p>
          </table:table-cell>
          <table:table-cell table:style-name="ce7" office:value-type="float" office:value="128767.138986307" calcext:value-type="float">
            <text:p><text:s/>128.767 </text:p>
          </table:table-cell>
          <table:table-cell table:style-name="ce7" office:value-type="float" office:value="128346.228568975" calcext:value-type="float">
            <text:p><text:s/>128.346 </text:p>
          </table:table-cell>
          <table:table-cell table:style-name="ce7" office:value-type="float" office:value="131964.921775614" calcext:value-type="float">
            <text:p><text:s/>131.965 </text:p>
          </table:table-cell>
          <table:table-cell table:number-columns-repeated="2" table:style-name="ce7" office:value-type="float" office:value="132344.155925414" calcext:value-type="float">
            <text:p><text:s/>132.344 </text:p>
          </table:table-cell>
          <table:table-cell table:style-name="ce7" office:value-type="float" office:value="143643.672349647" calcext:value-type="float">
            <text:p><text:s/>143.644 </text:p>
          </table:table-cell>
          <table:table-cell table:style-name="ce7" office:value-type="float" office:value="134898.896596993" calcext:value-type="float">
            <text:p><text:s/>134.899 </text:p>
          </table:table-cell>
          <table:table-cell table:style-name="ce7" table:formula="of:=SUM([.F4:.Q4])/12" office:value-type="float" office:value="131001.085697082" calcext:value-type="float">
            <text:p><text:s/>131.00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34.42191122372" calcext:value-type="float">
            <text:p><text:s/>3.534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0257.2320516006" calcext:value-type="float">
            <text:p><text:s/>80.257 </text:p>
          </table:table-cell>
          <table:table-cell table:style-name="ce7" office:value-type="float" office:value="179.406491620109" calcext:value-type="float">
            <text:p><text:s/>179 </text:p>
          </table:table-cell>
          <table:table-cell table:number-columns-repeated="16" table:style-name="ce7" office:value-type="float" office:value="0" calcext:value-type="float">
            <text:p><text:s/>- <text:s text:c="2"/></text:p>
          </table:table-cell>
          <table:table-cell table:style-name="ce7" office:value-type="float" office:value="62239.4574889359" calcext:value-type="float">
            <text:p><text:s/>62.239 </text:p>
          </table:table-cell>
          <table:table-cell table:style-name="ce7" office:value-type="float" office:value="41.4346028876643" calcext:value-type="float">
            <text:p><text:s/>41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Jurídico</text:p>
          </table:table-cell>
          <table:table-cell office:value-type="string" calcext:value-type="string">
            <text:p>Jurídico 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6786.6992508581" calcext:value-type="float">
            <text:p><text:s/>46.787 </text:p>
          </table:table-cell>
          <table:table-cell table:style-name="ce7" office:value-type="float" office:value="50559.5937743512" calcext:value-type="float">
            <text:p><text:s/>50.560 </text:p>
          </table:table-cell>
          <table:table-cell table:style-name="ce7" office:value-type="float" office:value="52882.5261057122" calcext:value-type="float">
            <text:p><text:s/>52.883 </text:p>
          </table:table-cell>
          <table:table-cell table:style-name="ce7" office:value-type="float" office:value="52590.9945363877" calcext:value-type="float">
            <text:p><text:s/>52.591 </text:p>
          </table:table-cell>
          <table:table-cell table:style-name="ce7" office:value-type="float" office:value="51444.6244848949" calcext:value-type="float">
            <text:p><text:s/>51.445 </text:p>
          </table:table-cell>
          <table:table-cell table:style-name="ce7" office:value-type="float" office:value="50755.4904661756" calcext:value-type="float">
            <text:p><text:s/>50.755 </text:p>
          </table:table-cell>
          <table:table-cell table:style-name="ce7" office:value-type="float" office:value="50583.3148190532" calcext:value-type="float">
            <text:p><text:s/>50.583 </text:p>
          </table:table-cell>
          <table:table-cell table:style-name="ce7" office:value-type="float" office:value="52109.895303521" calcext:value-type="float">
            <text:p><text:s/>52.110 </text:p>
          </table:table-cell>
          <table:table-cell table:number-columns-repeated="2" table:style-name="ce7" office:value-type="float" office:value="53272.4982111482" calcext:value-type="float">
            <text:p><text:s/>53.272 </text:p>
          </table:table-cell>
          <table:table-cell table:style-name="ce7" office:value-type="float" office:value="58880.3705714127" calcext:value-type="float">
            <text:p><text:s/>58.880 </text:p>
          </table:table-cell>
          <table:table-cell table:style-name="ce7" office:value-type="float" office:value="52758.7653397233" calcext:value-type="float">
            <text:p><text:s/>52.759 </text:p>
          </table:table-cell>
          <table:table-cell table:style-name="ce7" table:formula="of:=SUM([.F5:.Q5])/12" office:value-type="float" office:value="52158.1059228655" calcext:value-type="float">
            <text:p><text:s/>52.15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6.612484293208" calcext:value-type="float">
            <text:p><text:s/>407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6093.316894663" calcext:value-type="float">
            <text:p><text:s/>596.09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7.6454903745823" calcext:value-type="float">
            <text:p><text:s/>38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982.8827642469" calcext:value-type="float">
            <text:p><text:s/>35.98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9.2437600657384" calcext:value-type="float">
            <text:p><text:s/>89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string" calcext:value-type="string">
            <text:p>Jurídico Comercial </text:p>
          </table:table-cell>
          <table:table-cell office:value-type="string" calcext:value-type="string">
            <text:p>Jurídico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8065.3843092983" calcext:value-type="float">
            <text:p><text:s/>18.065 </text:p>
          </table:table-cell>
          <table:table-cell table:style-name="ce7" office:value-type="float" office:value="18672.4134671654" calcext:value-type="float">
            <text:p><text:s/>18.672 </text:p>
          </table:table-cell>
          <table:table-cell table:style-name="ce7" office:value-type="float" office:value="19629.454624858" calcext:value-type="float">
            <text:p><text:s/>19.629 </text:p>
          </table:table-cell>
          <table:table-cell table:style-name="ce7" office:value-type="float" office:value="19607.8484605948" calcext:value-type="float">
            <text:p><text:s/>19.608 </text:p>
          </table:table-cell>
          <table:table-cell table:style-name="ce7" office:value-type="float" office:value="19620.9064008662" calcext:value-type="float">
            <text:p><text:s/>19.621 </text:p>
          </table:table-cell>
          <table:table-cell table:style-name="ce7" office:value-type="float" office:value="21146.7882656642" calcext:value-type="float">
            <text:p><text:s/>21.147 </text:p>
          </table:table-cell>
          <table:table-cell table:style-name="ce7" office:value-type="float" office:value="20243.1641365696" calcext:value-type="float">
            <text:p><text:s/>20.243 </text:p>
          </table:table-cell>
          <table:table-cell table:style-name="ce7" office:value-type="float" office:value="20878.7295847906" calcext:value-type="float">
            <text:p><text:s/>20.879 </text:p>
          </table:table-cell>
          <table:table-cell table:number-columns-repeated="2" table:style-name="ce7" office:value-type="float" office:value="20885.1510718804" calcext:value-type="float">
            <text:p><text:s/>20.885 </text:p>
          </table:table-cell>
          <table:table-cell table:style-name="ce7" office:value-type="float" office:value="20249.5856236594" calcext:value-type="float">
            <text:p><text:s/>20.250 </text:p>
          </table:table-cell>
          <table:table-cell table:style-name="ce7" office:value-type="float" office:value="20087.8940484402" calcext:value-type="float">
            <text:p><text:s/>20.088 </text:p>
          </table:table-cell>
          <table:table-cell table:style-name="ce7" table:formula="of:=SUM([.F6:.Q6])/12" office:value-type="float" office:value="19997.705922139" calcext:value-type="float">
            <text:p><text:s/>19.99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0.1532853520806" calcext:value-type="float">
            <text:p><text:s/>3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.8572554290749" calcext:value-type="float">
            <text:p><text:s/>47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68.2845493806349" calcext:value-type="float">
            <text:p><text:s/>68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41.701850178041" calcext:value-type="float">
            <text:p><text:s/>24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0.5714640372517" calcext:value-type="float">
            <text:p><text:s/>51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110120" calcext:value-type="float">
            <text:p>110120</text:p>
          </table:table-cell>
          <table:table-cell office:value-type="string" calcext:value-type="string">
            <text:p>Jurídico Corporativo</text:p>
          </table:table-cell>
          <table:table-cell office:value-type="string" calcext:value-type="string">
            <text:p>Jurídico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9353.5322911547" calcext:value-type="float">
            <text:p><text:s/>19.354 </text:p>
          </table:table-cell>
          <table:table-cell table:style-name="ce7" office:value-type="float" office:value="20013.7809304909" calcext:value-type="float">
            <text:p><text:s/>20.014 </text:p>
          </table:table-cell>
          <table:table-cell table:style-name="ce7" office:value-type="float" office:value="21053.7075595955" calcext:value-type="float">
            <text:p><text:s/>21.054 </text:p>
          </table:table-cell>
          <table:table-cell table:style-name="ce7" office:value-type="float" office:value="21030.1000728582" calcext:value-type="float">
            <text:p><text:s/>21.030 </text:p>
          </table:table-cell>
          <table:table-cell table:style-name="ce7" office:value-type="float" office:value="21043.1580131296" calcext:value-type="float">
            <text:p><text:s/>21.043 </text:p>
          </table:table-cell>
          <table:table-cell table:style-name="ce7" office:value-type="float" office:value="22546.3329520329" calcext:value-type="float">
            <text:p><text:s/>22.546 </text:p>
          </table:table-cell>
          <table:table-cell table:style-name="ce7" office:value-type="float" office:value="21690.7693882503" calcext:value-type="float">
            <text:p><text:s/>21.691 </text:p>
          </table:table-cell>
          <table:table-cell table:style-name="ce7" office:value-type="float" office:value="22383.8076953561" calcext:value-type="float">
            <text:p><text:s/>22.384 </text:p>
          </table:table-cell>
          <table:table-cell table:number-columns-repeated="2" table:style-name="ce7" office:value-type="float" office:value="22390.2291824459" calcext:value-type="float">
            <text:p><text:s/>22.390 </text:p>
          </table:table-cell>
          <table:table-cell table:style-name="ce7" office:value-type="float" office:value="21697.1908753401" calcext:value-type="float">
            <text:p><text:s/>21.697 </text:p>
          </table:table-cell>
          <table:table-cell table:style-name="ce7" office:value-type="float" office:value="21539.7176942609" calcext:value-type="float">
            <text:p><text:s/>21.540 </text:p>
          </table:table-cell>
          <table:table-cell table:style-name="ce7" table:formula="of:=SUM([.F7:.Q7])/12" office:value-type="float" office:value="21427.7129864467" calcext:value-type="float">
            <text:p><text:s/>21.42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.9296620742404" calcext:value-type="float">
            <text:p><text:s/>2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31.2381702860499" calcext:value-type="float">
            <text:p><text:s/>3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4.983557106085" calcext:value-type="float">
            <text:p><text:s/>145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style-name="ce7" office:value-type="float" office:value="396.391034291988" calcext:value-type="float">
            <text:p><text:s/>39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4.6218800328692" calcext:value-type="float">
            <text:p><text:s/>45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Controles Internos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936.0370397519" calcext:value-type="float">
            <text:p><text:s/>21.936 </text:p>
          </table:table-cell>
          <table:table-cell table:style-name="ce7" office:value-type="float" office:value="22709.1424099221" calcext:value-type="float">
            <text:p><text:s/>22.709 </text:p>
          </table:table-cell>
          <table:table-cell table:style-name="ce7" office:value-type="float" office:value="23955.4911046167" calcext:value-type="float">
            <text:p><text:s/>23.955 </text:p>
          </table:table-cell>
          <table:table-cell table:style-name="ce7" office:value-type="float" office:value="23926.4184207363" calcext:value-type="float">
            <text:p><text:s/>23.926 </text:p>
          </table:table-cell>
          <table:table-cell table:style-name="ce7" office:value-type="float" office:value="23937.3000376291" calcext:value-type="float">
            <text:p><text:s/>23.937 </text:p>
          </table:table-cell>
          <table:table-cell table:style-name="ce7" office:value-type="float" office:value="25796.7541384812" calcext:value-type="float">
            <text:p><text:s/>25.797 </text:p>
          </table:table-cell>
          <table:table-cell table:style-name="ce7" office:value-type="float" office:value="24617.6017469226" calcext:value-type="float">
            <text:p><text:s/>24.618 </text:p>
          </table:table-cell>
          <table:table-cell table:style-name="ce7" office:value-type="float" office:value="25452.4948080744" calcext:value-type="float">
            <text:p><text:s/>25.452 </text:p>
          </table:table-cell>
          <table:table-cell table:number-columns-repeated="2" table:style-name="ce7" office:value-type="float" office:value="25457.846047316" calcext:value-type="float">
            <text:p><text:s/>25.458 </text:p>
          </table:table-cell>
          <table:table-cell table:style-name="ce7" office:value-type="float" office:value="24622.9529861641" calcext:value-type="float">
            <text:p><text:s/>24.623 </text:p>
          </table:table-cell>
          <table:table-cell table:style-name="ce7" office:value-type="float" office:value="24439.7073035691" calcext:value-type="float">
            <text:p><text:s/>24.440 </text:p>
          </table:table-cell>
          <table:table-cell table:style-name="ce7" table:formula="of:=SUM([.F8:.Q8])/12" office:value-type="float" office:value="24359.1326742083" calcext:value-type="float">
            <text:p><text:s/>24.35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2.2694977422448" calcext:value-type="float">
            <text:p><text:s/>3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489.3746015052" calcext:value-type="float">
            <text:p><text:s/>18.489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3.07789006351359" calcext:value-type="float">
            <text:p><text:s/>3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280.4279522078" calcext:value-type="float">
            <text:p><text:s/>2.28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3.001892630267" calcext:value-type="float">
            <text:p><text:s/>1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Projeto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9:.Q9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9648310371202" calcext:value-type="float">
            <text:p><text:s/>1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1790.2367592717" calcext:value-type="float">
            <text:p><text:s/>61.79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99.90859016869" calcext:value-type="float">
            <text:p><text:s/>4.70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4561429095971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Finanças 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0:.Q10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Projetos Especiais 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1:.Q11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Operações e Serviços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4437.0160936043" calcext:value-type="float">
            <text:p><text:s/>74.437 </text:p>
          </table:table-cell>
          <table:table-cell table:style-name="ce7" office:value-type="float" office:value="105016.252721357" calcext:value-type="float">
            <text:p><text:s/>105.016 </text:p>
          </table:table-cell>
          <table:table-cell table:style-name="ce7" office:value-type="float" office:value="94763.1352526206" calcext:value-type="float">
            <text:p><text:s/>94.763 </text:p>
          </table:table-cell>
          <table:table-cell table:style-name="ce7" office:value-type="float" office:value="94383.2297374278" calcext:value-type="float">
            <text:p><text:s/>94.383 </text:p>
          </table:table-cell>
          <table:table-cell table:style-name="ce7" office:value-type="float" office:value="79958.7727205055" calcext:value-type="float">
            <text:p><text:s/>79.959 </text:p>
          </table:table-cell>
          <table:table-cell table:style-name="ce7" office:value-type="float" office:value="78907.2130366864" calcext:value-type="float">
            <text:p><text:s/>78.907 </text:p>
          </table:table-cell>
          <table:table-cell table:style-name="ce7" office:value-type="float" office:value="78766.3420607699" calcext:value-type="float">
            <text:p><text:s/>78.766 </text:p>
          </table:table-cell>
          <table:table-cell table:style-name="ce7" office:value-type="float" office:value="80551.3100146138" calcext:value-type="float">
            <text:p><text:s/>80.551 </text:p>
          </table:table-cell>
          <table:table-cell table:number-columns-repeated="2" table:style-name="ce7" office:value-type="float" office:value="94991.9998876705" calcext:value-type="float">
            <text:p><text:s/>94.992 </text:p>
          </table:table-cell>
          <table:table-cell table:style-name="ce7" office:value-type="float" office:value="113980.14375035" calcext:value-type="float">
            <text:p><text:s/>113.980 </text:p>
          </table:table-cell>
          <table:table-cell table:style-name="ce7" office:value-type="float" office:value="81526.6277519399" calcext:value-type="float">
            <text:p><text:s/>81.527 </text:p>
          </table:table-cell>
          <table:table-cell table:style-name="ce7" table:formula="of:=SUM([.F12:.Q12])/12" office:value-type="float" office:value="89356.1702429347" calcext:value-type="float">
            <text:p><text:s/>89.35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6.197747161602" calcext:value-type="float">
            <text:p><text:s/>14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762717796126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03313604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033.606852102" calcext:value-type="float">
            <text:p><text:s/>23.03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58856290426214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750.1427935179" calcext:value-type="float">
            <text:p><text:s/>26.75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0014043019751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1100" calcext:value-type="float">
            <text:p>301100</text:p>
          </table:table-cell>
          <table:table-cell office:value-type="string" calcext:value-type="string">
            <text:p>SSM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818.7901652671" calcext:value-type="float">
            <text:p><text:s/>16.819 </text:p>
          </table:table-cell>
          <table:table-cell table:style-name="ce7" office:value-type="float" office:value="17362.0368665938" calcext:value-type="float">
            <text:p><text:s/>17.362 </text:p>
          </table:table-cell>
          <table:table-cell table:style-name="ce7" office:value-type="float" office:value="18229.6318915826" calcext:value-type="float">
            <text:p><text:s/>18.230 </text:p>
          </table:table-cell>
          <table:table-cell table:style-name="ce7" office:value-type="float" office:value="18211.4829049456" calcext:value-type="float">
            <text:p><text:s/>18.211 </text:p>
          </table:table-cell>
          <table:table-cell table:style-name="ce7" office:value-type="float" office:value="18223.5735903821" calcext:value-type="float">
            <text:p><text:s/>18.224 </text:p>
          </table:table-cell>
          <table:table-cell table:style-name="ce7" office:value-type="float" office:value="19537.5341769473" calcext:value-type="float">
            <text:p><text:s/>19.538 </text:p>
          </table:table-cell>
          <table:table-cell table:style-name="ce7" office:value-type="float" office:value="18796.9036461393" calcext:value-type="float">
            <text:p><text:s/>18.797 </text:p>
          </table:table-cell>
          <table:table-cell table:style-name="ce7" office:value-type="float" office:value="19373.1696543442" calcext:value-type="float">
            <text:p><text:s/>19.373 </text:p>
          </table:table-cell>
          <table:table-cell table:number-columns-repeated="2" table:style-name="ce7" office:value-type="float" office:value="19379.1154757237" calcext:value-type="float">
            <text:p><text:s/>19.379 </text:p>
          </table:table-cell>
          <table:table-cell table:style-name="ce7" office:value-type="float" office:value="18802.8494675187" calcext:value-type="float">
            <text:p><text:s/>18.803 </text:p>
          </table:table-cell>
          <table:table-cell table:style-name="ce7" office:value-type="float" office:value="18594.2691930392" calcext:value-type="float">
            <text:p><text:s/>18.594 </text:p>
          </table:table-cell>
          <table:table-cell table:style-name="ce7" table:formula="of:=SUM([.F13:.Q13])/12" office:value-type="float" office:value="18559.0393756839" calcext:value-type="float">
            <text:p><text:s/>18.55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76.675531796015" calcext:value-type="float">
            <text:p><text:s/>77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91526135535227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8834070389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81309.4017828426" calcext:value-type="float">
            <text:p><text:s/>81.30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72605067756544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311.4812636009" calcext:value-type="float">
            <text:p><text:s/>36.31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66708917265115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Integridadade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9677.5711714172" calcext:value-type="float">
            <text:p><text:s/>19.678 </text:p>
          </table:table-cell>
          <table:table-cell table:style-name="ce7" office:value-type="float" office:value="20284.3338963109" calcext:value-type="float">
            <text:p><text:s/>20.284 </text:p>
          </table:table-cell>
          <table:table-cell table:style-name="ce7" office:value-type="float" office:value="21270.2898076622" calcext:value-type="float">
            <text:p><text:s/>21.270 </text:p>
          </table:table-cell>
          <table:table-cell table:style-name="ce7" office:value-type="float" office:value="21247.6466005019" calcext:value-type="float">
            <text:p><text:s/>21.248 </text:p>
          </table:table-cell>
          <table:table-cell table:style-name="ce7" office:value-type="float" office:value="21258.5282173948" calcext:value-type="float">
            <text:p><text:s/>21.259 </text:p>
          </table:table-cell>
          <table:table-cell table:style-name="ce7" office:value-type="float" office:value="22873.3763226809" calcext:value-type="float">
            <text:p><text:s/>22.873 </text:p>
          </table:table-cell>
          <table:table-cell table:style-name="ce7" office:value-type="float" office:value="21941.0213431694" calcext:value-type="float">
            <text:p><text:s/>21.941 </text:p>
          </table:table-cell>
          <table:table-cell table:style-name="ce7" office:value-type="float" office:value="22596.2774167789" calcext:value-type="float">
            <text:p><text:s/>22.596 </text:p>
          </table:table-cell>
          <table:table-cell table:number-columns-repeated="2" table:style-name="ce7" office:value-type="float" office:value="22601.6286560204" calcext:value-type="float">
            <text:p><text:s/>22.602 </text:p>
          </table:table-cell>
          <table:table-cell table:style-name="ce7" office:value-type="float" office:value="21946.3725824109" calcext:value-type="float">
            <text:p><text:s/>21.946 </text:p>
          </table:table-cell>
          <table:table-cell table:style-name="ce7" office:value-type="float" office:value="21773.4632710554" calcext:value-type="float">
            <text:p><text:s/>21.773 </text:p>
          </table:table-cell>
          <table:table-cell table:style-name="ce7" table:formula="of:=SUM([.F14:.Q14])/12" office:value-type="float" office:value="21672.6781617853" calcext:value-type="float">
            <text:p><text:s/>21.67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25.705169131049" calcext:value-type="float">
            <text:p><text:s/>52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965921071371" calcext:value-type="float">
            <text:p><text:s/>0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230.3053616259" calcext:value-type="float">
            <text:p><text:s/>36.23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98772783782323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7307.1656547469" calcext:value-type="float">
            <text:p><text:s/>27.30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34519117640547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1300" calcext:value-type="float">
            <text:p>301300</text:p>
          </table:table-cell>
          <table:table-cell office:value-type="string" calcext:value-type="string">
            <text:p>Treinamento Técnico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7162.2108315242" calcext:value-type="float">
            <text:p><text:s/>27.162 </text:p>
          </table:table-cell>
          <table:table-cell table:style-name="ce7" office:value-type="float" office:value="30586.5196132801" calcext:value-type="float">
            <text:p><text:s/>30.587 </text:p>
          </table:table-cell>
          <table:table-cell table:style-name="ce7" office:value-type="float" office:value="41132.2510829873" calcext:value-type="float">
            <text:p><text:s/>41.132 </text:p>
          </table:table-cell>
          <table:table-cell table:style-name="ce7" office:value-type="float" office:value="67702.573020012" calcext:value-type="float">
            <text:p><text:s/>67.703 </text:p>
          </table:table-cell>
          <table:table-cell table:style-name="ce7" office:value-type="float" office:value="41127.7359245836" calcext:value-type="float">
            <text:p><text:s/>41.128 </text:p>
          </table:table-cell>
          <table:table-cell table:style-name="ce7" office:value-type="float" office:value="42365.3458103927" calcext:value-type="float">
            <text:p><text:s/>42.365 </text:p>
          </table:table-cell>
          <table:table-cell table:style-name="ce7" office:value-type="float" office:value="33134.6525968548" calcext:value-type="float">
            <text:p><text:s/>33.135 </text:p>
          </table:table-cell>
          <table:table-cell table:style-name="ce7" office:value-type="float" office:value="42073.2753734803" calcext:value-type="float">
            <text:p><text:s/>42.073 </text:p>
          </table:table-cell>
          <table:table-cell table:number-columns-repeated="2" table:style-name="ce7" office:value-type="float" office:value="42078.6266127218" calcext:value-type="float">
            <text:p><text:s/>42.079 </text:p>
          </table:table-cell>
          <table:table-cell table:style-name="ce7" office:value-type="float" office:value="41636.470641065" calcext:value-type="float">
            <text:p><text:s/>41.636 </text:p>
          </table:table-cell>
          <table:table-cell table:style-name="ce7" office:value-type="float" office:value="34094.078524761" calcext:value-type="float">
            <text:p><text:s/>34.094 </text:p>
          </table:table-cell>
          <table:table-cell table:style-name="ce7" table:formula="of:=SUM([.F15:.Q15])/12" office:value-type="float" office:value="40431.0305536987" calcext:value-type="float">
            <text:p><text:s/>40.43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17.066364156726" calcext:value-type="float">
            <text:p><text:s/>317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100733585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5733.1527315492" calcext:value-type="float">
            <text:p><text:s/>25.73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30328927176129" calcext:value-type="float">
            <text:p><text:s/>1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1400771735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6670.97106491394" calcext:value-type="float">
            <text:p><text:s/>6.67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1871369550306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string" calcext:value-type="string">
            <text:p>Engenharia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8622.7873894959" calcext:value-type="float">
            <text:p><text:s/>38.623 </text:p>
          </table:table-cell>
          <table:table-cell table:style-name="ce7" office:value-type="float" office:value="39880.1341086718" calcext:value-type="float">
            <text:p><text:s/>39.880 </text:p>
          </table:table-cell>
          <table:table-cell table:style-name="ce7" office:value-type="float" office:value="42612.5962665109" calcext:value-type="float">
            <text:p><text:s/>42.613 </text:p>
          </table:table-cell>
          <table:table-cell table:style-name="ce7" office:value-type="float" office:value="42413.0930225958" calcext:value-type="float">
            <text:p><text:s/>42.413 </text:p>
          </table:table-cell>
          <table:table-cell table:style-name="ce7" office:value-type="float" office:value="42433.042653566" calcext:value-type="float">
            <text:p><text:s/>42.433 </text:p>
          </table:table-cell>
          <table:table-cell table:style-name="ce7" office:value-type="float" office:value="42203.9967168859" calcext:value-type="float">
            <text:p><text:s/>42.204 </text:p>
          </table:table-cell>
          <table:table-cell table:style-name="ce7" office:value-type="float" office:value="41898.9701258323" calcext:value-type="float">
            <text:p><text:s/>41.899 </text:p>
          </table:table-cell>
          <table:table-cell table:style-name="ce7" office:value-type="float" office:value="43129.7504923931" calcext:value-type="float">
            <text:p><text:s/>43.130 </text:p>
          </table:table-cell>
          <table:table-cell table:number-columns-repeated="2" table:style-name="ce7" office:value-type="float" office:value="43139.5610976692" calcext:value-type="float">
            <text:p><text:s/>43.140 </text:p>
          </table:table-cell>
          <table:table-cell table:style-name="ce7" office:value-type="float" office:value="45846.9491035551" calcext:value-type="float">
            <text:p><text:s/>45.847 </text:p>
          </table:table-cell>
          <table:table-cell table:style-name="ce7" office:value-type="float" office:value="43496.1032309118" calcext:value-type="float">
            <text:p><text:s/>43.496 </text:p>
          </table:table-cell>
          <table:table-cell table:style-name="ce7" table:formula="of:=SUM([.F16:.Q16])/12" office:value-type="float" office:value="42401.3787754797" calcext:value-type="float">
            <text:p><text:s/>42.40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.6357008706407" calcext:value-type="float">
            <text:p><text:s/>36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045330113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6071.328653757" calcext:value-type="float">
            <text:p><text:s/>16.07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0390019742091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48.70647022697" calcext:value-type="float">
            <text:p><text:s/>4.64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7520494596203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200" calcext:value-type="float">
            <text:p>302200</text:p>
          </table:table-cell>
          <table:table-cell office:value-type="string" calcext:value-type="string">
            <text:p>Licenças, Autorizações e Cadastro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5614.2657055892" calcext:value-type="float">
            <text:p><text:s/>15.614 </text:p>
          </table:table-cell>
          <table:table-cell table:style-name="ce7" office:value-type="float" office:value="16107.5846384992" calcext:value-type="float">
            <text:p><text:s/>16.108 </text:p>
          </table:table-cell>
          <table:table-cell table:style-name="ce7" office:value-type="float" office:value="16845.2324076208" calcext:value-type="float">
            <text:p><text:s/>16.845 </text:p>
          </table:table-cell>
          <table:table-cell table:style-name="ce7" office:value-type="float" office:value="16831.1776015664" calcext:value-type="float">
            <text:p><text:s/>16.831 </text:p>
          </table:table-cell>
          <table:table-cell table:style-name="ce7" office:value-type="float" office:value="16842.0592184592" calcext:value-type="float">
            <text:p><text:s/>16.842 </text:p>
          </table:table-cell>
          <table:table-cell table:style-name="ce7" office:value-type="float" office:value="18184.6494717311" calcext:value-type="float">
            <text:p><text:s/>18.185 </text:p>
          </table:table-cell>
          <table:table-cell table:style-name="ce7" office:value-type="float" office:value="17383.065369464" calcext:value-type="float">
            <text:p><text:s/>17.383 </text:p>
          </table:table-cell>
          <table:table-cell table:style-name="ce7" office:value-type="float" office:value="17913.279140661" calcext:value-type="float">
            <text:p><text:s/>17.913 </text:p>
          </table:table-cell>
          <table:table-cell table:number-columns-repeated="2" table:style-name="ce7" office:value-type="float" office:value="17918.6303799025" calcext:value-type="float">
            <text:p><text:s/>17.919 </text:p>
          </table:table-cell>
          <table:table-cell table:style-name="ce7" office:value-type="float" office:value="17388.4166087056" calcext:value-type="float">
            <text:p><text:s/>17.388 </text:p>
          </table:table-cell>
          <table:table-cell table:style-name="ce7" office:value-type="float" office:value="17246.7228619735" calcext:value-type="float">
            <text:p><text:s/>17.247 </text:p>
          </table:table-cell>
          <table:table-cell table:style-name="ce7" table:formula="of:=SUM([.F17:.Q17])/12" office:value-type="float" office:value="17182.8094820063" calcext:value-type="float">
            <text:p><text:s/>17.18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6.254818471686" calcext:value-type="float">
            <text:p><text:s/>33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287894761828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3903426451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58815.7949813072" calcext:value-type="float">
            <text:p><text:s/>58.81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3854099168233" calcext:value-type="float">
            <text:p><text:s/>1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254156611613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51386.5513441675" calcext:value-type="float">
            <text:p><text:s/>51.38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32888941555874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301" calcext:value-type="float">
            <text:p>302301</text:p>
          </table:table-cell>
          <table:table-cell office:value-type="string" calcext:value-type="string">
            <text:p>Sala de Controle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67.9862794742" calcext:value-type="float">
            <text:p><text:s/>17.568 </text:p>
          </table:table-cell>
          <table:table-cell table:style-name="ce7" office:value-type="float" office:value="18127.2620072557" calcext:value-type="float">
            <text:p><text:s/>18.127 </text:p>
          </table:table-cell>
          <table:table-cell table:style-name="ce7" office:value-type="float" office:value="18779.4938057985" calcext:value-type="float">
            <text:p><text:s/>18.779 </text:p>
          </table:table-cell>
          <table:table-cell table:style-name="ce7" office:value-type="float" office:value="18775.2512973702" calcext:value-type="float">
            <text:p><text:s/>18.775 </text:p>
          </table:table-cell>
          <table:table-cell table:style-name="ce7" office:value-type="float" office:value="18786.132914263" calcext:value-type="float">
            <text:p><text:s/>18.786 </text:p>
          </table:table-cell>
          <table:table-cell table:style-name="ce7" office:value-type="float" office:value="20218.8623867889" calcext:value-type="float">
            <text:p><text:s/>20.219 </text:p>
          </table:table-cell>
          <table:table-cell table:style-name="ce7" office:value-type="float" office:value="19340.06784666" calcext:value-type="float">
            <text:p><text:s/>19.340 </text:p>
          </table:table-cell>
          <table:table-cell table:style-name="ce7" office:value-type="float" office:value="19934.5879678155" calcext:value-type="float">
            <text:p><text:s/>19.935 </text:p>
          </table:table-cell>
          <table:table-cell table:number-columns-repeated="2" table:style-name="ce7" office:value-type="float" office:value="19939.9392070571" calcext:value-type="float">
            <text:p><text:s/>19.940 </text:p>
          </table:table-cell>
          <table:table-cell table:style-name="ce7" office:value-type="float" office:value="19345.4190859015" calcext:value-type="float">
            <text:p><text:s/>19.345 </text:p>
          </table:table-cell>
          <table:table-cell table:style-name="ce7" office:value-type="float" office:value="19145.9636167131" calcext:value-type="float">
            <text:p><text:s/>19.146 </text:p>
          </table:table-cell>
          <table:table-cell table:style-name="ce7" table:formula="of:=SUM([.F18:.Q18])/12" office:value-type="float" office:value="19158.4088018462" calcext:value-type="float">
            <text:p><text:s/>19.15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98.6834793340819" calcext:value-type="float">
            <text:p><text:s/>9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654.8116755104" calcext:value-type="float">
            <text:p><text:s/>10.65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1.4161840582928" calcext:value-type="float">
            <text:p><text:s/>51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2991841112393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83.403700356083" calcext:value-type="float">
            <text:p><text:s/>48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3929857824762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400" calcext:value-type="float">
            <text:p>302400</text:p>
          </table:table-cell>
          <table:table-cell office:value-type="string" calcext:value-type="string">
            <text:p>Instalaçõe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0520.9000583183" calcext:value-type="float">
            <text:p><text:s/>20.521 </text:p>
          </table:table-cell>
          <table:table-cell table:style-name="ce7" office:value-type="float" office:value="21233.3046592522" calcext:value-type="float">
            <text:p><text:s/>21.233 </text:p>
          </table:table-cell>
          <table:table-cell table:style-name="ce7" office:value-type="float" office:value="22384.9058088496" calcext:value-type="float">
            <text:p><text:s/>22.385 </text:p>
          </table:table-cell>
          <table:table-cell table:style-name="ce7" office:value-type="float" office:value="22358.1157818256" calcext:value-type="float">
            <text:p><text:s/>22.358 </text:p>
          </table:table-cell>
          <table:table-cell table:style-name="ce7" office:value-type="float" office:value="22368.9973987184" calcext:value-type="float">
            <text:p><text:s/>22.369 </text:p>
          </table:table-cell>
          <table:table-cell table:style-name="ce7" office:value-type="float" office:value="24255.3627884273" calcext:value-type="float">
            <text:p><text:s/>24.255 </text:p>
          </table:table-cell>
          <table:table-cell table:style-name="ce7" office:value-type="float" office:value="23019.6835975298" calcext:value-type="float">
            <text:p><text:s/>23.020 </text:p>
          </table:table-cell>
          <table:table-cell table:style-name="ce7" office:value-type="float" office:value="23789.0245926552" calcext:value-type="float">
            <text:p><text:s/>23.789 </text:p>
          </table:table-cell>
          <table:table-cell table:number-columns-repeated="2" table:style-name="ce7" office:value-type="float" office:value="23794.3758318968" calcext:value-type="float">
            <text:p><text:s/>23.794 </text:p>
          </table:table-cell>
          <table:table-cell table:style-name="ce7" office:value-type="float" office:value="23025.0348367713" calcext:value-type="float">
            <text:p><text:s/>23.025 </text:p>
          </table:table-cell>
          <table:table-cell table:style-name="ce7" office:value-type="float" office:value="22846.9808807578" calcext:value-type="float">
            <text:p><text:s/>22.847 </text:p>
          </table:table-cell>
          <table:table-cell table:style-name="ce7" table:formula="of:=SUM([.F19:.Q19])/12" office:value-type="float" office:value="22782.5885055749" calcext:value-type="float">
            <text:p><text:s/>22.78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96.8560074945619" calcext:value-type="float">
            <text:p><text:s/>9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09868452285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234205587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541.2262764731" calcext:value-type="float">
            <text:p><text:s/>14.54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91568898557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734.7848392407" calcext:value-type="float">
            <text:p><text:s/>10.73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13386009849799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500" calcext:value-type="float">
            <text:p>302500</text:p>
          </table:table-cell>
          <table:table-cell office:value-type="string" calcext:value-type="string">
            <text:p>Laboratório Qual Gás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91.8218095057" calcext:value-type="float">
            <text:p><text:s/>17.592 </text:p>
          </table:table-cell>
          <table:table-cell table:style-name="ce7" office:value-type="float" office:value="18186.1803486597" calcext:value-type="float">
            <text:p><text:s/>18.186 </text:p>
          </table:table-cell>
          <table:table-cell table:style-name="ce7" office:value-type="float" office:value="18857.827685738" calcext:value-type="float">
            <text:p><text:s/>18.858 </text:p>
          </table:table-cell>
          <table:table-cell table:style-name="ce7" office:value-type="float" office:value="18855.590189991" calcext:value-type="float">
            <text:p><text:s/>18.856 </text:p>
          </table:table-cell>
          <table:table-cell table:style-name="ce7" office:value-type="float" office:value="18866.4718068839" calcext:value-type="float">
            <text:p><text:s/>18.866 </text:p>
          </table:table-cell>
          <table:table-cell table:style-name="ce7" office:value-type="float" office:value="20145.7859915485" calcext:value-type="float">
            <text:p><text:s/>20.146 </text:p>
          </table:table-cell>
          <table:table-cell table:style-name="ce7" office:value-type="float" office:value="19404.2670712872" calcext:value-type="float">
            <text:p><text:s/>19.404 </text:p>
          </table:table-cell>
          <table:table-cell table:style-name="ce7" office:value-type="float" office:value="20035.4717096089" calcext:value-type="float">
            <text:p><text:s/>20.035 </text:p>
          </table:table-cell>
          <table:table-cell table:number-columns-repeated="2" table:style-name="ce7" office:value-type="float" office:value="20040.8229488504" calcext:value-type="float">
            <text:p><text:s/>20.041 </text:p>
          </table:table-cell>
          <table:table-cell table:style-name="ce7" office:value-type="float" office:value="19409.6183105287" calcext:value-type="float">
            <text:p><text:s/>19.410 </text:p>
          </table:table-cell>
          <table:table-cell table:style-name="ce7" office:value-type="float" office:value="19059.1622150082" calcext:value-type="float">
            <text:p><text:s/>19.059 </text:p>
          </table:table-cell>
          <table:table-cell table:style-name="ce7" table:formula="of:=SUM([.F20:.Q20])/12" office:value-type="float" office:value="19207.8202530384" calcext:value-type="float">
            <text:p><text:s/>19.20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069.9674550277" calcext:value-type="float">
            <text:p><text:s/>28.07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91526135535227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2899863474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493.5832400888" calcext:value-type="float">
            <text:p><text:s/>13.49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85026376930843" calcext:value-type="float">
            <text:p><text:s/>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56913320114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519.4098508985" calcext:value-type="float">
            <text:p><text:s/>2.519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2600" calcext:value-type="float">
            <text:p>302600</text:p>
          </table:table-cell>
          <table:table-cell office:value-type="string" calcext:value-type="string">
            <text:p>Medi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5199.5335646006" calcext:value-type="float">
            <text:p><text:s/>15.200 </text:p>
          </table:table-cell>
          <table:table-cell table:style-name="ce7" office:value-type="float" office:value="15685.2600288361" calcext:value-type="float">
            <text:p><text:s/>15.685 </text:p>
          </table:table-cell>
          <table:table-cell table:style-name="ce7" office:value-type="float" office:value="16309.5295366042" calcext:value-type="float">
            <text:p><text:s/>16.310 </text:p>
          </table:table-cell>
          <table:table-cell table:style-name="ce7" office:value-type="float" office:value="16302.2549077712" calcext:value-type="float">
            <text:p><text:s/>16.302 </text:p>
          </table:table-cell>
          <table:table-cell table:style-name="ce7" office:value-type="float" office:value="16313.6806055087" calcext:value-type="float">
            <text:p><text:s/>16.314 </text:p>
          </table:table-cell>
          <table:table-cell table:style-name="ce7" office:value-type="float" office:value="17668.8868653979" calcext:value-type="float">
            <text:p><text:s/>17.669 </text:p>
          </table:table-cell>
          <table:table-cell table:style-name="ce7" office:value-type="float" office:value="16836.4468542047" calcext:value-type="float">
            <text:p><text:s/>16.836 </text:p>
          </table:table-cell>
          <table:table-cell table:style-name="ce7" office:value-type="float" office:value="17349.2601908867" calcext:value-type="float">
            <text:p><text:s/>17.349 </text:p>
          </table:table-cell>
          <table:table-cell table:number-columns-repeated="2" table:style-name="ce7" office:value-type="float" office:value="17354.8789920903" calcext:value-type="float">
            <text:p><text:s/>17.355 </text:p>
          </table:table-cell>
          <table:table-cell table:style-name="ce7" office:value-type="float" office:value="16842.0656554083" calcext:value-type="float">
            <text:p><text:s/>16.842 </text:p>
          </table:table-cell>
          <table:table-cell table:style-name="ce7" office:value-type="float" office:value="16621.7759156714" calcext:value-type="float">
            <text:p><text:s/>16.622 </text:p>
          </table:table-cell>
          <table:table-cell table:style-name="ce7" table:formula="of:=SUM([.F21:.Q21])/12" office:value-type="float" office:value="16653.2043424225" calcext:value-type="float">
            <text:p><text:s/>16.65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789.2705036948" calcext:value-type="float">
            <text:p><text:s/>18.78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220348473803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32646723531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7847176012682" calcext:value-type="float">
            <text:p><text:s/>0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53290.2333601345" calcext:value-type="float">
            <text:p><text:s/>53.29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43610391231149" calcext:value-type="float">
            <text:p><text:s/>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6553546077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8998182259681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9159.04346526403" calcext:value-type="float">
            <text:p><text:s/>9.15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4438598250348" calcext:value-type="float">
            <text:p><text:s/>0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0566201100679" calcext:value-type="float">
            <text:p><text:s/>0 </text:p>
          </table:table-cell>
          <table:table-cell table:number-columns-repeated="952"/>
        </table:table-row>
        <table:table-row table:style-name="ro1">
          <table:table-cell office:value-type="float" office:value="303200" calcext:value-type="float">
            <text:p>303200</text:p>
          </table:table-cell>
          <table:table-cell office:value-type="string" calcext:value-type="string">
            <text:p>Renovação <text:s/>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7674.5266002963" calcext:value-type="float">
            <text:p><text:s/>17.675 </text:p>
          </table:table-cell>
          <table:table-cell table:style-name="ce7" office:value-type="float" office:value="18280.6400537655" calcext:value-type="float">
            <text:p><text:s/>18.281 </text:p>
          </table:table-cell>
          <table:table-cell table:style-name="ce7" office:value-type="float" office:value="19152.4941557873" calcext:value-type="float">
            <text:p><text:s/>19.152 </text:p>
          </table:table-cell>
          <table:table-cell table:style-name="ce7" office:value-type="float" office:value="19134.6169595691" calcext:value-type="float">
            <text:p><text:s/>19.135 </text:p>
          </table:table-cell>
          <table:table-cell table:style-name="ce7" office:value-type="float" office:value="19146.1386715732" calcext:value-type="float">
            <text:p><text:s/>19.146 </text:p>
          </table:table-cell>
          <table:table-cell table:style-name="ce7" office:value-type="float" office:value="20337.1445607331" calcext:value-type="float">
            <text:p><text:s/>20.337 </text:p>
          </table:table-cell>
          <table:table-cell table:style-name="ce7" office:value-type="float" office:value="19604.2386527424" calcext:value-type="float">
            <text:p><text:s/>19.604 </text:p>
          </table:table-cell>
          <table:table-cell table:style-name="ce7" office:value-type="float" office:value="20244.5722863167" calcext:value-type="float">
            <text:p><text:s/>20.245 </text:p>
          </table:table-cell>
          <table:table-cell table:number-columns-repeated="2" table:style-name="ce7" office:value-type="float" office:value="20250.2383043371" calcext:value-type="float">
            <text:p><text:s/>20.250 </text:p>
          </table:table-cell>
          <table:table-cell table:style-name="ce7" office:value-type="float" office:value="19851.1684506207" calcext:value-type="float">
            <text:p><text:s/>19.851 </text:p>
          </table:table-cell>
          <table:table-cell table:style-name="ce7" office:value-type="float" office:value="19448.2823610846" calcext:value-type="float">
            <text:p><text:s/>19.448 </text:p>
          </table:table-cell>
          <table:table-cell table:style-name="ce7" table:formula="of:=SUM([.F22:.Q22])/12" office:value-type="float" office:value="19447.8582800969" calcext:value-type="float">
            <text:p><text:s/>19.44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91.3735919760018" calcext:value-type="float">
            <text:p><text:s/>9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41186760990852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337649701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02.53244721297" calcext:value-type="float">
            <text:p><text:s/>2.80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25080029118406" calcext:value-type="float">
            <text:p><text:s/>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860145788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8569.16204317618" calcext:value-type="float">
            <text:p><text:s/>8.569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3201" calcext:value-type="float">
            <text:p>303201</text:p>
          </table:table-cell>
          <table:table-cell office:value-type="string" calcext:value-type="string">
            <text:p>Obras Especiais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23:.Q23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string" calcext:value-type="string">
            <text:p>Operaçõe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3054.6566313625" calcext:value-type="float">
            <text:p><text:s/>43.055 </text:p>
          </table:table-cell>
          <table:table-cell table:style-name="ce7" office:value-type="float" office:value="44458.6215188763" calcext:value-type="float">
            <text:p><text:s/>44.459 </text:p>
          </table:table-cell>
          <table:table-cell table:style-name="ce7" office:value-type="float" office:value="47695.102357115" calcext:value-type="float">
            <text:p><text:s/>47.695 </text:p>
          </table:table-cell>
          <table:table-cell table:style-name="ce7" office:value-type="float" office:value="47450.6450926643" calcext:value-type="float">
            <text:p><text:s/>47.451 </text:p>
          </table:table-cell>
          <table:table-cell table:style-name="ce7" office:value-type="float" office:value="47463.7030329356" calcext:value-type="float">
            <text:p><text:s/>47.464 </text:p>
          </table:table-cell>
          <table:table-cell table:style-name="ce7" office:value-type="float" office:value="47182.4045610237" calcext:value-type="float">
            <text:p><text:s/>47.182 </text:p>
          </table:table-cell>
          <table:table-cell table:style-name="ce7" office:value-type="float" office:value="46669.3256448519" calcext:value-type="float">
            <text:p><text:s/>46.669 </text:p>
          </table:table-cell>
          <table:table-cell table:style-name="ce7" office:value-type="float" office:value="48115.9880160059" calcext:value-type="float">
            <text:p><text:s/>48.116 </text:p>
          </table:table-cell>
          <table:table-cell table:number-columns-repeated="2" table:style-name="ce7" office:value-type="float" office:value="48122.4095030958" calcext:value-type="float">
            <text:p><text:s/>48.122 </text:p>
          </table:table-cell>
          <table:table-cell table:style-name="ce7" office:value-type="float" office:value="51978.7646399254" calcext:value-type="float">
            <text:p><text:s/>51.979 </text:p>
          </table:table-cell>
          <table:table-cell table:style-name="ce7" office:value-type="float" office:value="48668.7733727058" calcext:value-type="float">
            <text:p><text:s/>48.669 </text:p>
          </table:table-cell>
          <table:table-cell table:style-name="ce7" table:formula="of:=SUM([.F24:.Q24])/12" office:value-type="float" office:value="47415.2336561382" calcext:value-type="float">
            <text:p><text:s/>47.41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5.6867959880009" calcext:value-type="float">
            <text:p><text:s/>4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3728920330284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198816287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484.776645168221" calcext:value-type="float">
            <text:p><text:s/>48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57233862124275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480.5066425638" calcext:value-type="float">
            <text:p><text:s/>3.48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2280714547986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100" calcext:value-type="float">
            <text:p>304100</text:p>
          </table:table-cell>
          <table:table-cell office:value-type="string" calcext:value-type="string">
            <text:p>Emergência e Reparo de Rede <text:s/>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7506.1284645068" calcext:value-type="float">
            <text:p><text:s/>37.506 </text:p>
          </table:table-cell>
          <table:table-cell table:style-name="ce7" office:value-type="float" office:value="38937.0865773967" calcext:value-type="float">
            <text:p><text:s/>38.937 </text:p>
          </table:table-cell>
          <table:table-cell table:style-name="ce7" office:value-type="float" office:value="41917.4584788397" calcext:value-type="float">
            <text:p><text:s/>41.917 </text:p>
          </table:table-cell>
          <table:table-cell table:style-name="ce7" office:value-type="float" office:value="41767.6080807993" calcext:value-type="float">
            <text:p><text:s/>41.768 </text:p>
          </table:table-cell>
          <table:table-cell table:style-name="ce7" office:value-type="float" office:value="41783.9305061385" calcext:value-type="float">
            <text:p><text:s/>41.784 </text:p>
          </table:table-cell>
          <table:table-cell table:number-columns-repeated="2" table:style-name="ce7" office:value-type="float" office:value="40748.6065691412" calcext:value-type="float">
            <text:p><text:s/>40.749 </text:p>
          </table:table-cell>
          <table:table-cell table:style-name="ce7" office:value-type="float" office:value="42182.341700515" calcext:value-type="float">
            <text:p><text:s/>42.182 </text:p>
          </table:table-cell>
          <table:table-cell table:number-columns-repeated="2" table:style-name="ce7" office:value-type="float" office:value="42190.3685593773" calcext:value-type="float">
            <text:p><text:s/>42.190 </text:p>
          </table:table-cell>
          <table:table-cell table:style-name="ce7" office:value-type="float" office:value="44841.3353945738" calcext:value-type="float">
            <text:p><text:s/>44.841 </text:p>
          </table:table-cell>
          <table:table-cell table:style-name="ce7" office:value-type="float" office:value="42215.2472249329" calcext:value-type="float">
            <text:p><text:s/>42.215 </text:p>
          </table:table-cell>
          <table:table-cell table:style-name="ce7" table:formula="of:=SUM([.F25:.Q25])/12" office:value-type="float" office:value="41419.0905570616" calcext:value-type="float">
            <text:p><text:s/>41.41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5.6867959880009" calcext:value-type="float">
            <text:p><text:s/>4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3728920330284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3313604797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60.464801092113" calcext:value-type="float">
            <text:p><text:s/>16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08093835562595" calcext:value-type="float">
            <text:p><text:s/>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140357273993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101" calcext:value-type="float">
            <text:p>304101</text:p>
          </table:table-cell>
          <table:table-cell office:value-type="string" calcext:value-type="string">
            <text:p>Sala de Rádi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0813.7670835349" calcext:value-type="float">
            <text:p><text:s/>10.814 </text:p>
          </table:table-cell>
          <table:table-cell table:style-name="ce7" office:value-type="float" office:value="11116.2009449921" calcext:value-type="float">
            <text:p><text:s/>11.116 </text:p>
          </table:table-cell>
          <table:table-cell table:style-name="ce7" office:value-type="float" office:value="11459.8307073904" calcext:value-type="float">
            <text:p><text:s/>11.460 </text:p>
          </table:table-cell>
          <table:table-cell table:style-name="ce7" office:value-type="float" office:value="11458.948662992" calcext:value-type="float">
            <text:p><text:s/>11.459 </text:p>
          </table:table-cell>
          <table:table-cell table:style-name="ce7" office:value-type="float" office:value="11469.8302798848" calcext:value-type="float">
            <text:p><text:s/>11.470 </text:p>
          </table:table-cell>
          <table:table-cell table:style-name="ce7" office:value-type="float" office:value="12358.1036205285" calcext:value-type="float">
            <text:p><text:s/>12.358 </text:p>
          </table:table-cell>
          <table:table-cell table:style-name="ce7" office:value-type="float" office:value="11907.1130992238" calcext:value-type="float">
            <text:p><text:s/>11.907 </text:p>
          </table:table-cell>
          <table:table-cell table:style-name="ce7" office:value-type="float" office:value="12234.3908245892" calcext:value-type="float">
            <text:p><text:s/>12.234 </text:p>
          </table:table-cell>
          <table:table-cell table:number-columns-repeated="2" table:style-name="ce7" office:value-type="float" office:value="12239.7420638307" calcext:value-type="float">
            <text:p><text:s/>12.240 </text:p>
          </table:table-cell>
          <table:table-cell table:style-name="ce7" office:value-type="float" office:value="11919.0612436384" calcext:value-type="float">
            <text:p><text:s/>11.919 </text:p>
          </table:table-cell>
          <table:table-cell table:style-name="ce7" office:value-type="float" office:value="11759.929802284" calcext:value-type="float">
            <text:p><text:s/>11.760 </text:p>
          </table:table-cell>
          <table:table-cell table:style-name="ce7" table:formula="of:=SUM([.F26:.Q26])/12" office:value-type="float" office:value="11748.05503306" calcext:value-type="float">
            <text:p><text:s/>11.74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35.557415406814" calcext:value-type="float">
            <text:p><text:s/>73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3407039470358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05666264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4145.569179184" calcext:value-type="float">
            <text:p><text:s/>124.14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5415434904211" calcext:value-type="float">
            <text:p><text:s/>2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397352248915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3.361480142433" calcext:value-type="float">
            <text:p><text:s/>19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25894786737144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102" calcext:value-type="float">
            <text:p>304102</text:p>
          </table:table-cell>
          <table:table-cell office:value-type="string" calcext:value-type="string">
            <text:p>Reparo de Rede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3342.6822714913" calcext:value-type="float">
            <text:p><text:s/>13.343 </text:p>
          </table:table-cell>
          <table:table-cell table:style-name="ce7" office:value-type="float" office:value="13774.9641107445" calcext:value-type="float">
            <text:p><text:s/>13.775 </text:p>
          </table:table-cell>
          <table:table-cell table:style-name="ce7" office:value-type="float" office:value="14269.9458615277" calcext:value-type="float">
            <text:p><text:s/>14.270 </text:p>
          </table:table-cell>
          <table:table-cell table:style-name="ce7" office:value-type="float" office:value="14267.9184440157" calcext:value-type="float">
            <text:p><text:s/>14.268 </text:p>
          </table:table-cell>
          <table:table-cell table:style-name="ce7" office:value-type="float" office:value="14278.8000609085" calcext:value-type="float">
            <text:p><text:s/>14.279 </text:p>
          </table:table-cell>
          <table:table-cell table:style-name="ce7" office:value-type="float" office:value="15218.4065904598" calcext:value-type="float">
            <text:p><text:s/>15.218 </text:p>
          </table:table-cell>
          <table:table-cell table:style-name="ce7" office:value-type="float" office:value="14751.1186107638" calcext:value-type="float">
            <text:p><text:s/>14.751 </text:p>
          </table:table-cell>
          <table:table-cell table:style-name="ce7" office:value-type="float" office:value="15210.0893579664" calcext:value-type="float">
            <text:p><text:s/>15.210 </text:p>
          </table:table-cell>
          <table:table-cell table:number-columns-repeated="2" table:style-name="ce7" office:value-type="float" office:value="15215.4405972079" calcext:value-type="float">
            <text:p><text:s/>15.215 </text:p>
          </table:table-cell>
          <table:table-cell table:style-name="ce7" office:value-type="float" office:value="14756.4698500054" calcext:value-type="float">
            <text:p><text:s/>14.756 </text:p>
          </table:table-cell>
          <table:table-cell table:style-name="ce7" office:value-type="float" office:value="14463.2919990603" calcext:value-type="float">
            <text:p><text:s/>14.463 </text:p>
          </table:table-cell>
          <table:table-cell table:style-name="ce7" table:formula="of:=SUM([.F27:.Q27])/12" office:value-type="float" office:value="14563.7140292799" calcext:value-type="float">
            <text:p><text:s/>14.564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212.92160274793" calcext:value-type="float">
            <text:p><text:s/>8.21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7341851755714" calcext:value-type="float">
            <text:p><text:s/>1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19546906097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55994.6850522335" calcext:value-type="float">
            <text:p><text:s/>55.99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84545861550933" calcext:value-type="float">
            <text:p><text:s/>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534437639163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44871387920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899.6022459084" calcext:value-type="float">
            <text:p><text:s/>18.90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4315858559122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103" calcext:value-type="float">
            <text:p>304103</text:p>
          </table:table-cell>
          <table:table-cell office:value-type="string" calcext:value-type="string">
            <text:p>Emergência (1º)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10834.2332333182" calcext:value-type="float">
            <text:p><text:s/>10.834 </text:p>
          </table:table-cell>
          <table:table-cell table:style-name="ce7" office:value-type="float" office:value="11237.0162845638" calcext:value-type="float">
            <text:p><text:s/>11.237 </text:p>
          </table:table-cell>
          <table:table-cell table:style-name="ce7" office:value-type="float" office:value="11672.8481963976" calcext:value-type="float">
            <text:p><text:s/>11.673 </text:p>
          </table:table-cell>
          <table:table-cell table:style-name="ce7" office:value-type="float" office:value="11672.5558792551" calcext:value-type="float">
            <text:p><text:s/>11.673 </text:p>
          </table:table-cell>
          <table:table-cell table:style-name="ce7" office:value-type="float" office:value="11683.4374961479" calcext:value-type="float">
            <text:p><text:s/>11.683 </text:p>
          </table:table-cell>
          <table:table-cell table:style-name="ce7" office:value-type="float" office:value="12611.666773834" calcext:value-type="float">
            <text:p><text:s/>12.612 </text:p>
          </table:table-cell>
          <table:table-cell table:style-name="ce7" office:value-type="float" office:value="12138.7017382763" calcext:value-type="float">
            <text:p><text:s/>12.139 </text:p>
          </table:table-cell>
          <table:table-cell table:style-name="ce7" office:value-type="float" office:value="12565.3770728617" calcext:value-type="float">
            <text:p><text:s/>12.565 </text:p>
          </table:table-cell>
          <table:table-cell table:number-columns-repeated="2" table:style-name="ce7" office:value-type="float" office:value="12570.7283121032" calcext:value-type="float">
            <text:p><text:s/>12.571 </text:p>
          </table:table-cell>
          <table:table-cell table:style-name="ce7" office:value-type="float" office:value="12144.0529775178" calcext:value-type="float">
            <text:p><text:s/>12.144 </text:p>
          </table:table-cell>
          <table:table-cell table:style-name="ce7" office:value-type="float" office:value="11860.2949046864" calcext:value-type="float">
            <text:p><text:s/>11.860 </text:p>
          </table:table-cell>
          <table:table-cell table:style-name="ce7" table:formula="of:=SUM([.F28:.Q28])/12" office:value-type="float" office:value="11963.4700984221" calcext:value-type="float">
            <text:p><text:s/>11.96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347.41472734" calcext:value-type="float">
            <text:p><text:s/>23.34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8983976195795" calcext:value-type="float">
            <text:p><text:s/>1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2982239678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4961071252166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103082531803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428.7124805146" calcext:value-type="float">
            <text:p><text:s/>26.42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0596280901935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45484312954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641910651562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458.4642841386" calcext:value-type="float">
            <text:p><text:s/>21.45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0554425816974" calcext:value-type="float">
            <text:p><text:s/>1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0" calcext:value-type="float">
            <text:p>304200</text:p>
          </table:table-cell>
          <table:table-cell office:value-type="string" calcext:value-type="string">
            <text:p>Manuten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6214.0138977309" calcext:value-type="float">
            <text:p><text:s/>26.214 </text:p>
          </table:table-cell>
          <table:table-cell table:style-name="ce7" office:value-type="float" office:value="27149.6697428619" calcext:value-type="float">
            <text:p><text:s/>27.150 </text:p>
          </table:table-cell>
          <table:table-cell table:style-name="ce7" office:value-type="float" office:value="29064.5226903422" calcext:value-type="float">
            <text:p><text:s/>29.065 </text:p>
          </table:table-cell>
          <table:table-cell table:style-name="ce7" office:value-type="float" office:value="28971.0980957764" calcext:value-type="float">
            <text:p><text:s/>28.971 </text:p>
          </table:table-cell>
          <table:table-cell table:style-name="ce7" office:value-type="float" office:value="28983.5342293682" calcext:value-type="float">
            <text:p><text:s/>28.984 </text:p>
          </table:table-cell>
          <table:table-cell table:style-name="ce7" office:value-type="float" office:value="28959.1580010929" calcext:value-type="float">
            <text:p><text:s/>28.959 </text:p>
          </table:table-cell>
          <table:table-cell table:style-name="ce7" office:value-type="float" office:value="28681.7429694702" calcext:value-type="float">
            <text:p><text:s/>28.682 </text:p>
          </table:table-cell>
          <table:table-cell table:style-name="ce7" office:value-type="float" office:value="29651.1882994207" calcext:value-type="float">
            <text:p><text:s/>29.651 </text:p>
          </table:table-cell>
          <table:table-cell table:number-columns-repeated="2" table:style-name="ce7" office:value-type="float" office:value="29657.304001411" calcext:value-type="float">
            <text:p><text:s/>29.657 </text:p>
          </table:table-cell>
          <table:table-cell table:style-name="ce7" office:value-type="float" office:value="31207.5665630277" calcext:value-type="float">
            <text:p><text:s/>31.208 </text:p>
          </table:table-cell>
          <table:table-cell table:style-name="ce7" office:value-type="float" office:value="29454.8595319382" calcext:value-type="float">
            <text:p><text:s/>29.455 </text:p>
          </table:table-cell>
          <table:table-cell table:style-name="ce7" table:formula="of:=SUM([.F29:.Q29])/12" office:value-type="float" office:value="28970.9968353209" calcext:value-type="float">
            <text:p><text:s/>28.97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7.923028766402" calcext:value-type="float">
            <text:p><text:s/>128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3313604797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5.956099338846" calcext:value-type="float">
            <text:p><text:s/>23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13513770982326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83.403700356083" calcext:value-type="float">
            <text:p><text:s/>48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140357273993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1" calcext:value-type="float">
            <text:p>304201</text:p>
          </table:table-cell>
          <table:table-cell office:value-type="string" calcext:value-type="string">
            <text:p>Manutenção RMSP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5749.5712428544" calcext:value-type="float">
            <text:p><text:s/>15.750 </text:p>
          </table:table-cell>
          <table:table-cell table:style-name="ce7" office:value-type="float" office:value="16277.7359047287" calcext:value-type="float">
            <text:p><text:s/>16.278 </text:p>
          </table:table-cell>
          <table:table-cell table:style-name="ce7" office:value-type="float" office:value="16856.2037743161" calcext:value-type="float">
            <text:p><text:s/>16.856 </text:p>
          </table:table-cell>
          <table:table-cell table:style-name="ce7" office:value-type="float" office:value="16854.866643614" calcext:value-type="float">
            <text:p><text:s/>16.855 </text:p>
          </table:table-cell>
          <table:table-cell table:style-name="ce7" office:value-type="float" office:value="16865.7482605068" calcext:value-type="float">
            <text:p><text:s/>16.866 </text:p>
          </table:table-cell>
          <table:table-cell table:style-name="ce7" office:value-type="float" office:value="18031.7952540143" calcext:value-type="float">
            <text:p><text:s/>18.032 </text:p>
          </table:table-cell>
          <table:table-cell table:style-name="ce7" office:value-type="float" office:value="17377.2317245646" calcext:value-type="float">
            <text:p><text:s/>17.377 </text:p>
          </table:table-cell>
          <table:table-cell table:style-name="ce7" office:value-type="float" office:value="17937.2840735747" calcext:value-type="float">
            <text:p><text:s/>17.937 </text:p>
          </table:table-cell>
          <table:table-cell table:number-columns-repeated="2" table:style-name="ce7" office:value-type="float" office:value="17942.6353128162" calcext:value-type="float">
            <text:p><text:s/>17.943 </text:p>
          </table:table-cell>
          <table:table-cell table:style-name="ce7" office:value-type="float" office:value="17382.5829638062" calcext:value-type="float">
            <text:p><text:s/>17.383 </text:p>
          </table:table-cell>
          <table:table-cell table:style-name="ce7" office:value-type="float" office:value="17050.1605145497" calcext:value-type="float">
            <text:p><text:s/>17.050 </text:p>
          </table:table-cell>
          <table:table-cell table:style-name="ce7" table:formula="of:=SUM([.F30:.Q30])/12" office:value-type="float" office:value="17189.0375818468" calcext:value-type="float">
            <text:p><text:s/>17.18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6536.2243320747" calcext:value-type="float">
            <text:p><text:s/>16.53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22377721639545" calcext:value-type="float">
            <text:p><text:s/>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106758874691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8.31798020831146" calcext:value-type="float">
            <text:p><text:s/>8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7503.4638794656" calcext:value-type="float">
            <text:p><text:s/>7.50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40184720350968" calcext:value-type="float">
            <text:p><text:s/>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892337762177" calcext:value-type="float">
            <text:p><text:s/>0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3966395060827" calcext:value-type="float">
            <text:p><text:s/>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639.56383662609" calcext:value-type="float">
            <text:p><text:s/>7.64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5508786002784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2" calcext:value-type="float">
            <text:p>304202</text:p>
          </table:table-cell>
          <table:table-cell office:value-type="string" calcext:value-type="string">
            <text:p>HOT TAP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4854.5588949738" calcext:value-type="float">
            <text:p><text:s/>14.855 </text:p>
          </table:table-cell>
          <table:table-cell table:style-name="ce7" office:value-type="float" office:value="15347.2539951174" calcext:value-type="float">
            <text:p><text:s/>15.347 </text:p>
          </table:table-cell>
          <table:table-cell table:style-name="ce7" office:value-type="float" office:value="15934.0934813964" calcext:value-type="float">
            <text:p><text:s/>15.934 </text:p>
          </table:table-cell>
          <table:table-cell table:style-name="ce7" office:value-type="float" office:value="15930.5050109749" calcext:value-type="float">
            <text:p><text:s/>15.931 </text:p>
          </table:table-cell>
          <table:table-cell table:style-name="ce7" office:value-type="float" office:value="15941.3866278677" calcext:value-type="float">
            <text:p><text:s/>15.941 </text:p>
          </table:table-cell>
          <table:table-cell table:style-name="ce7" office:value-type="float" office:value="17077.0627622098" calcext:value-type="float">
            <text:p><text:s/>17.077 </text:p>
          </table:table-cell>
          <table:table-cell table:style-name="ce7" office:value-type="float" office:value="16442.7610887101" calcext:value-type="float">
            <text:p><text:s/>16.443 </text:p>
          </table:table-cell>
          <table:table-cell table:style-name="ce7" office:value-type="float" office:value="16966.9085201721" calcext:value-type="float">
            <text:p><text:s/>16.967 </text:p>
          </table:table-cell>
          <table:table-cell table:number-columns-repeated="2" table:style-name="ce7" office:value-type="float" office:value="16972.2597594136" calcext:value-type="float">
            <text:p><text:s/>16.972 </text:p>
          </table:table-cell>
          <table:table-cell table:style-name="ce7" office:value-type="float" office:value="16448.1123279516" calcext:value-type="float">
            <text:p><text:s/>16.448 </text:p>
          </table:table-cell>
          <table:table-cell table:style-name="ce7" office:value-type="float" office:value="16147.6391339245" calcext:value-type="float">
            <text:p><text:s/>16.148 </text:p>
          </table:table-cell>
          <table:table-cell table:style-name="ce7" table:formula="of:=SUM([.F31:.Q31])/12" office:value-type="float" office:value="16252.9001135105" calcext:value-type="float">
            <text:p><text:s/>16.25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052.15554866351" calcext:value-type="float">
            <text:p><text:s/>5.05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74907900693608" calcext:value-type="float">
            <text:p><text:s/>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5941143184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021.5820156834" calcext:value-type="float">
            <text:p><text:s/>10.02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48873875046776" calcext:value-type="float">
            <text:p><text:s/>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187943176491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298.8483012868" calcext:value-type="float">
            <text:p><text:s/>13.299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3" calcext:value-type="float">
            <text:p>304203</text:p>
          </table:table-cell>
          <table:table-cell office:value-type="string" calcext:value-type="string">
            <text:p>Automa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5391.9893746568" calcext:value-type="float">
            <text:p><text:s/>15.392 </text:p>
          </table:table-cell>
          <table:table-cell table:style-name="ce7" office:value-type="float" office:value="15910.0318836324" calcext:value-type="float">
            <text:p><text:s/>15.910 </text:p>
          </table:table-cell>
          <table:table-cell table:style-name="ce7" office:value-type="float" office:value="16575.6507515065" calcext:value-type="float">
            <text:p><text:s/>16.576 </text:p>
          </table:table-cell>
          <table:table-cell table:style-name="ce7" office:value-type="float" office:value="16569.2769432994" calcext:value-type="float">
            <text:p><text:s/>16.569 </text:p>
          </table:table-cell>
          <table:table-cell table:style-name="ce7" office:value-type="float" office:value="16580.1585601923" calcext:value-type="float">
            <text:p><text:s/>16.580 </text:p>
          </table:table-cell>
          <table:table-cell table:style-name="ce7" office:value-type="float" office:value="17719.3080012228" calcext:value-type="float">
            <text:p><text:s/>17.719 </text:p>
          </table:table-cell>
          <table:table-cell table:style-name="ce7" office:value-type="float" office:value="17100.35282335" calcext:value-type="float">
            <text:p><text:s/>17.100 </text:p>
          </table:table-cell>
          <table:table-cell table:style-name="ce7" office:value-type="float" office:value="17653.4072965547" calcext:value-type="float">
            <text:p><text:s/>17.653 </text:p>
          </table:table-cell>
          <table:table-cell table:number-columns-repeated="2" table:style-name="ce7" office:value-type="float" office:value="17658.7585357962" calcext:value-type="float">
            <text:p><text:s/>17.659 </text:p>
          </table:table-cell>
          <table:table-cell table:style-name="ce7" office:value-type="float" office:value="17105.7040625915" calcext:value-type="float">
            <text:p><text:s/>17.106 </text:p>
          </table:table-cell>
          <table:table-cell table:style-name="ce7" office:value-type="float" office:value="16806.3275722633" calcext:value-type="float">
            <text:p><text:s/>16.806 </text:p>
          </table:table-cell>
          <table:table-cell table:style-name="ce7" table:formula="of:=SUM([.F32:.Q32])/12" office:value-type="float" office:value="16894.1436950718" calcext:value-type="float">
            <text:p><text:s/>16.894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9566.0272764508" calcext:value-type="float">
            <text:p><text:s/>29.56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5730180227636" calcext:value-type="float">
            <text:p><text:s/>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37102432911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354.8701194534" calcext:value-type="float">
            <text:p><text:s/>38.35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85163937281107" calcext:value-type="float">
            <text:p><text:s/>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691871447955" calcext:value-type="float">
            <text:p><text:s/>0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7243720162206" calcext:value-type="float">
            <text:p><text:s/>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899.48033823355" calcext:value-type="float">
            <text:p><text:s/>7.89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77473714915165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4" calcext:value-type="float">
            <text:p>304204</text:p>
          </table:table-cell>
          <table:table-cell office:value-type="string" calcext:value-type="string">
            <text:p>Manuten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12751.5835973123" calcext:value-type="float">
            <text:p><text:s/>12.752 </text:p>
          </table:table-cell>
          <table:table-cell table:style-name="ce7" office:value-type="float" office:value="13179.0289244009" calcext:value-type="float">
            <text:p><text:s/>13.179 </text:p>
          </table:table-cell>
          <table:table-cell table:style-name="ce7" office:value-type="float" office:value="13650.386585868" calcext:value-type="float">
            <text:p><text:s/>13.650 </text:p>
          </table:table-cell>
          <table:table-cell table:style-name="ce7" office:value-type="float" office:value="13649.5395788324" calcext:value-type="float">
            <text:p><text:s/>13.650 </text:p>
          </table:table-cell>
          <table:table-cell table:style-name="ce7" office:value-type="float" office:value="13660.4211957252" calcext:value-type="float">
            <text:p><text:s/>13.660 </text:p>
          </table:table-cell>
          <table:table-cell table:style-name="ce7" office:value-type="float" office:value="14624.9585914138" calcext:value-type="float">
            <text:p><text:s/>14.625 </text:p>
          </table:table-cell>
          <table:table-cell table:style-name="ce7" office:value-type="float" office:value="14131.0213127292" calcext:value-type="float">
            <text:p><text:s/>14.131 </text:p>
          </table:table-cell>
          <table:table-cell table:style-name="ce7" office:value-type="float" office:value="14584.2283443092" calcext:value-type="float">
            <text:p><text:s/>14.584 </text:p>
          </table:table-cell>
          <table:table-cell table:number-columns-repeated="2" table:style-name="ce7" office:value-type="float" office:value="14589.5795835508" calcext:value-type="float">
            <text:p><text:s/>14.590 </text:p>
          </table:table-cell>
          <table:table-cell table:style-name="ce7" office:value-type="float" office:value="14136.3725519707" calcext:value-type="float">
            <text:p><text:s/>14.136 </text:p>
          </table:table-cell>
          <table:table-cell table:style-name="ce7" office:value-type="float" office:value="13854.2549709144" calcext:value-type="float">
            <text:p><text:s/>13.854 </text:p>
          </table:table-cell>
          <table:table-cell table:style-name="ce7" table:formula="of:=SUM([.F33:.Q33])/12" office:value-type="float" office:value="13950.0795683815" calcext:value-type="float">
            <text:p><text:s/>13.95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141.2938799787" calcext:value-type="float">
            <text:p><text:s/>26.14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3492408063681" calcext:value-type="float">
            <text:p><text:s/>1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30472526043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6.76528187523406" calcext:value-type="float">
            <text:p><text:s/>7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453.3640958455" calcext:value-type="float">
            <text:p><text:s/>13.45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8950012371354" calcext:value-type="float">
            <text:p><text:s/>1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1576003214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933871010239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075.2016563154" calcext:value-type="float">
            <text:p><text:s/>26.075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5" calcext:value-type="float">
            <text:p>304205</text:p>
          </table:table-cell>
          <table:table-cell office:value-type="string" calcext:value-type="string">
            <text:p>Inspe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 residenciai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51.2100496278" calcext:value-type="float">
            <text:p><text:s/>17.551 </text:p>
          </table:table-cell>
          <table:table-cell table:style-name="ce7" office:value-type="float" office:value="18128.3675700525" calcext:value-type="float">
            <text:p><text:s/>18.128 </text:p>
          </table:table-cell>
          <table:table-cell table:style-name="ce7" office:value-type="float" office:value="18836.9529017994" calcext:value-type="float">
            <text:p><text:s/>18.837 </text:p>
          </table:table-cell>
          <table:table-cell table:style-name="ce7" office:value-type="float" office:value="18831.6461785623" calcext:value-type="float">
            <text:p><text:s/>18.832 </text:p>
          </table:table-cell>
          <table:table-cell table:style-name="ce7" office:value-type="float" office:value="18842.5277954551" calcext:value-type="float">
            <text:p><text:s/>18.843 </text:p>
          </table:table-cell>
          <table:table-cell table:style-name="ce7" office:value-type="float" office:value="19804.6610206388" calcext:value-type="float">
            <text:p><text:s/>19.805 </text:p>
          </table:table-cell>
          <table:table-cell table:style-name="ce7" office:value-type="float" office:value="19394.9052105634" calcext:value-type="float">
            <text:p><text:s/>19.395 </text:p>
          </table:table-cell>
          <table:table-cell table:style-name="ce7" office:value-type="float" office:value="20009.9534035634" calcext:value-type="float">
            <text:p><text:s/>20.010 </text:p>
          </table:table-cell>
          <table:table-cell table:number-columns-repeated="2" table:style-name="ce7" office:value-type="float" office:value="20015.3046428049" calcext:value-type="float">
            <text:p><text:s/>20.015 </text:p>
          </table:table-cell>
          <table:table-cell table:style-name="ce7" office:value-type="float" office:value="19400.2564498049" calcext:value-type="float">
            <text:p><text:s/>19.400 </text:p>
          </table:table-cell>
          <table:table-cell table:style-name="ce7" office:value-type="float" office:value="19158.9772531139" calcext:value-type="float">
            <text:p><text:s/>19.159 </text:p>
          </table:table-cell>
          <table:table-cell table:style-name="ce7" table:formula="of:=SUM([.F34:.Q34])/12" office:value-type="float" office:value="19165.8389265659" calcext:value-type="float">
            <text:p><text:s/>19.16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9.648310371202" calcext:value-type="float">
            <text:p><text:s/>110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564021464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78.40604529422" calcext:value-type="float">
            <text:p><text:s/>1.47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6048382257066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92007146003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10.82549835614" calcext:value-type="float">
            <text:p><text:s/>3.311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6" calcext:value-type="float">
            <text:p>304206</text:p>
          </table:table-cell>
          <table:table-cell office:value-type="string" calcext:value-type="string">
            <text:p>Manutenção Baixada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 residenciais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2622.7114998709" calcext:value-type="float">
            <text:p><text:s/>12.623 </text:p>
          </table:table-cell>
          <table:table-cell table:style-name="ce7" office:value-type="float" office:value="13039.7909032155" calcext:value-type="float">
            <text:p><text:s/>13.040 </text:p>
          </table:table-cell>
          <table:table-cell table:style-name="ce7" office:value-type="float" office:value="13514.5561398701" calcext:value-type="float">
            <text:p><text:s/>13.515 </text:p>
          </table:table-cell>
          <table:table-cell table:style-name="ce7" office:value-type="float" office:value="13513.021790482" calcext:value-type="float">
            <text:p><text:s/>13.513 </text:p>
          </table:table-cell>
          <table:table-cell table:style-name="ce7" office:value-type="float" office:value="13523.9034073749" calcext:value-type="float">
            <text:p><text:s/>13.524 </text:p>
          </table:table-cell>
          <table:table-cell table:style-name="ce7" office:value-type="float" office:value="14475.5841641374" calcext:value-type="float">
            <text:p><text:s/>14.476 </text:p>
          </table:table-cell>
          <table:table-cell table:style-name="ce7" office:value-type="float" office:value="13989.226835401" calcext:value-type="float">
            <text:p><text:s/>13.989 </text:p>
          </table:table-cell>
          <table:table-cell table:style-name="ce7" office:value-type="float" office:value="14432.0078044475" calcext:value-type="float">
            <text:p><text:s/>14.432 </text:p>
          </table:table-cell>
          <table:table-cell table:number-columns-repeated="2" table:style-name="ce7" office:value-type="float" office:value="14437.359043689" calcext:value-type="float">
            <text:p><text:s/>14.437 </text:p>
          </table:table-cell>
          <table:table-cell table:style-name="ce7" office:value-type="float" office:value="13994.5780746425" calcext:value-type="float">
            <text:p><text:s/>13.995 </text:p>
          </table:table-cell>
          <table:table-cell table:style-name="ce7" office:value-type="float" office:value="13721.5114326741" calcext:value-type="float">
            <text:p><text:s/>13.722 </text:p>
          </table:table-cell>
          <table:table-cell table:style-name="ce7" table:formula="of:=SUM([.F35:.Q35])/12" office:value-type="float" office:value="13808.4675116245" calcext:value-type="float">
            <text:p><text:s/>13.80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262.8669237488" calcext:value-type="float">
            <text:p><text:s/>12.26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79802674760136" calcext:value-type="float">
            <text:p><text:s/>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56773493154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55674202610144" calcext:value-type="float">
            <text:p><text:s/>1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5379.8462061645" calcext:value-type="float">
            <text:p><text:s/>5.38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2069551886038" calcext:value-type="float">
            <text:p><text:s/>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192115170208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839221213706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81.03583682482" calcext:value-type="float">
            <text:p><text:s/>4.08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780117268243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207" calcext:value-type="float">
            <text:p>304207</text:p>
          </table:table-cell>
          <table:table-cell office:value-type="string" calcext:value-type="string">
            <text:p>Manuten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 residenciais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2310.1188761372" calcext:value-type="float">
            <text:p><text:s/>12.310 </text:p>
          </table:table-cell>
          <table:table-cell table:style-name="ce7" office:value-type="float" office:value="12732.8066959143" calcext:value-type="float">
            <text:p><text:s/>12.733 </text:p>
          </table:table-cell>
          <table:table-cell table:style-name="ce7" office:value-type="float" office:value="13199.097671824" calcext:value-type="float">
            <text:p><text:s/>13.199 </text:p>
          </table:table-cell>
          <table:table-cell table:style-name="ce7" office:value-type="float" office:value="13198.2338278215" calcext:value-type="float">
            <text:p><text:s/>13.198 </text:p>
          </table:table-cell>
          <table:table-cell table:style-name="ce7" office:value-type="float" office:value="13209.1154447144" calcext:value-type="float">
            <text:p><text:s/>13.209 </text:p>
          </table:table-cell>
          <table:table-cell table:style-name="ce7" office:value-type="float" office:value="14171.2345113425" calcext:value-type="float">
            <text:p><text:s/>14.171 </text:p>
          </table:table-cell>
          <table:table-cell table:style-name="ce7" office:value-type="float" office:value="13677.1360313387" calcext:value-type="float">
            <text:p><text:s/>13.677 </text:p>
          </table:table-cell>
          <table:table-cell table:style-name="ce7" office:value-type="float" office:value="14125.2561950735" calcext:value-type="float">
            <text:p><text:s/>14.125 </text:p>
          </table:table-cell>
          <table:table-cell table:number-columns-repeated="2" table:style-name="ce7" office:value-type="float" office:value="14130.607434315" calcext:value-type="float">
            <text:p><text:s/>14.131 </text:p>
          </table:table-cell>
          <table:table-cell table:style-name="ce7" office:value-type="float" office:value="13682.4872705802" calcext:value-type="float">
            <text:p><text:s/>13.682 </text:p>
          </table:table-cell>
          <table:table-cell table:style-name="ce7" office:value-type="float" office:value="13398.7747067401" calcext:value-type="float">
            <text:p><text:s/>13.399 </text:p>
          </table:table-cell>
          <table:table-cell table:style-name="ce7" table:formula="of:=SUM([.F36:.Q36])/12" office:value-type="float" office:value="13497.123008343" calcext:value-type="float">
            <text:p><text:s/>13.497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470.2859907975" calcext:value-type="float">
            <text:p><text:s/>11.47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35711859238554" calcext:value-type="float">
            <text:p><text:s/>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157709014475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2.7785859328559" calcext:value-type="float">
            <text:p><text:s/>3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9543.96956088701" calcext:value-type="float">
            <text:p><text:s/>9.54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68135728298641" calcext:value-type="float">
            <text:p><text:s/>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289656463028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898159191521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931.0156361419" calcext:value-type="float">
            <text:p><text:s/>11.93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5723990766437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4700" calcext:value-type="float">
            <text:p>304700</text:p>
          </table:table-cell>
          <table:table-cell office:value-type="string" calcext:value-type="string">
            <text:p>Projetos Estruturante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37:.Q37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306100" calcext:value-type="float">
            <text:p>306100</text:p>
          </table:table-cell>
          <table:table-cell office:value-type="string" calcext:value-type="string">
            <text:p>Produtividade e Custo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de rede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949.264970371" calcext:value-type="float">
            <text:p><text:s/>14.949 </text:p>
          </table:table-cell>
          <table:table-cell table:style-name="ce7" office:value-type="float" office:value="15429.3571202171" calcext:value-type="float">
            <text:p><text:s/>15.429 </text:p>
          </table:table-cell>
          <table:table-cell table:style-name="ce7" office:value-type="float" office:value="16218.6581614253" calcext:value-type="float">
            <text:p><text:s/>16.219 </text:p>
          </table:table-cell>
          <table:table-cell table:style-name="ce7" office:value-type="float" office:value="16200.6042610845" calcext:value-type="float">
            <text:p><text:s/>16.201 </text:p>
          </table:table-cell>
          <table:table-cell table:style-name="ce7" office:value-type="float" office:value="16211.4858779773" calcext:value-type="float">
            <text:p><text:s/>16.211 </text:p>
          </table:table-cell>
          <table:table-cell table:style-name="ce7" office:value-type="float" office:value="17566.0287534016" calcext:value-type="float">
            <text:p><text:s/>17.566 </text:p>
          </table:table-cell>
          <table:table-cell table:style-name="ce7" office:value-type="float" office:value="16749.7730162347" calcext:value-type="float">
            <text:p><text:s/>16.750 </text:p>
          </table:table-cell>
          <table:table-cell table:style-name="ce7" office:value-type="float" office:value="17268.2348165624" calcext:value-type="float">
            <text:p><text:s/>17.268 </text:p>
          </table:table-cell>
          <table:table-cell table:number-columns-repeated="2" table:style-name="ce7" office:value-type="float" office:value="17273.5860558039" calcext:value-type="float">
            <text:p><text:s/>17.274 </text:p>
          </table:table-cell>
          <table:table-cell table:style-name="ce7" office:value-type="float" office:value="16755.1242554762" calcext:value-type="float">
            <text:p><text:s/>16.755 </text:p>
          </table:table-cell>
          <table:table-cell table:style-name="ce7" office:value-type="float" office:value="16596.2289724534" calcext:value-type="float">
            <text:p><text:s/>16.596 </text:p>
          </table:table-cell>
          <table:table-cell table:style-name="ce7" table:formula="of:=SUM([.F38:.Q38])/12" office:value-type="float" office:value="16540.9943597343" calcext:value-type="float">
            <text:p><text:s/>16.54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99.339887313381" calcext:value-type="float">
            <text:p><text:s/>29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2877879813366" calcext:value-type="float">
            <text:p><text:s/>0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093.2905022889" calcext:value-type="float">
            <text:p><text:s/>21.09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22316708662936" calcext:value-type="float">
            <text:p><text:s/>1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498.2650890087" calcext:value-type="float">
            <text:p><text:s/>33.49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26503013745032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6500" calcext:value-type="float">
            <text:p>306500</text:p>
          </table:table-cell>
          <table:table-cell office:value-type="string" calcext:value-type="string">
            <text:p>Assistência ao Cliente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6560.8350099856" calcext:value-type="float">
            <text:p><text:s/>16.561 </text:p>
          </table:table-cell>
          <table:table-cell table:style-name="ce7" office:value-type="float" office:value="17124.6482708346" calcext:value-type="float">
            <text:p><text:s/>17.125 </text:p>
          </table:table-cell>
          <table:table-cell table:style-name="ce7" office:value-type="float" office:value="17772.4069555967" calcext:value-type="float">
            <text:p><text:s/>17.772 </text:p>
          </table:table-cell>
          <table:table-cell table:style-name="ce7" office:value-type="float" office:value="17769.0826937737" calcext:value-type="float">
            <text:p><text:s/>17.769 </text:p>
          </table:table-cell>
          <table:table-cell table:style-name="ce7" office:value-type="float" office:value="17779.9643106665" calcext:value-type="float">
            <text:p><text:s/>17.780 </text:p>
          </table:table-cell>
          <table:table-cell table:style-name="ce7" office:value-type="float" office:value="18931.9811936637" calcext:value-type="float">
            <text:p><text:s/>18.932 </text:p>
          </table:table-cell>
          <table:table-cell table:style-name="ce7" office:value-type="float" office:value="18301.358110066" calcext:value-type="float">
            <text:p><text:s/>18.301 </text:p>
          </table:table-cell>
          <table:table-cell table:style-name="ce7" office:value-type="float" office:value="18900.3757758842" calcext:value-type="float">
            <text:p><text:s/>18.900 </text:p>
          </table:table-cell>
          <table:table-cell table:number-columns-repeated="2" table:style-name="ce7" office:value-type="float" office:value="18905.7270151258" calcext:value-type="float">
            <text:p><text:s/>18.906 </text:p>
          </table:table-cell>
          <table:table-cell table:style-name="ce7" office:value-type="float" office:value="18306.7093493075" calcext:value-type="float">
            <text:p><text:s/>18.307 </text:p>
          </table:table-cell>
          <table:table-cell table:style-name="ce7" office:value-type="float" office:value="17973.1704075886" calcext:value-type="float">
            <text:p><text:s/>17.973 </text:p>
          </table:table-cell>
          <table:table-cell table:style-name="ce7" table:formula="of:=SUM([.F39:.Q39])/12" office:value-type="float" office:value="18102.6655089682" calcext:value-type="float">
            <text:p><text:s/>18.10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553.3497697374" calcext:value-type="float">
            <text:p><text:s/>14.55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76881953849591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45328477364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225714513431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317.92107424864" calcext:value-type="float">
            <text:p><text:s/>8.31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15946719263057" calcext:value-type="float">
            <text:p><text:s/>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0038524241" calcext:value-type="float">
            <text:p><text:s/>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1821794738342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180.6441855358" calcext:value-type="float">
            <text:p><text:s/>11.18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14666751744104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string" calcext:value-type="string">
            <text:p>Construção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adicional de red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9738.707124157" calcext:value-type="float">
            <text:p><text:s/>39.739 </text:p>
          </table:table-cell>
          <table:table-cell table:style-name="ce7" office:value-type="float" office:value="41022.8699495348" calcext:value-type="float">
            <text:p><text:s/>41.023 </text:p>
          </table:table-cell>
          <table:table-cell table:style-name="ce7" office:value-type="float" office:value="44089.4768400865" calcext:value-type="float">
            <text:p><text:s/>44.089 </text:p>
          </table:table-cell>
          <table:table-cell table:style-name="ce7" office:value-type="float" office:value="43853.3483320528" calcext:value-type="float">
            <text:p><text:s/>43.853 </text:p>
          </table:table-cell>
          <table:table-cell table:style-name="ce7" office:value-type="float" office:value="43866.4062723242" calcext:value-type="float">
            <text:p><text:s/>43.866 </text:p>
          </table:table-cell>
          <table:table-cell table:number-columns-repeated="2" table:style-name="ce7" office:value-type="float" office:value="42868.0651414286" calcext:value-type="float">
            <text:p><text:s/>42.868 </text:p>
          </table:table-cell>
          <table:table-cell table:style-name="ce7" office:value-type="float" office:value="44184.9125704249" calcext:value-type="float">
            <text:p><text:s/>44.185 </text:p>
          </table:table-cell>
          <table:table-cell table:number-columns-repeated="2" table:style-name="ce7" office:value-type="float" office:value="44191.3340575147" calcext:value-type="float">
            <text:p><text:s/>44.191 </text:p>
          </table:table-cell>
          <table:table-cell table:style-name="ce7" office:value-type="float" office:value="47989.7517959718" calcext:value-type="float">
            <text:p><text:s/>47.990 </text:p>
          </table:table-cell>
          <table:table-cell table:style-name="ce7" office:value-type="float" office:value="44959.9478690674" calcext:value-type="float">
            <text:p><text:s/>44.960 </text:p>
          </table:table-cell>
          <table:table-cell table:style-name="ce7" table:formula="of:=SUM([.F40:.Q40])/12" office:value-type="float" office:value="43652.0182626255" calcext:value-type="float">
            <text:p><text:s/>43.65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22.878465547863" calcext:value-type="float">
            <text:p><text:s/>22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2341529684149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46670015447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9.784197924976" calcext:value-type="float">
            <text:p><text:s/>27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19754767698756" calcext:value-type="float">
            <text:p><text:s/>2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1306516074758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155641303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352.2446488726" calcext:value-type="float">
            <text:p><text:s/>4.35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0701786369964" calcext:value-type="float">
            <text:p><text:s/>1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string" calcext:value-type="string">
            <text:p>Assistência ao Cliente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338.1744497527" calcext:value-type="float">
            <text:p><text:s/>18.338 </text:p>
          </table:table-cell>
          <table:table-cell table:style-name="ce7" office:value-type="float" office:value="18962.8024777779" calcext:value-type="float">
            <text:p><text:s/>18.963 </text:p>
          </table:table-cell>
          <table:table-cell table:style-name="ce7" office:value-type="float" office:value="19886.5224290117" calcext:value-type="float">
            <text:p><text:s/>19.887 </text:p>
          </table:table-cell>
          <table:table-cell table:style-name="ce7" office:value-type="float" office:value="19866.6414367029" calcext:value-type="float">
            <text:p><text:s/>19.867 </text:p>
          </table:table-cell>
          <table:table-cell table:style-name="ce7" office:value-type="float" office:value="19882.9638620421" calcext:value-type="float">
            <text:p><text:s/>19.883 </text:p>
          </table:table-cell>
          <table:table-cell table:style-name="ce7" office:value-type="float" office:value="21515.2477016215" calcext:value-type="float">
            <text:p><text:s/>21.515 </text:p>
          </table:table-cell>
          <table:table-cell table:style-name="ce7" office:value-type="float" office:value="20531.8133236024" calcext:value-type="float">
            <text:p><text:s/>20.532 </text:p>
          </table:table-cell>
          <table:table-cell table:style-name="ce7" office:value-type="float" office:value="21148.0707650215" calcext:value-type="float">
            <text:p><text:s/>21.148 </text:p>
          </table:table-cell>
          <table:table-cell table:number-columns-repeated="2" table:style-name="ce7" office:value-type="float" office:value="21156.0976238837" calcext:value-type="float">
            <text:p><text:s/>21.156 </text:p>
          </table:table-cell>
          <table:table-cell table:style-name="ce7" office:value-type="float" office:value="20539.8401824647" calcext:value-type="float">
            <text:p><text:s/>20.540 </text:p>
          </table:table-cell>
          <table:table-cell table:style-name="ce7" office:value-type="float" office:value="20320.0407807888" calcext:value-type="float">
            <text:p><text:s/>20.320 </text:p>
          </table:table-cell>
          <table:table-cell table:style-name="ce7" table:formula="of:=SUM([.F41:.Q41])/12" office:value-type="float" office:value="20275.3593880461" calcext:value-type="float">
            <text:p><text:s/>20.27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.7827185195137" calcext:value-type="float">
            <text:p><text:s/>24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653.7345153909" calcext:value-type="float">
            <text:p><text:s/>21.65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66834301467005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6503.2766451945" calcext:value-type="float">
            <text:p><text:s/>16.50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48631717118244" calcext:value-type="float">
            <text:p><text:s/>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23100" calcext:value-type="float">
            <text:p>323100</text:p>
          </table:table-cell>
          <table:table-cell office:value-type="string" calcext:value-type="string">
            <text:p>Tecnologia e P&amp;D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42:.Q42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string" calcext:value-type="string">
            <text:p>Materiai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371.1742541704" calcext:value-type="float">
            <text:p><text:s/>17.371 </text:p>
          </table:table-cell>
          <table:table-cell table:style-name="ce7" office:value-type="float" office:value="17954.0698622276" calcext:value-type="float">
            <text:p><text:s/>17.954 </text:p>
          </table:table-cell>
          <table:table-cell table:style-name="ce7" office:value-type="float" office:value="18903.7403448666" calcext:value-type="float">
            <text:p><text:s/>18.904 </text:p>
          </table:table-cell>
          <table:table-cell table:style-name="ce7" office:value-type="float" office:value="18881.8205129754" calcext:value-type="float">
            <text:p><text:s/>18.882 </text:p>
          </table:table-cell>
          <table:table-cell table:style-name="ce7" office:value-type="float" office:value="18892.7021298682" calcext:value-type="float">
            <text:p><text:s/>18.893 </text:p>
          </table:table-cell>
          <table:table-cell table:style-name="ce7" office:value-type="float" office:value="20510.0556999242" calcext:value-type="float">
            <text:p><text:s/>20.510 </text:p>
          </table:table-cell>
          <table:table-cell table:style-name="ce7" office:value-type="float" office:value="19480.8588037536" calcext:value-type="float">
            <text:p><text:s/>19.481 </text:p>
          </table:table-cell>
          <table:table-cell table:style-name="ce7" office:value-type="float" office:value="20110.3402625369" calcext:value-type="float">
            <text:p><text:s/>20.110 </text:p>
          </table:table-cell>
          <table:table-cell table:number-columns-repeated="2" table:style-name="ce7" office:value-type="float" office:value="20115.6915017784" calcext:value-type="float">
            <text:p><text:s/>20.116 </text:p>
          </table:table-cell>
          <table:table-cell table:style-name="ce7" office:value-type="float" office:value="19486.2100429951" calcext:value-type="float">
            <text:p><text:s/>19.486 </text:p>
          </table:table-cell>
          <table:table-cell table:style-name="ce7" office:value-type="float" office:value="19301.4086243015" calcext:value-type="float">
            <text:p><text:s/>19.301 </text:p>
          </table:table-cell>
          <table:table-cell table:style-name="ce7" table:formula="of:=SUM([.F43:.Q43])/12" office:value-type="float" office:value="19260.3136284314" calcext:value-type="float">
            <text:p><text:s/>19.26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016.94727714876" calcext:value-type="float">
            <text:p><text:s/>7.017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3501.347121095" calcext:value-type="float">
            <text:p><text:s/>233.50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74292993851706" calcext:value-type="float">
            <text:p><text:s/>5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52.27496928704" calcext:value-type="float">
            <text:p><text:s/>2.652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string" calcext:value-type="string">
            <text:p>Administração de Frota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44:.Q44])/12" office:value-type="float" office:value="0" calcext:value-type="float">
            <text:p><text:s/>- <text:s text:c="2"/>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894673295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260.2653360302" calcext:value-type="float">
            <text:p><text:s/>23.260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016974397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-1353.53036099703" calcext:value-type="float">
            <text:p>-1.35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140357273993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fraestrutura Predial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2687.9281981016" calcext:value-type="float">
            <text:p><text:s/>12.688 </text:p>
          </table:table-cell>
          <table:table-cell table:style-name="ce7" office:value-type="float" office:value="13077.9906688856" calcext:value-type="float">
            <text:p><text:s/>13.078 </text:p>
          </table:table-cell>
          <table:table-cell table:style-name="ce7" office:value-type="float" office:value="13698.0384545848" calcext:value-type="float">
            <text:p><text:s/>13.698 </text:p>
          </table:table-cell>
          <table:table-cell table:style-name="ce7" office:value-type="float" office:value="13685.6086060292" calcext:value-type="float">
            <text:p><text:s/>13.686 </text:p>
          </table:table-cell>
          <table:table-cell table:style-name="ce7" office:value-type="float" office:value="13696.490222922" calcext:value-type="float">
            <text:p><text:s/>13.696 </text:p>
          </table:table-cell>
          <table:table-cell table:style-name="ce7" office:value-type="float" office:value="14772.984339761" calcext:value-type="float">
            <text:p><text:s/>14.773 </text:p>
          </table:table-cell>
          <table:table-cell table:style-name="ce7" office:value-type="float" office:value="14179.4412139692" calcext:value-type="float">
            <text:p><text:s/>14.179 </text:p>
          </table:table-cell>
          <table:table-cell table:style-name="ce7" office:value-type="float" office:value="14599.7471515807" calcext:value-type="float">
            <text:p><text:s/>14.600 </text:p>
          </table:table-cell>
          <table:table-cell table:number-columns-repeated="2" table:style-name="ce7" office:value-type="float" office:value="14605.0983908222" calcext:value-type="float">
            <text:p><text:s/>14.605 </text:p>
          </table:table-cell>
          <table:table-cell table:style-name="ce7" office:value-type="float" office:value="14184.7924532107" calcext:value-type="float">
            <text:p><text:s/>14.185 </text:p>
          </table:table-cell>
          <table:table-cell table:style-name="ce7" office:value-type="float" office:value="14016.0959989652" calcext:value-type="float">
            <text:p><text:s/>14.016 </text:p>
          </table:table-cell>
          <table:table-cell table:style-name="ce7" table:formula="of:=SUM([.F45:.Q45])/12" office:value-type="float" office:value="13984.1095074712" calcext:value-type="float">
            <text:p><text:s/>13.984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312.83354126728" calcext:value-type="float">
            <text:p><text:s/>4.313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style-name="ce7" office:value-type="float" office:value="92.2723486183887" calcext:value-type="float">
            <text:p><text:s/>9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18087.216829392" calcext:value-type="float">
            <text:p><text:s/>418.08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57083535131175" calcext:value-type="float">
            <text:p><text:s/>8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1.79289655354" calcext:value-type="float">
            <text:p><text:s/>59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27426.224419876" calcext:value-type="float">
            <text:p><text:s/>827.42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4561429095971" calcext:value-type="float">
            <text:p><text:s/>1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45.2929015348206" calcext:value-type="float">
            <text:p><text:s/>45 </text:p>
          </table:table-cell>
          <table:table-cell table:number-columns-repeated="952"/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string" calcext:value-type="string">
            <text:p>Seg. Prev. e Perdas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46:.Q46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910.0068819346" calcext:value-type="float">
            <text:p><text:s/>10.91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29494087926818" calcext:value-type="float">
            <text:p><text:s/>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730855301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64520.3420887596" calcext:value-type="float">
            <text:p><text:s/>64.52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01523888958738" calcext:value-type="float">
            <text:p><text:s/>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2187363699839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747.035965073612" calcext:value-type="float">
            <text:p><text:s/>747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07242187398067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00" calcext:value-type="float">
            <text:p>40010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6227.965950165" calcext:value-type="float">
            <text:p><text:s/>36.228 </text:p>
          </table:table-cell>
          <table:table-cell table:style-name="ce7" office:value-type="float" office:value="37420.1796216363" calcext:value-type="float">
            <text:p><text:s/>37.420 </text:p>
          </table:table-cell>
          <table:table-cell table:style-name="ce7" office:value-type="float" office:value="40233.5091417046" calcext:value-type="float">
            <text:p><text:s/>40.234 </text:p>
          </table:table-cell>
          <table:table-cell table:style-name="ce7" office:value-type="float" office:value="40023.3824620285" calcext:value-type="float">
            <text:p><text:s/>40.023 </text:p>
          </table:table-cell>
          <table:table-cell table:style-name="ce7" office:value-type="float" office:value="40036.0776817368" calcext:value-type="float">
            <text:p><text:s/>40.036 </text:p>
          </table:table-cell>
          <table:table-cell table:number-columns-repeated="2" table:style-name="ce7" office:value-type="float" office:value="39123.957207006" calcext:value-type="float">
            <text:p><text:s/>39.124 </text:p>
          </table:table-cell>
          <table:table-cell table:style-name="ce7" office:value-type="float" office:value="40345.7056575967" calcext:value-type="float">
            <text:p><text:s/>40.346 </text:p>
          </table:table-cell>
          <table:table-cell table:number-columns-repeated="2" table:style-name="ce7" office:value-type="float" office:value="40351.9487700451" calcext:value-type="float">
            <text:p><text:s/>40.352 </text:p>
          </table:table-cell>
          <table:table-cell table:style-name="ce7" office:value-type="float" office:value="44016.5765978788" calcext:value-type="float">
            <text:p><text:s/>44.017 </text:p>
          </table:table-cell>
          <table:table-cell table:style-name="ce7" office:value-type="float" office:value="41011.2938606257" calcext:value-type="float">
            <text:p><text:s/>41.011 </text:p>
          </table:table-cell>
          <table:table-cell table:style-name="ce7" table:formula="of:=SUM([.F47:.Q47])/12" office:value-type="float" office:value="39855.5419106229" calcext:value-type="float">
            <text:p><text:s/>39.85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62.83711181751" calcext:value-type="float">
            <text:p><text:s/>1.263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6831896459918" calcext:value-type="float">
            <text:p><text:s/>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03.25217371722" calcext:value-type="float">
            <text:p><text:s/>3.303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9308147321926" calcext:value-type="float">
            <text:p><text:s/>12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41455007770812" calcext:value-type="float">
            <text:p><text:s/>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20" calcext:value-type="float">
            <text:p>40012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48:.Q48])/12" office:value-type="float" office:value="0" calcext:value-type="float">
            <text:p><text:s/>- <text:s text:c="2"/>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779.2514806567" calcext:value-type="float">
            <text:p><text:s/>12.779 </text:p>
          </table:table-cell>
          <table:table-cell table:number-columns-repeated="30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.8038328036053" calcext:value-type="float">
            <text:p><text:s/>4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30" calcext:value-type="float">
            <text:p>400130</text:p>
          </table:table-cell>
          <table:table-cell office:value-type="string" calcext:value-type="string">
            <text:p>Prédios &amp; Comércio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5374.9904525181" calcext:value-type="float">
            <text:p><text:s/>25.375 </text:p>
          </table:table-cell>
          <table:table-cell table:style-name="ce7" office:value-type="float" office:value="26230.1591212001" calcext:value-type="float">
            <text:p><text:s/>26.230 </text:p>
          </table:table-cell>
          <table:table-cell table:style-name="ce7" office:value-type="float" office:value="27840.181386215" calcext:value-type="float">
            <text:p><text:s/>27.840 </text:p>
          </table:table-cell>
          <table:table-cell table:style-name="ce7" office:value-type="float" office:value="27765.030602164" calcext:value-type="float">
            <text:p><text:s/>27.765 </text:p>
          </table:table-cell>
          <table:table-cell table:style-name="ce7" office:value-type="float" office:value="27778.0885424354" calcext:value-type="float">
            <text:p><text:s/>27.778 </text:p>
          </table:table-cell>
          <table:table-cell table:style-name="ce7" office:value-type="float" office:value="28485.6005247873" calcext:value-type="float">
            <text:p><text:s/>28.486 </text:p>
          </table:table-cell>
          <table:table-cell table:style-name="ce7" office:value-type="float" office:value="27922.3642308042" calcext:value-type="float">
            <text:p><text:s/>27.922 </text:p>
          </table:table-cell>
          <table:table-cell table:style-name="ce7" office:value-type="float" office:value="28810.6538971855" calcext:value-type="float">
            <text:p><text:s/>28.811 </text:p>
          </table:table-cell>
          <table:table-cell table:number-columns-repeated="2" table:style-name="ce7" office:value-type="float" office:value="28817.0753842754" calcext:value-type="float">
            <text:p><text:s/>28.817 </text:p>
          </table:table-cell>
          <table:table-cell table:style-name="ce7" office:value-type="float" office:value="29304.3900388487" calcext:value-type="float">
            <text:p><text:s/>29.304 </text:p>
          </table:table-cell>
          <table:table-cell table:style-name="ce7" office:value-type="float" office:value="28361.8331884095" calcext:value-type="float">
            <text:p><text:s/>28.362 </text:p>
          </table:table-cell>
          <table:table-cell table:style-name="ce7" table:formula="of:=SUM([.F49:.Q49])/12" office:value-type="float" office:value="27958.9535627599" calcext:value-type="float">
            <text:p><text:s/>27.95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141.6727483947" calcext:value-type="float">
            <text:p><text:s/>21.14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85502979356149" calcext:value-type="float">
            <text:p><text:s/>3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70373568324739" calcext:value-type="float">
            <text:p><text:s/>3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0688.962420002" calcext:value-type="float">
            <text:p><text:s/>100.68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19962957977145" calcext:value-type="float">
            <text:p><text:s/>7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.2453374771279" calcext:value-type="float">
            <text:p><text:s/>3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60" calcext:value-type="float">
            <text:p>400160</text:p>
          </table:table-cell>
          <table:table-cell office:value-type="string" calcext:value-type="string">
            <text:p>Desenvolvimento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005.9908431237" calcext:value-type="float">
            <text:p><text:s/>22.006 </text:p>
          </table:table-cell>
          <table:table-cell table:style-name="ce7" office:value-type="float" office:value="22773.60082793" calcext:value-type="float">
            <text:p><text:s/>22.774 </text:p>
          </table:table-cell>
          <table:table-cell table:style-name="ce7" office:value-type="float" office:value="23936.3261989704" calcext:value-type="float">
            <text:p><text:s/>23.936 </text:p>
          </table:table-cell>
          <table:table-cell table:style-name="ce7" office:value-type="float" office:value="23910.5131982836" calcext:value-type="float">
            <text:p><text:s/>23.911 </text:p>
          </table:table-cell>
          <table:table-cell table:style-name="ce7" office:value-type="float" office:value="23926.8356236228" calcext:value-type="float">
            <text:p><text:s/>23.927 </text:p>
          </table:table-cell>
          <table:table-cell table:style-name="ce7" office:value-type="float" office:value="25676.8868794473" calcext:value-type="float">
            <text:p><text:s/>25.677 </text:p>
          </table:table-cell>
          <table:table-cell table:style-name="ce7" office:value-type="float" office:value="24661.3804893936" calcext:value-type="float">
            <text:p><text:s/>24.661 </text:p>
          </table:table-cell>
          <table:table-cell table:style-name="ce7" office:value-type="float" office:value="25440.3930947113" calcext:value-type="float">
            <text:p><text:s/>25.440 </text:p>
          </table:table-cell>
          <table:table-cell table:number-columns-repeated="2" table:style-name="ce7" office:value-type="float" office:value="25448.4199535736" calcext:value-type="float">
            <text:p><text:s/>25.448 </text:p>
          </table:table-cell>
          <table:table-cell table:style-name="ce7" office:value-type="float" office:value="24669.4073482559" calcext:value-type="float">
            <text:p><text:s/>24.669 </text:p>
          </table:table-cell>
          <table:table-cell table:style-name="ce7" office:value-type="float" office:value="24444.8569342062" calcext:value-type="float">
            <text:p><text:s/>24.445 </text:p>
          </table:table-cell>
          <table:table-cell table:style-name="ce7" table:formula="of:=SUM([.F50:.Q50])/12" office:value-type="float" office:value="24361.9192787577" calcext:value-type="float">
            <text:p><text:s/>24.36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042.0885924743" calcext:value-type="float">
            <text:p><text:s/>14.04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33950935085244" calcext:value-type="float">
            <text:p><text:s/>2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18083370104771" calcext:value-type="float">
            <text:p><text:s/>3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0261.112372315" calcext:value-type="float">
            <text:p><text:s/>210.26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39411108760654" calcext:value-type="float">
            <text:p><text:s/>3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20.3299028857691" calcext:value-type="float">
            <text:p><text:s/>2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70" calcext:value-type="float">
            <text:p>400170</text:p>
          </table:table-cell>
          <table:table-cell office:value-type="string" calcext:value-type="string">
            <text:p>Comércio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51:.Q51])/12" office:value-type="float" office:value="0" calcext:value-type="float">
            <text:p><text:s/>- <text:s text:c="2"/>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62.83711181751" calcext:value-type="float">
            <text:p><text:s/>1.263 </text:p>
          </table:table-cell>
          <table:table-cell table:style-name="ce7" office:value-type="float" office:value="9.23027078374296" calcext:value-type="float">
            <text:p><text:s/>9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65214876057371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785.531013078635" calcext:value-type="float">
            <text:p><text:s/>78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31977774786287" calcext:value-type="float">
            <text:p><text:s/>4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80" calcext:value-type="float">
            <text:p>400180</text:p>
          </table:table-cell>
          <table:table-cell office:value-type="string" calcext:value-type="string">
            <text:p>Suporte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925.7879215776" calcext:value-type="float">
            <text:p><text:s/>12.926 </text:p>
          </table:table-cell>
          <table:table-cell table:style-name="ce7" office:value-type="float" office:value="13321.1450998072" calcext:value-type="float">
            <text:p><text:s/>13.321 </text:p>
          </table:table-cell>
          <table:table-cell table:style-name="ce7" office:value-type="float" office:value="13978.471842456" calcext:value-type="float">
            <text:p><text:s/>13.978 </text:p>
          </table:table-cell>
          <table:table-cell table:style-name="ce7" office:value-type="float" office:value="13963.6044069084" calcext:value-type="float">
            <text:p><text:s/>13.964 </text:p>
          </table:table-cell>
          <table:table-cell table:style-name="ce7" office:value-type="float" office:value="13974.4860238012" calcext:value-type="float">
            <text:p><text:s/>13.974 </text:p>
          </table:table-cell>
          <table:table-cell table:style-name="ce7" office:value-type="float" office:value="14844.137296226" calcext:value-type="float">
            <text:p><text:s/>14.844 </text:p>
          </table:table-cell>
          <table:table-cell table:style-name="ce7" office:value-type="float" office:value="14472.5779840604" calcext:value-type="float">
            <text:p><text:s/>14.473 </text:p>
          </table:table-cell>
          <table:table-cell table:style-name="ce7" office:value-type="float" office:value="14899.5326720332" calcext:value-type="float">
            <text:p><text:s/>14.900 </text:p>
          </table:table-cell>
          <table:table-cell table:number-columns-repeated="2" table:style-name="ce7" office:value-type="float" office:value="14904.8839112747" calcext:value-type="float">
            <text:p><text:s/>14.905 </text:p>
          </table:table-cell>
          <table:table-cell table:style-name="ce7" office:value-type="float" office:value="14477.9292233019" calcext:value-type="float">
            <text:p><text:s/>14.478 </text:p>
          </table:table-cell>
          <table:table-cell table:style-name="ce7" office:value-type="float" office:value="14346.851707456" calcext:value-type="float">
            <text:p><text:s/>14.347 </text:p>
          </table:table-cell>
          <table:table-cell table:style-name="ce7" table:formula="of:=SUM([.F52:.Q52])/12" office:value-type="float" office:value="14251.1910000148" calcext:value-type="float">
            <text:p><text:s/>14.251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42597.5049355226" calcext:value-type="float">
            <text:p><text:s/>42.598 </text:p>
          </table:table-cell>
          <table:table-cell table:style-name="ce7" office:value-type="float" office:value="11.5378384796787" calcext:value-type="float">
            <text:p><text:s/>12 </text:p>
          </table:table-cell>
          <table:table-cell table:number-columns-repeated="3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190" calcext:value-type="float">
            <text:p>400190</text:p>
          </table:table-cell>
          <table:table-cell office:value-type="string" calcext:value-type="string">
            <text:p>Casas &amp; Califórnia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53:.Q53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2788.790318855" calcext:value-type="float">
            <text:p><text:s/>172.789 </text:p>
          </table:table-cell>
          <table:table-cell table:style-name="ce7" office:value-type="float" office:value="13.8454061756144" calcext:value-type="float">
            <text:p><text:s/>1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65214876057371" calcext:value-type="float">
            <text:p><text:s/>2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33990878518795" calcext:value-type="float">
            <text:p><text:s/>3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16416.144726233" calcext:value-type="float">
            <text:p><text:s/>516.41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75970366381716" calcext:value-type="float">
            <text:p><text:s/>6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.7687439846396" calcext:value-type="float">
            <text:p><text:s/>34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00" calcext:value-type="float">
            <text:p>400200</text:p>
          </table:table-cell>
          <table:table-cell office:value-type="string" calcext:value-type="string">
            <text:p>Vendas Residência e Comércio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36925.9160382895" calcext:value-type="float">
            <text:p><text:s/>36.926 </text:p>
          </table:table-cell>
          <table:table-cell table:style-name="ce7" office:value-type="float" office:value="38116.2220419053" calcext:value-type="float">
            <text:p><text:s/>38.116 </text:p>
          </table:table-cell>
          <table:table-cell table:style-name="ce7" office:value-type="float" office:value="40897.2275293768" calcext:value-type="float">
            <text:p><text:s/>40.897 </text:p>
          </table:table-cell>
          <table:table-cell table:style-name="ce7" office:value-type="float" office:value="40689.3994265227" calcext:value-type="float">
            <text:p><text:s/>40.689 </text:p>
          </table:table-cell>
          <table:table-cell table:style-name="ce7" office:value-type="float" office:value="40701.2702813148" calcext:value-type="float">
            <text:p><text:s/>40.701 </text:p>
          </table:table-cell>
          <table:table-cell table:style-name="ce7" office:value-type="float" office:value="40176.363088832" calcext:value-type="float">
            <text:p><text:s/>40.176 </text:p>
          </table:table-cell>
          <table:table-cell table:style-name="ce7" office:value-type="float" office:value="39981.5955941897" calcext:value-type="float">
            <text:p><text:s/>39.982 </text:p>
          </table:table-cell>
          <table:table-cell table:style-name="ce7" office:value-type="float" office:value="41216.5979857007" calcext:value-type="float">
            <text:p><text:s/>41.217 </text:p>
          </table:table-cell>
          <table:table-cell table:number-columns-repeated="2" table:style-name="ce7" office:value-type="float" office:value="41222.4357012369" calcext:value-type="float">
            <text:p><text:s/>41.222 </text:p>
          </table:table-cell>
          <table:table-cell table:style-name="ce7" office:value-type="float" office:value="43964.2559185439" calcext:value-type="float">
            <text:p><text:s/>43.964 </text:p>
          </table:table-cell>
          <table:table-cell table:style-name="ce7" office:value-type="float" office:value="41716.1315725317" calcext:value-type="float">
            <text:p><text:s/>41.716 </text:p>
          </table:table-cell>
          <table:table-cell table:style-name="ce7" table:formula="of:=SUM([.F54:.Q54])/12" office:value-type="float" office:value="40569.1542399734" calcext:value-type="float">
            <text:p><text:s/>40.56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49.503989308207" calcext:value-type="float">
            <text:p><text:s/>35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5.067234211783" calcext:value-type="float">
            <text:p><text:s/>26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.7876341187687" calcext:value-type="float">
            <text:p><text:s/>1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5862.848985572" calcext:value-type="float">
            <text:p><text:s/>5.863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30485908685507" calcext:value-type="float">
            <text:p><text:s/>4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44388002072217" calcext:value-type="float">
            <text:p><text:s/>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20" calcext:value-type="float">
            <text:p>400220</text:p>
          </table:table-cell>
          <table:table-cell office:value-type="string" calcext:value-type="string">
            <text:p>Reg. SJC-Mogi-Taubaté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Extensão adicional de red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6176.3999203183" calcext:value-type="float">
            <text:p><text:s/>26.176 </text:p>
          </table:table-cell>
          <table:table-cell table:style-name="ce7" office:value-type="float" office:value="27086.5789425721" calcext:value-type="float">
            <text:p><text:s/>27.087 </text:p>
          </table:table-cell>
          <table:table-cell table:style-name="ce7" office:value-type="float" office:value="28933.6563210829" calcext:value-type="float">
            <text:p><text:s/>28.934 </text:p>
          </table:table-cell>
          <table:table-cell table:style-name="ce7" office:value-type="float" office:value="28827.5397044039" calcext:value-type="float">
            <text:p><text:s/>28.828 </text:p>
          </table:table-cell>
          <table:table-cell table:style-name="ce7" office:value-type="float" office:value="28842.0485269276" calcext:value-type="float">
            <text:p><text:s/>28.842 </text:p>
          </table:table-cell>
          <table:table-cell table:style-name="ce7" office:value-type="float" office:value="29036.0898147087" calcext:value-type="float">
            <text:p><text:s/>29.036 </text:p>
          </table:table-cell>
          <table:table-cell table:style-name="ce7" office:value-type="float" office:value="28611.4433947989" calcext:value-type="float">
            <text:p><text:s/>28.611 </text:p>
          </table:table-cell>
          <table:table-cell table:style-name="ce7" office:value-type="float" office:value="29529.8835258436" calcext:value-type="float">
            <text:p><text:s/>29.530 </text:p>
          </table:table-cell>
          <table:table-cell table:number-columns-repeated="2" table:style-name="ce7" office:value-type="float" office:value="29537.0185114989" calcext:value-type="float">
            <text:p><text:s/>29.537 </text:p>
          </table:table-cell>
          <table:table-cell table:style-name="ce7" office:value-type="float" office:value="31103.7476042849" calcext:value-type="float">
            <text:p><text:s/>31.104 </text:p>
          </table:table-cell>
          <table:table-cell table:style-name="ce7" office:value-type="float" office:value="29465.5636241443" calcext:value-type="float">
            <text:p><text:s/>29.466 </text:p>
          </table:table-cell>
          <table:table-cell table:style-name="ce7" table:formula="of:=SUM([.F55:.Q55])/12" office:value-type="float" office:value="28890.5823668402" calcext:value-type="float">
            <text:p><text:s/>28.89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55.616467353395" calcext:value-type="float">
            <text:p><text:s/>85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324824262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52.36780709198" calcext:value-type="float">
            <text:p><text:s/>3.55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707566266528" calcext:value-type="float">
            <text:p><text:s/>7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20362144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374.8018121567" calcext:value-type="float">
            <text:p><text:s/>14.37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24505020667502" calcext:value-type="float">
            <text:p><text:s/>2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7072750388541" calcext:value-type="float">
            <text:p><text:s/>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22" calcext:value-type="float">
            <text:p>400222</text:p>
          </table:table-cell>
          <table:table-cell office:value-type="string" calcext:value-type="string">
            <text:p>Construção de Ramal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Novos usuários comerciais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7734.2389644528" calcext:value-type="float">
            <text:p><text:s/>17.734 </text:p>
          </table:table-cell>
          <table:table-cell table:style-name="ce7" office:value-type="float" office:value="18357.516146642" calcext:value-type="float">
            <text:p><text:s/>18.358 </text:p>
          </table:table-cell>
          <table:table-cell table:style-name="ce7" office:value-type="float" office:value="19091.221029154" calcext:value-type="float">
            <text:p><text:s/>19.091 </text:p>
          </table:table-cell>
          <table:table-cell table:style-name="ce7" office:value-type="float" office:value="19085.8134560185" calcext:value-type="float">
            <text:p><text:s/>19.086 </text:p>
          </table:table-cell>
          <table:table-cell table:style-name="ce7" office:value-type="float" office:value="19096.6950729113" calcext:value-type="float">
            <text:p><text:s/>19.097 </text:p>
          </table:table-cell>
          <table:table-cell table:style-name="ce7" office:value-type="float" office:value="20315.9047674338" calcext:value-type="float">
            <text:p><text:s/>20.316 </text:p>
          </table:table-cell>
          <table:table-cell table:style-name="ce7" office:value-type="float" office:value="19644.4515020711" calcext:value-type="float">
            <text:p><text:s/>19.644 </text:p>
          </table:table-cell>
          <table:table-cell table:style-name="ce7" office:value-type="float" office:value="20307.3889719469" calcext:value-type="float">
            <text:p><text:s/>20.307 </text:p>
          </table:table-cell>
          <table:table-cell table:number-columns-repeated="2" table:style-name="ce7" office:value-type="float" office:value="20312.7402111884" calcext:value-type="float">
            <text:p><text:s/>20.313 </text:p>
          </table:table-cell>
          <table:table-cell table:style-name="ce7" office:value-type="float" office:value="19649.8027413126" calcext:value-type="float">
            <text:p><text:s/>19.650 </text:p>
          </table:table-cell>
          <table:table-cell table:style-name="ce7" office:value-type="float" office:value="19286.1860262499" calcext:value-type="float">
            <text:p><text:s/>19.286 </text:p>
          </table:table-cell>
          <table:table-cell table:style-name="ce7" table:formula="of:=SUM([.F56:.Q56])/12" office:value-type="float" office:value="19432.8915917141" calcext:value-type="float">
            <text:p><text:s/>19.43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22.42085664652" calcext:value-type="float">
            <text:p><text:s/>32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51254635899727" calcext:value-type="float">
            <text:p><text:s/>1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38329925784914" calcext:value-type="float">
            <text:p><text:s/>1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511.3273737806" calcext:value-type="float">
            <text:p><text:s/>12.51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54557335137672" calcext:value-type="float">
            <text:p><text:s/>5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2445895858646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4423008459453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0587.6995306132" calcext:value-type="float">
            <text:p><text:s/>20.588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50315967944398" calcext:value-type="float">
            <text:p><text:s/>5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23" calcext:value-type="float">
            <text:p>400223</text:p>
          </table:table-cell>
          <table:table-cell office:value-type="string" calcext:value-type="string">
            <text:p>Ligações / Vendas Vale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Extensão adicional de red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000.7657588106" calcext:value-type="float">
            <text:p><text:s/>19.001 </text:p>
          </table:table-cell>
          <table:table-cell table:style-name="ce7" office:value-type="float" office:value="19651.207911797" calcext:value-type="float">
            <text:p><text:s/>19.651 </text:p>
          </table:table-cell>
          <table:table-cell table:style-name="ce7" office:value-type="float" office:value="20706.606624489" calcext:value-type="float">
            <text:p><text:s/>20.707 </text:p>
          </table:table-cell>
          <table:table-cell table:style-name="ce7" office:value-type="float" office:value="20682.1466998449" calcext:value-type="float">
            <text:p><text:s/>20.682 </text:p>
          </table:table-cell>
          <table:table-cell table:style-name="ce7" office:value-type="float" office:value="20693.0283167378" calcext:value-type="float">
            <text:p><text:s/>20.693 </text:p>
          </table:table-cell>
          <table:table-cell table:style-name="ce7" office:value-type="float" office:value="22017.7673150539" calcext:value-type="float">
            <text:p><text:s/>22.018 </text:p>
          </table:table-cell>
          <table:table-cell table:style-name="ce7" office:value-type="float" office:value="21315.0247887236" calcext:value-type="float">
            <text:p><text:s/>21.315 </text:p>
          </table:table-cell>
          <table:table-cell table:style-name="ce7" office:value-type="float" office:value="22017.4512120918" calcext:value-type="float">
            <text:p><text:s/>22.017 </text:p>
          </table:table-cell>
          <table:table-cell table:number-columns-repeated="2" table:style-name="ce7" office:value-type="float" office:value="22022.8024513333" calcext:value-type="float">
            <text:p><text:s/>22.023 </text:p>
          </table:table-cell>
          <table:table-cell table:style-name="ce7" office:value-type="float" office:value="21320.3760279651" calcext:value-type="float">
            <text:p><text:s/>21.320 </text:p>
          </table:table-cell>
          <table:table-cell table:style-name="ce7" office:value-type="float" office:value="21132.0707874495" calcext:value-type="float">
            <text:p><text:s/>21.132 </text:p>
          </table:table-cell>
          <table:table-cell table:style-name="ce7" table:formula="of:=SUM([.F57:.Q57])/12" office:value-type="float" office:value="21048.5041954692" calcext:value-type="float">
            <text:p><text:s/>21.04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39.98861935964" calcext:value-type="float">
            <text:p><text:s/>1.24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8712708299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6.129515756716" calcext:value-type="float">
            <text:p><text:s/>386 </text:p>
          </table:table-cell>
          <table:table-cell table:style-name="ce7" office:value-type="float" office:value="1236.38406125255" calcext:value-type="float">
            <text:p><text:s/>1.23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70330925620834" calcext:value-type="float">
            <text:p><text:s/>4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533049442116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47.40450292735" calcext:value-type="float">
            <text:p><text:s/>4.64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62216219021327" calcext:value-type="float">
            <text:p><text:s/>5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30" calcext:value-type="float">
            <text:p>400230</text:p>
          </table:table-cell>
          <table:table-cell office:value-type="string" calcext:value-type="string">
            <text:p>Construção de Rede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Novos usuários residenciais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8014.0985636333" calcext:value-type="float">
            <text:p><text:s/>18.014 </text:p>
          </table:table-cell>
          <table:table-cell table:style-name="ce7" office:value-type="float" office:value="18636.3734572757" calcext:value-type="float">
            <text:p><text:s/>18.636 </text:p>
          </table:table-cell>
          <table:table-cell table:style-name="ce7" office:value-type="float" office:value="19410.7645343376" calcext:value-type="float">
            <text:p><text:s/>19.411 </text:p>
          </table:table-cell>
          <table:table-cell table:style-name="ce7" office:value-type="float" office:value="19402.6271877342" calcext:value-type="float">
            <text:p><text:s/>19.403 </text:p>
          </table:table-cell>
          <table:table-cell table:style-name="ce7" office:value-type="float" office:value="19413.508804627" calcext:value-type="float">
            <text:p><text:s/>19.414 </text:p>
          </table:table-cell>
          <table:table-cell table:style-name="ce7" office:value-type="float" office:value="20820.1890719921" calcext:value-type="float">
            <text:p><text:s/>20.820 </text:p>
          </table:table-cell>
          <table:table-cell table:style-name="ce7" office:value-type="float" office:value="19982.2449425706" calcext:value-type="float">
            <text:p><text:s/>19.982 </text:p>
          </table:table-cell>
          <table:table-cell table:style-name="ce7" office:value-type="float" office:value="20645.6583430495" calcext:value-type="float">
            <text:p><text:s/>20.646 </text:p>
          </table:table-cell>
          <table:table-cell table:number-columns-repeated="2" table:style-name="ce7" office:value-type="float" office:value="20651.009582291" calcext:value-type="float">
            <text:p><text:s/>20.651 </text:p>
          </table:table-cell>
          <table:table-cell table:style-name="ce7" office:value-type="float" office:value="19987.5961818122" calcext:value-type="float">
            <text:p><text:s/>19.988 </text:p>
          </table:table-cell>
          <table:table-cell table:style-name="ce7" office:value-type="float" office:value="19679.5893064233" calcext:value-type="float">
            <text:p><text:s/>19.680 </text:p>
          </table:table-cell>
          <table:table-cell table:style-name="ce7" table:formula="of:=SUM([.F58:.Q58])/12" office:value-type="float" office:value="19774.5557965031" calcext:value-type="float">
            <text:p><text:s/>19.77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24.193504330854" calcext:value-type="float">
            <text:p><text:s/>32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6631026669645" calcext:value-type="float">
            <text:p><text:s/>1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76698485912244" calcext:value-type="float">
            <text:p><text:s/>1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301.5062636365" calcext:value-type="float">
            <text:p><text:s/>12.30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35272541500919" calcext:value-type="float">
            <text:p><text:s/>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66320918387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667735270843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695.7936384885" calcext:value-type="float">
            <text:p><text:s/>13.69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61473787838683" calcext:value-type="float">
            <text:p><text:s/>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35" calcext:value-type="float">
            <text:p>400235</text:p>
          </table:table-cell>
          <table:table-cell office:value-type="string" calcext:value-type="string">
            <text:p>Residencial Alto Consumo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59:.Q59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.3002659538804" calcext:value-type="float">
            <text:p><text:s/>23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4905920034731" calcext:value-type="float">
            <text:p><text:s/>0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6.846486535217" calcext:value-type="float">
            <text:p><text:s/>28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685773599576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6.9325789856957" calcext:value-type="float">
            <text:p><text:s/>87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70.96131957525" calcext:value-type="float">
            <text:p><text:s/>3.67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2421474775478" calcext:value-type="float">
            <text:p><text:s/>3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40" calcext:value-type="float">
            <text:p>400240</text:p>
          </table:table-cell>
          <table:table-cell office:value-type="string" calcext:value-type="string">
            <text:p>Regional ABC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2957.3363688371" calcext:value-type="float">
            <text:p><text:s/>22.957 </text:p>
          </table:table-cell>
          <table:table-cell table:style-name="ce7" office:value-type="float" office:value="23759.9635335154" calcext:value-type="float">
            <text:p><text:s/>23.760 </text:p>
          </table:table-cell>
          <table:table-cell table:style-name="ce7" office:value-type="float" office:value="25071.5298215149" calcext:value-type="float">
            <text:p><text:s/>25.072 </text:p>
          </table:table-cell>
          <table:table-cell table:style-name="ce7" office:value-type="float" office:value="25028.0351800638" calcext:value-type="float">
            <text:p><text:s/>25.028 </text:p>
          </table:table-cell>
          <table:table-cell table:style-name="ce7" office:value-type="float" office:value="25040.7303997721" calcext:value-type="float">
            <text:p><text:s/>25.041 </text:p>
          </table:table-cell>
          <table:table-cell table:style-name="ce7" office:value-type="float" office:value="26425.5025758647" calcext:value-type="float">
            <text:p><text:s/>26.426 </text:p>
          </table:table-cell>
          <table:table-cell table:style-name="ce7" office:value-type="float" office:value="25477.3059765831" calcext:value-type="float">
            <text:p><text:s/>25.477 </text:p>
          </table:table-cell>
          <table:table-cell table:style-name="ce7" office:value-type="float" office:value="26318.5336928526" calcext:value-type="float">
            <text:p><text:s/>26.319 </text:p>
          </table:table-cell>
          <table:table-cell table:number-columns-repeated="2" table:style-name="ce7" office:value-type="float" office:value="26324.776805301" calcext:value-type="float">
            <text:p><text:s/>26.325 </text:p>
          </table:table-cell>
          <table:table-cell table:style-name="ce7" office:value-type="float" office:value="26026.4035121769" calcext:value-type="float">
            <text:p><text:s/>26.026 </text:p>
          </table:table-cell>
          <table:table-cell table:style-name="ce7" office:value-type="float" office:value="25544.4674778805" calcext:value-type="float">
            <text:p><text:s/>25.544 </text:p>
          </table:table-cell>
          <table:table-cell table:style-name="ce7" table:formula="of:=SUM([.F60:.Q60])/12" office:value-type="float" office:value="25358.2801791386" calcext:value-type="float">
            <text:p><text:s/>25.35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26.773439007502" calcext:value-type="float">
            <text:p><text:s/>72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9572473419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61.97107349389" calcext:value-type="float">
            <text:p><text:s/>3.86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9.27992264265692" calcext:value-type="float">
            <text:p><text:s/>9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148427181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640.4968443335" calcext:value-type="float">
            <text:p><text:s/>11.64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5631663683996" calcext:value-type="float">
            <text:p><text:s/>5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7072750388541" calcext:value-type="float">
            <text:p><text:s/>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42" calcext:value-type="float">
            <text:p>400242</text:p>
          </table:table-cell>
          <table:table-cell office:value-type="string" calcext:value-type="string">
            <text:p>Lig. e Vendas ABC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Extensão adicional de rede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6906.1751337933" calcext:value-type="float">
            <text:p><text:s/>16.906 </text:p>
          </table:table-cell>
          <table:table-cell table:style-name="ce7" office:value-type="float" office:value="17469.2622226495" calcext:value-type="float">
            <text:p><text:s/>17.469 </text:p>
          </table:table-cell>
          <table:table-cell table:style-name="ce7" office:value-type="float" office:value="18114.9664641744" calcext:value-type="float">
            <text:p><text:s/>18.115 </text:p>
          </table:table-cell>
          <table:table-cell table:style-name="ce7" office:value-type="float" office:value="18111.4535917515" calcext:value-type="float">
            <text:p><text:s/>18.111 </text:p>
          </table:table-cell>
          <table:table-cell table:style-name="ce7" office:value-type="float" office:value="18122.3352086443" calcext:value-type="float">
            <text:p><text:s/>18.122 </text:p>
          </table:table-cell>
          <table:table-cell table:style-name="ce7" office:value-type="float" office:value="19357.9083388697" calcext:value-type="float">
            <text:p><text:s/>19.358 </text:p>
          </table:table-cell>
          <table:table-cell table:style-name="ce7" office:value-type="float" office:value="18586.0889500624" calcext:value-type="float">
            <text:p><text:s/>18.586 </text:p>
          </table:table-cell>
          <table:table-cell table:style-name="ce7" office:value-type="float" office:value="19180.1333505772" calcext:value-type="float">
            <text:p><text:s/>19.180 </text:p>
          </table:table-cell>
          <table:table-cell table:number-columns-repeated="2" table:style-name="ce7" office:value-type="float" office:value="19185.4845898187" calcext:value-type="float">
            <text:p><text:s/>19.185 </text:p>
          </table:table-cell>
          <table:table-cell table:style-name="ce7" office:value-type="float" office:value="18591.440189304" calcext:value-type="float">
            <text:p><text:s/>18.591 </text:p>
          </table:table-cell>
          <table:table-cell table:style-name="ce7" office:value-type="float" office:value="18345.8836856715" calcext:value-type="float">
            <text:p><text:s/>18.346 </text:p>
          </table:table-cell>
          <table:table-cell table:style-name="ce7" table:formula="of:=SUM([.F61:.Q61])/12" office:value-type="float" office:value="18429.7180262613" calcext:value-type="float">
            <text:p><text:s/>18.43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81.42832717084" calcext:value-type="float">
            <text:p><text:s/>1.28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7477955934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6.872856242679" calcext:value-type="float">
            <text:p><text:s/>237 </text:p>
          </table:table-cell>
          <table:table-cell table:style-name="ce7" office:value-type="float" office:value="1574.39185511553" calcext:value-type="float">
            <text:p><text:s/>1.57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9500194893938" calcext:value-type="float">
            <text:p><text:s/>6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5022304815137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761.01251944809" calcext:value-type="float">
            <text:p><text:s/>5.76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36567538643391" calcext:value-type="float">
            <text:p><text:s/>4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247" calcext:value-type="float">
            <text:p>400247</text:p>
          </table:table-cell>
          <table:table-cell office:value-type="string" calcext:value-type="string">
            <text:p>Ligações Casas II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adicional de rede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8437.3763920716" calcext:value-type="float">
            <text:p><text:s/>18.437 </text:p>
          </table:table-cell>
          <table:table-cell table:style-name="ce7" office:value-type="float" office:value="19091.832751657" calcext:value-type="float">
            <text:p><text:s/>19.092 </text:p>
          </table:table-cell>
          <table:table-cell table:style-name="ce7" office:value-type="float" office:value="19873.1536000598" calcext:value-type="float">
            <text:p><text:s/>19.873 </text:p>
          </table:table-cell>
          <table:table-cell table:style-name="ce7" office:value-type="float" office:value="19866.6547348246" calcext:value-type="float">
            <text:p><text:s/>19.867 </text:p>
          </table:table-cell>
          <table:table-cell table:style-name="ce7" office:value-type="float" office:value="19877.5363517174" calcext:value-type="float">
            <text:p><text:s/>19.878 </text:p>
          </table:table-cell>
          <table:table-cell table:style-name="ce7" office:value-type="float" office:value="21196.681351792" calcext:value-type="float">
            <text:p><text:s/>21.197 </text:p>
          </table:table-cell>
          <table:table-cell table:style-name="ce7" office:value-type="float" office:value="20444.2232006556" calcext:value-type="float">
            <text:p><text:s/>20.444 </text:p>
          </table:table-cell>
          <table:table-cell table:style-name="ce7" office:value-type="float" office:value="21140.7860086253" calcext:value-type="float">
            <text:p><text:s/>21.141 </text:p>
          </table:table-cell>
          <table:table-cell table:number-columns-repeated="2" table:style-name="ce7" office:value-type="float" office:value="21146.1372478669" calcext:value-type="float">
            <text:p><text:s/>21.146 </text:p>
          </table:table-cell>
          <table:table-cell table:style-name="ce7" office:value-type="float" office:value="20449.5744398971" calcext:value-type="float">
            <text:p><text:s/>20.450 </text:p>
          </table:table-cell>
          <table:table-cell table:style-name="ce7" office:value-type="float" office:value="20096.6423029508" calcext:value-type="float">
            <text:p><text:s/>20.097 </text:p>
          </table:table-cell>
          <table:table-cell table:style-name="ce7" table:formula="of:=SUM([.F62:.Q62])/12" office:value-type="float" office:value="20230.5613024987" calcext:value-type="float">
            <text:p><text:s/>20.23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9.241796587218" calcext:value-type="float">
            <text:p><text:s/>21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5878245129809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4357996916109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248.5811366403" calcext:value-type="float">
            <text:p><text:s/>11.24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28930344654595" calcext:value-type="float">
            <text:p><text:s/>1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66320918387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0424650534949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430.38958985078" calcext:value-type="float">
            <text:p><text:s/>5.43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61403572739928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330" calcext:value-type="float">
            <text:p>400330</text:p>
          </table:table-cell>
          <table:table-cell office:value-type="string" calcext:value-type="string">
            <text:p>Ligações Casas I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Extensão adicional de rede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175.6949038619" calcext:value-type="float">
            <text:p><text:s/>17.176 </text:p>
          </table:table-cell>
          <table:table-cell table:style-name="ce7" office:value-type="float" office:value="17766.2423109046" calcext:value-type="float">
            <text:p><text:s/>17.766 </text:p>
          </table:table-cell>
          <table:table-cell table:style-name="ce7" office:value-type="float" office:value="18520.369202313" calcext:value-type="float">
            <text:p><text:s/>18.520 </text:p>
          </table:table-cell>
          <table:table-cell table:style-name="ce7" office:value-type="float" office:value="18511.5461470836" calcext:value-type="float">
            <text:p><text:s/>18.512 </text:p>
          </table:table-cell>
          <table:table-cell table:style-name="ce7" office:value-type="float" office:value="18522.4277639765" calcext:value-type="float">
            <text:p><text:s/>18.522 </text:p>
          </table:table-cell>
          <table:table-cell table:style-name="ce7" office:value-type="float" office:value="19857.4080514338" calcext:value-type="float">
            <text:p><text:s/>19.857 </text:p>
          </table:table-cell>
          <table:table-cell table:style-name="ce7" office:value-type="float" office:value="19077.7086185309" calcext:value-type="float">
            <text:p><text:s/>19.078 </text:p>
          </table:table-cell>
          <table:table-cell table:style-name="ce7" office:value-type="float" office:value="19707.9167656075" calcext:value-type="float">
            <text:p><text:s/>19.708 </text:p>
          </table:table-cell>
          <table:table-cell table:number-columns-repeated="2" table:style-name="ce7" office:value-type="float" office:value="19713.268004849" calcext:value-type="float">
            <text:p><text:s/>19.713 </text:p>
          </table:table-cell>
          <table:table-cell table:style-name="ce7" office:value-type="float" office:value="19083.0598577724" calcext:value-type="float">
            <text:p><text:s/>19.083 </text:p>
          </table:table-cell>
          <table:table-cell table:style-name="ce7" office:value-type="float" office:value="18788.9987557755" calcext:value-type="float">
            <text:p><text:s/>18.789 </text:p>
          </table:table-cell>
          <table:table-cell table:style-name="ce7" table:formula="of:=SUM([.F63:.Q63])/12" office:value-type="float" office:value="18869.8256989131" calcext:value-type="float">
            <text:p><text:s/>18.87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13.19138291548" calcext:value-type="float">
            <text:p><text:s/>41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0341641772822" calcext:value-type="float">
            <text:p><text:s/>1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98350916763051" calcext:value-type="float">
            <text:p><text:s/>1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608.7904650731" calcext:value-type="float">
            <text:p><text:s/>12.609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7856758646805" calcext:value-type="float">
            <text:p><text:s/>7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2445895858646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2644581563574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800.5333498389" calcext:value-type="float">
            <text:p><text:s/>15.80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90596646030625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335" calcext:value-type="float">
            <text:p>400335</text:p>
          </table:table-cell>
          <table:table-cell office:value-type="string" calcext:value-type="string">
            <text:p>Conexão de Clientes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64:.Q64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400700" calcext:value-type="float">
            <text:p>400700</text:p>
          </table:table-cell>
          <table:table-cell office:value-type="string" calcext:value-type="string">
            <text:p>Experiência Cliente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328.1439108192" calcext:value-type="float">
            <text:p><text:s/>15.328 </text:p>
          </table:table-cell>
          <table:table-cell table:style-name="ce7" office:value-type="float" office:value="15824.4314521578" calcext:value-type="float">
            <text:p><text:s/>15.824 </text:p>
          </table:table-cell>
          <table:table-cell table:style-name="ce7" office:value-type="float" office:value="16626.1092113769" calcext:value-type="float">
            <text:p><text:s/>16.626 </text:p>
          </table:table-cell>
          <table:table-cell table:style-name="ce7" office:value-type="float" office:value="16607.9617379202" calcext:value-type="float">
            <text:p><text:s/>16.608 </text:p>
          </table:table-cell>
          <table:table-cell table:style-name="ce7" office:value-type="float" office:value="16619.6206131625" calcext:value-type="float">
            <text:p><text:s/>16.620 </text:p>
          </table:table-cell>
          <table:table-cell table:style-name="ce7" office:value-type="float" office:value="17903.6263898009" calcext:value-type="float">
            <text:p><text:s/>17.904 </text:p>
          </table:table-cell>
          <table:table-cell table:style-name="ce7" office:value-type="float" office:value="17172.532299904" calcext:value-type="float">
            <text:p><text:s/>17.173 </text:p>
          </table:table-cell>
          <table:table-cell table:style-name="ce7" office:value-type="float" office:value="17700.1564589773" calcext:value-type="float">
            <text:p><text:s/>17.700 </text:p>
          </table:table-cell>
          <table:table-cell table:number-columns-repeated="2" table:style-name="ce7" office:value-type="float" office:value="17705.8899295932" calcext:value-type="float">
            <text:p><text:s/>17.706 </text:p>
          </table:table-cell>
          <table:table-cell table:style-name="ce7" office:value-type="float" office:value="17178.2657705199" calcext:value-type="float">
            <text:p><text:s/>17.178 </text:p>
          </table:table-cell>
          <table:table-cell table:style-name="ce7" office:value-type="float" office:value="17017.6802912914" calcext:value-type="float">
            <text:p><text:s/>17.018 </text:p>
          </table:table-cell>
          <table:table-cell table:style-name="ce7" table:formula="of:=SUM([.F65:.Q65])/12" office:value-type="float" office:value="16949.1923329264" calcext:value-type="float">
            <text:p><text:s/>16.94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0.58286454084" calcext:value-type="float">
            <text:p><text:s/>26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980.7777175988" calcext:value-type="float">
            <text:p><text:s/>15.98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5.750169766111" calcext:value-type="float">
            <text:p><text:s/>356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83453124136398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420.6055112337" calcext:value-type="float">
            <text:p><text:s/>28.42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70975768343382" calcext:value-type="float">
            <text:p><text:s/>5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730" calcext:value-type="float">
            <text:p>400730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Usuário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1413.5144960355" calcext:value-type="float">
            <text:p><text:s/>21.414 </text:p>
          </table:table-cell>
          <table:table-cell table:style-name="ce7" office:value-type="float" office:value="22093.6002598413" calcext:value-type="float">
            <text:p><text:s/>22.094 </text:p>
          </table:table-cell>
          <table:table-cell table:style-name="ce7" office:value-type="float" office:value="23490.6411699546" calcext:value-type="float">
            <text:p><text:s/>23.491 </text:p>
          </table:table-cell>
          <table:table-cell table:style-name="ce7" office:value-type="float" office:value="23409.842552547" calcext:value-type="float">
            <text:p><text:s/>23.410 </text:p>
          </table:table-cell>
          <table:table-cell table:style-name="ce7" office:value-type="float" office:value="23420.7241694398" calcext:value-type="float">
            <text:p><text:s/>23.421 </text:p>
          </table:table-cell>
          <table:table-cell table:style-name="ce7" office:value-type="float" office:value="23984.6924749967" calcext:value-type="float">
            <text:p><text:s/>23.985 </text:p>
          </table:table-cell>
          <table:table-cell table:style-name="ce7" office:value-type="float" office:value="23540.0979226285" calcext:value-type="float">
            <text:p><text:s/>23.540 </text:p>
          </table:table-cell>
          <table:table-cell table:style-name="ce7" office:value-type="float" office:value="24261.3269346988" calcext:value-type="float">
            <text:p><text:s/>24.261 </text:p>
          </table:table-cell>
          <table:table-cell table:number-columns-repeated="2" table:style-name="ce7" office:value-type="float" office:value="24266.6781739403" calcext:value-type="float">
            <text:p><text:s/>24.267 </text:p>
          </table:table-cell>
          <table:table-cell table:style-name="ce7" office:value-type="float" office:value="24745.0632129985" calcext:value-type="float">
            <text:p><text:s/>24.745 </text:p>
          </table:table-cell>
          <table:table-cell table:style-name="ce7" office:value-type="float" office:value="24005.5919778103" calcext:value-type="float">
            <text:p><text:s/>24.006 </text:p>
          </table:table-cell>
          <table:table-cell table:style-name="ce7" table:formula="of:=SUM([.F66:.Q66])/12" office:value-type="float" office:value="23574.8709599026" calcext:value-type="float">
            <text:p><text:s/>23.57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5.335106359203" calcext:value-type="float">
            <text:p><text:s/>15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24.21457722515" calcext:value-type="float">
            <text:p><text:s/>2.824 </text:p>
          </table:table-cell>
          <table:table-cell table:style-name="ce7" office:value-type="float" office:value="9.12803677189771" calcext:value-type="float">
            <text:p><text:s/>9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2558743036489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25.395256313353" calcext:value-type="float">
            <text:p><text:s/>425 </text:p>
          </table:table-cell>
          <table:table-cell table:style-name="ce7" office:value-type="float" office:value="27.4849532488173" calcext:value-type="float">
            <text:p><text:s/>27 </text:p>
          </table:table-cell>
          <table:table-cell table:number-columns-repeated="14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810" calcext:value-type="float">
            <text:p>400810</text:p>
          </table:table-cell>
          <table:table-cell office:value-type="string" calcext:value-type="string">
            <text:p>Faturamento, Arrecadação e Crédito e Cobrança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Usuário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640.1263390826" calcext:value-type="float">
            <text:p><text:s/>14.640 </text:p>
          </table:table-cell>
          <table:table-cell table:style-name="ce7" office:value-type="float" office:value="15087.7244185861" calcext:value-type="float">
            <text:p><text:s/>15.088 </text:p>
          </table:table-cell>
          <table:table-cell table:style-name="ce7" office:value-type="float" office:value="15905.5939516118" calcext:value-type="float">
            <text:p><text:s/>15.906 </text:p>
          </table:table-cell>
          <table:table-cell table:style-name="ce7" office:value-type="float" office:value="15875.5701348661" calcext:value-type="float">
            <text:p><text:s/>15.876 </text:p>
          </table:table-cell>
          <table:table-cell table:style-name="ce7" office:value-type="float" office:value="15886.4517517589" calcext:value-type="float">
            <text:p><text:s/>15.886 </text:p>
          </table:table-cell>
          <table:table-cell table:style-name="ce7" office:value-type="float" office:value="16608.8256721457" calcext:value-type="float">
            <text:p><text:s/>16.609 </text:p>
          </table:table-cell>
          <table:table-cell table:style-name="ce7" office:value-type="float" office:value="16229.6558786822" calcext:value-type="float">
            <text:p><text:s/>16.230 </text:p>
          </table:table-cell>
          <table:table-cell table:style-name="ce7" office:value-type="float" office:value="16708.4774244763" calcext:value-type="float">
            <text:p><text:s/>16.708 </text:p>
          </table:table-cell>
          <table:table-cell table:number-columns-repeated="2" table:style-name="ce7" office:value-type="float" office:value="16713.8286637178" calcext:value-type="float">
            <text:p><text:s/>16.714 </text:p>
          </table:table-cell>
          <table:table-cell table:style-name="ce7" office:value-type="float" office:value="16583.6617616443" calcext:value-type="float">
            <text:p><text:s/>16.584 </text:p>
          </table:table-cell>
          <table:table-cell table:style-name="ce7" office:value-type="float" office:value="16292.4688783426" calcext:value-type="float">
            <text:p><text:s/>16.292 </text:p>
          </table:table-cell>
          <table:table-cell table:style-name="ce7" table:formula="of:=SUM([.F67:.Q67])/12" office:value-type="float" office:value="16103.8511282194" calcext:value-type="float">
            <text:p><text:s/>16.104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7205.3111631704" calcext:value-type="float">
            <text:p><text:s/>7.205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8.95076400258968" calcext:value-type="float">
            <text:p><text:s/>9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7186592416417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8.6529823098714" calcext:value-type="float">
            <text:p><text:s/>59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3.22269133570722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0820" calcext:value-type="float">
            <text:p>400820</text:p>
          </table:table-cell>
          <table:table-cell office:value-type="string" calcext:value-type="string">
            <text:p>Faturamento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Usuário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5075.2721213045" calcext:value-type="float">
            <text:p><text:s/>15.075 </text:p>
          </table:table-cell>
          <table:table-cell table:style-name="ce7" office:value-type="float" office:value="15545.1801575654" calcext:value-type="float">
            <text:p><text:s/>15.545 </text:p>
          </table:table-cell>
          <table:table-cell table:style-name="ce7" office:value-type="float" office:value="16287.9880922639" calcext:value-type="float">
            <text:p><text:s/>16.288 </text:p>
          </table:table-cell>
          <table:table-cell table:style-name="ce7" office:value-type="float" office:value="16271.5383777924" calcext:value-type="float">
            <text:p><text:s/>16.272 </text:p>
          </table:table-cell>
          <table:table-cell table:style-name="ce7" office:value-type="float" office:value="16284.5963180638" calcext:value-type="float">
            <text:p><text:s/>16.285 </text:p>
          </table:table-cell>
          <table:table-cell table:style-name="ce7" office:value-type="float" office:value="17452.3049140817" calcext:value-type="float">
            <text:p><text:s/>17.452 </text:p>
          </table:table-cell>
          <table:table-cell table:style-name="ce7" office:value-type="float" office:value="16839.1074413063" calcext:value-type="float">
            <text:p><text:s/>16.839 </text:p>
          </table:table-cell>
          <table:table-cell table:style-name="ce7" office:value-type="float" office:value="17326.5928525962" calcext:value-type="float">
            <text:p><text:s/>17.327 </text:p>
          </table:table-cell>
          <table:table-cell table:number-columns-repeated="2" table:style-name="ce7" office:value-type="float" office:value="17333.014339686" calcext:value-type="float">
            <text:p><text:s/>17.333 </text:p>
          </table:table-cell>
          <table:table-cell table:style-name="ce7" office:value-type="float" office:value="16845.5289283961" calcext:value-type="float">
            <text:p><text:s/>16.846 </text:p>
          </table:table-cell>
          <table:table-cell table:style-name="ce7" office:value-type="float" office:value="16696.5272488492" calcext:value-type="float">
            <text:p><text:s/>16.697 </text:p>
          </table:table-cell>
          <table:table-cell table:style-name="ce7" table:formula="of:=SUM([.F68:.Q68])/12" office:value-type="float" office:value="16607.5554276326" calcext:value-type="float">
            <text:p><text:s/>16.60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40.769414856764" calcext:value-type="float">
            <text:p><text:s/>24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74.66902084256" calcext:value-type="float">
            <text:p><text:s/>3.575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3.4261460038845" calcext:value-type="float">
            <text:p><text:s/>1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5485708641443" calcext:value-type="float">
            <text:p><text:s/>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22269133570722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string" calcext:value-type="string">
            <text:p>GNV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543.3115725877" calcext:value-type="float">
            <text:p><text:s/>20.543 </text:p>
          </table:table-cell>
          <table:table-cell table:style-name="ce7" office:value-type="float" office:value="21254.1367020027" calcext:value-type="float">
            <text:p><text:s/>21.254 </text:p>
          </table:table-cell>
          <table:table-cell table:style-name="ce7" office:value-type="float" office:value="22365.9993425285" calcext:value-type="float">
            <text:p><text:s/>22.366 </text:p>
          </table:table-cell>
          <table:table-cell table:style-name="ce7" office:value-type="float" office:value="22340.795226061" calcext:value-type="float">
            <text:p><text:s/>22.341 </text:p>
          </table:table-cell>
          <table:table-cell table:style-name="ce7" office:value-type="float" office:value="22354.397247177" calcext:value-type="float">
            <text:p><text:s/>22.354 </text:p>
          </table:table-cell>
          <table:table-cell table:style-name="ce7" office:value-type="float" office:value="23689.8759541507" calcext:value-type="float">
            <text:p><text:s/>23.690 </text:p>
          </table:table-cell>
          <table:table-cell table:style-name="ce7" office:value-type="float" office:value="23033.5230618547" calcext:value-type="float">
            <text:p><text:s/>23.034 </text:p>
          </table:table-cell>
          <table:table-cell table:style-name="ce7" office:value-type="float" office:value="23776.1854185184" calcext:value-type="float">
            <text:p><text:s/>23.776 </text:p>
          </table:table-cell>
          <table:table-cell table:number-columns-repeated="2" table:style-name="ce7" office:value-type="float" office:value="23782.8744675703" calcext:value-type="float">
            <text:p><text:s/>23.783 </text:p>
          </table:table-cell>
          <table:table-cell table:style-name="ce7" office:value-type="float" office:value="23040.2121109066" calcext:value-type="float">
            <text:p><text:s/>23.040 </text:p>
          </table:table-cell>
          <table:table-cell table:style-name="ce7" office:value-type="float" office:value="22833.8584906549" calcext:value-type="float">
            <text:p><text:s/>22.834 </text:p>
          </table:table-cell>
          <table:table-cell table:style-name="ce7" table:formula="of:=SUM([.F69:.Q69])/12" office:value-type="float" office:value="22733.1703384652" calcext:value-type="float">
            <text:p><text:s/>22.73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042.0885924743" calcext:value-type="float">
            <text:p><text:s/>14.04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51134949842212" calcext:value-type="float">
            <text:p><text:s/>3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23926769728206" calcext:value-type="float">
            <text:p><text:s/>6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53.347851631294" calcext:value-type="float">
            <text:p><text:s/>853 </text:p>
          </table:table-cell>
          <table:table-cell table:style-name="ce7" office:value-type="float" office:value="13515.1617891221" calcext:value-type="float">
            <text:p><text:s/>13.51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31977774786287" calcext:value-type="float">
            <text:p><text:s/>4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1100" calcext:value-type="float">
            <text:p>401100</text:p>
          </table:table-cell>
          <table:table-cell office:value-type="string" calcext:value-type="string">
            <text:p>Suporte CIG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70:.Q70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404100" calcext:value-type="float">
            <text:p>404100</text:p>
          </table:table-cell>
          <table:table-cell office:value-type="string" calcext:value-type="string">
            <text:p>Varejo Campinas / Americana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71:.Q71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404200" calcext:value-type="float">
            <text:p>404200</text:p>
          </table:table-cell>
          <table:table-cell office:value-type="string" calcext:value-type="string">
            <text:p>Ligações / Vendas Campina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226.6671171782" calcext:value-type="float">
            <text:p><text:s/>17.227 </text:p>
          </table:table-cell>
          <table:table-cell table:style-name="ce7" office:value-type="float" office:value="17822.4995521548" calcext:value-type="float">
            <text:p><text:s/>17.822 </text:p>
          </table:table-cell>
          <table:table-cell table:number-columns-repeated="2" table:style-name="ce7" office:value-type="float" office:value="18445.5027012872" calcext:value-type="float">
            <text:p><text:s/>18.446 </text:p>
          </table:table-cell>
          <table:table-cell table:style-name="ce7" office:value-type="float" office:value="18456.38431818" calcext:value-type="float">
            <text:p><text:s/>18.456 </text:p>
          </table:table-cell>
          <table:table-cell table:style-name="ce7" office:value-type="float" office:value="19642.0032575277" calcext:value-type="float">
            <text:p><text:s/>19.642 </text:p>
          </table:table-cell>
          <table:table-cell table:style-name="ce7" office:value-type="float" office:value="18915.6381021447" calcext:value-type="float">
            <text:p><text:s/>18.916 </text:p>
          </table:table-cell>
          <table:table-cell table:style-name="ce7" office:value-type="float" office:value="19541.482229968" calcext:value-type="float">
            <text:p><text:s/>19.541 </text:p>
          </table:table-cell>
          <table:table-cell table:number-columns-repeated="2" table:style-name="ce7" office:value-type="float" office:value="19546.8334692096" calcext:value-type="float">
            <text:p><text:s/>19.547 </text:p>
          </table:table-cell>
          <table:table-cell table:style-name="ce7" office:value-type="float" office:value="18920.9893413862" calcext:value-type="float">
            <text:p><text:s/>18.921 </text:p>
          </table:table-cell>
          <table:table-cell table:style-name="ce7" office:value-type="float" office:value="18663.6704545351" calcext:value-type="float">
            <text:p><text:s/>18.664 </text:p>
          </table:table-cell>
          <table:table-cell table:style-name="ce7" table:formula="of:=SUM([.F72:.Q72])/12" office:value-type="float" office:value="18764.5005595057" calcext:value-type="float">
            <text:p><text:s/>18.76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21.12359931185" calcext:value-type="float">
            <text:p><text:s/>1.02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4752790493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783.519149144061" calcext:value-type="float">
            <text:p><text:s/>784 </text:p>
          </table:table-cell>
          <table:table-cell table:style-name="ce7" office:value-type="float" office:value="1009.17748942746" calcext:value-type="float">
            <text:p><text:s/>1.00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92668829214268" calcext:value-type="float">
            <text:p><text:s/>6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4239222167284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87.28144097712" calcext:value-type="float">
            <text:p><text:s/>4.68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24502165804476" calcext:value-type="float">
            <text:p><text:s/>1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string" calcext:value-type="string">
            <text:p>Regional Oeste/Sul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Extensão adicional de rede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1257.9293217415" calcext:value-type="float">
            <text:p><text:s/>21.258 </text:p>
          </table:table-cell>
          <table:table-cell table:style-name="ce7" office:value-type="float" office:value="21991.1891504277" calcext:value-type="float">
            <text:p><text:s/>21.991 </text:p>
          </table:table-cell>
          <table:table-cell table:style-name="ce7" office:value-type="float" office:value="23209.7966225697" calcext:value-type="float">
            <text:p><text:s/>23.210 </text:p>
          </table:table-cell>
          <table:table-cell table:style-name="ce7" office:value-type="float" office:value="23175.1636715318" calcext:value-type="float">
            <text:p><text:s/>23.175 </text:p>
          </table:table-cell>
          <table:table-cell table:style-name="ce7" office:value-type="float" office:value="23186.6853835359" calcext:value-type="float">
            <text:p><text:s/>23.187 </text:p>
          </table:table-cell>
          <table:table-cell table:style-name="ce7" office:value-type="float" office:value="24800.024281305" calcext:value-type="float">
            <text:p><text:s/>24.800 </text:p>
          </table:table-cell>
          <table:table-cell table:style-name="ce7" office:value-type="float" office:value="23751.5613505451" calcext:value-type="float">
            <text:p><text:s/>23.752 </text:p>
          </table:table-cell>
          <table:table-cell table:style-name="ce7" office:value-type="float" office:value="24533.985934935" calcext:value-type="float">
            <text:p><text:s/>24.534 </text:p>
          </table:table-cell>
          <table:table-cell table:number-columns-repeated="2" table:style-name="ce7" office:value-type="float" office:value="24539.6519529554" calcext:value-type="float">
            <text:p><text:s/>24.540 </text:p>
          </table:table-cell>
          <table:table-cell table:style-name="ce7" office:value-type="float" office:value="23963.5020389753" calcext:value-type="float">
            <text:p><text:s/>23.964 </text:p>
          </table:table-cell>
          <table:table-cell table:style-name="ce7" office:value-type="float" office:value="23677.882659496" calcext:value-type="float">
            <text:p><text:s/>23.678 </text:p>
          </table:table-cell>
          <table:table-cell table:style-name="ce7" table:formula="of:=SUM([.F73:.Q73])/12" office:value-type="float" office:value="23552.2520267478" calcext:value-type="float">
            <text:p><text:s/>23.55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586.62844070536" calcext:value-type="float">
            <text:p><text:s/>2.58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35343587693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5787.46545107461" calcext:value-type="float">
            <text:p><text:s/>5.78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1061628742526" calcext:value-type="float">
            <text:p><text:s/>11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5480242798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.2231132595121" calcext:value-type="float">
            <text:p><text:s/>17 </text:p>
          </table:table-cell>
          <table:table-cell table:style-name="ce7" office:value-type="float" office:value="16610.2948767171" calcext:value-type="float">
            <text:p><text:s/>16.61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42782928881995" calcext:value-type="float">
            <text:p><text:s/>6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5100" calcext:value-type="float">
            <text:p>405100</text:p>
          </table:table-cell>
          <table:table-cell office:value-type="string" calcext:value-type="string">
            <text:p>Varejo Sudoeste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410.8388659483" calcext:value-type="float">
            <text:p><text:s/>17.411 </text:p>
          </table:table-cell>
          <table:table-cell table:style-name="ce7" office:value-type="float" office:value="18015.4151506381" calcext:value-type="float">
            <text:p><text:s/>18.015 </text:p>
          </table:table-cell>
          <table:table-cell table:style-name="ce7" office:value-type="float" office:value="18700.6905238077" calcext:value-type="float">
            <text:p><text:s/>18.701 </text:p>
          </table:table-cell>
          <table:table-cell table:style-name="ce7" office:value-type="float" office:value="18697.207121791" calcext:value-type="float">
            <text:p><text:s/>18.697 </text:p>
          </table:table-cell>
          <table:table-cell table:style-name="ce7" office:value-type="float" office:value="18708.0887386839" calcext:value-type="float">
            <text:p><text:s/>18.708 </text:p>
          </table:table-cell>
          <table:table-cell table:style-name="ce7" office:value-type="float" office:value="19986.8114064447" calcext:value-type="float">
            <text:p><text:s/>19.987 </text:p>
          </table:table-cell>
          <table:table-cell table:style-name="ce7" office:value-type="float" office:value="19188.3448556838" calcext:value-type="float">
            <text:p><text:s/>19.188 </text:p>
          </table:table-cell>
          <table:table-cell table:style-name="ce7" office:value-type="float" office:value="19826.0318845999" calcext:value-type="float">
            <text:p><text:s/>19.826 </text:p>
          </table:table-cell>
          <table:table-cell table:number-columns-repeated="2" table:style-name="ce7" office:value-type="float" office:value="19831.3831238414" calcext:value-type="float">
            <text:p><text:s/>19.831 </text:p>
          </table:table-cell>
          <table:table-cell table:style-name="ce7" office:value-type="float" office:value="19193.6960949254" calcext:value-type="float">
            <text:p><text:s/>19.194 </text:p>
          </table:table-cell>
          <table:table-cell table:style-name="ce7" office:value-type="float" office:value="18946.4732019705" calcext:value-type="float">
            <text:p><text:s/>18.946 </text:p>
          </table:table-cell>
          <table:table-cell table:style-name="ce7" table:formula="of:=SUM([.F74:.Q74])/12" office:value-type="float" office:value="19028.0303410147" calcext:value-type="float">
            <text:p><text:s/>19.02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59.03568852512" calcext:value-type="float">
            <text:p><text:s/>1.85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24617794245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391.873705589636" calcext:value-type="float">
            <text:p><text:s/>392 </text:p>
          </table:table-cell>
          <table:table-cell table:style-name="ce7" office:value-type="float" office:value="2794.82962559048" calcext:value-type="float">
            <text:p><text:s/>2.79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40334348228966" calcext:value-type="float">
            <text:p><text:s/>8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7073955434818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7431.21136319735" calcext:value-type="float">
            <text:p><text:s/>7.43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90025638973435" calcext:value-type="float">
            <text:p><text:s/>8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05300" calcext:value-type="float">
            <text:p>405300</text:p>
          </table:table-cell>
          <table:table-cell office:value-type="string" calcext:value-type="string">
            <text:p>Ligações Comerciai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757.6445172545" calcext:value-type="float">
            <text:p><text:s/>16.758 </text:p>
          </table:table-cell>
          <table:table-cell table:style-name="ce7" office:value-type="float" office:value="17332.9349521268" calcext:value-type="float">
            <text:p><text:s/>17.333 </text:p>
          </table:table-cell>
          <table:table-cell table:number-columns-repeated="2" table:style-name="ce7" office:value-type="float" office:value="17935.3961011548" calcext:value-type="float">
            <text:p><text:s/>17.935 </text:p>
          </table:table-cell>
          <table:table-cell table:style-name="ce7" office:value-type="float" office:value="17946.2777180476" calcext:value-type="float">
            <text:p><text:s/>17.946 </text:p>
          </table:table-cell>
          <table:table-cell table:style-name="ce7" office:value-type="float" office:value="18912.568895699" calcext:value-type="float">
            <text:p><text:s/>18.913 </text:p>
          </table:table-cell>
          <table:table-cell table:style-name="ce7" office:value-type="float" office:value="18395.1888472442" calcext:value-type="float">
            <text:p><text:s/>18.395 </text:p>
          </table:table-cell>
          <table:table-cell table:style-name="ce7" office:value-type="float" office:value="18999.284205248" calcext:value-type="float">
            <text:p><text:s/>18.999 </text:p>
          </table:table-cell>
          <table:table-cell table:number-columns-repeated="2" table:style-name="ce7" office:value-type="float" office:value="19004.6354444895" calcext:value-type="float">
            <text:p><text:s/>19.005 </text:p>
          </table:table-cell>
          <table:table-cell table:style-name="ce7" office:value-type="float" office:value="18400.5400864858" calcext:value-type="float">
            <text:p><text:s/>18.401 </text:p>
          </table:table-cell>
          <table:table-cell table:style-name="ce7" office:value-type="float" office:value="18144.8484301228" calcext:value-type="float">
            <text:p><text:s/>18.145 </text:p>
          </table:table-cell>
          <table:table-cell table:style-name="ce7" table:formula="of:=SUM([.F75:.Q75])/12" office:value-type="float" office:value="18230.7792286264" calcext:value-type="float">
            <text:p><text:s/>18.23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96.23020322954" calcext:value-type="float">
            <text:p><text:s/>1.89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26364329525" calcext:value-type="float">
            <text:p><text:s/>0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style-name="ce7" office:value-type="float" office:value="1472.21484921363" calcext:value-type="float">
            <text:p><text:s/>1.472 </text:p>
          </table:table-cell>
          <table:table-cell table:style-name="ce7" office:value-type="float" office:value="2327.97869205921" calcext:value-type="float">
            <text:p><text:s/>2.32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85115158676834" calcext:value-type="float">
            <text:p><text:s/>6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7575806311841" calcext:value-type="float">
            <text:p><text:s/>0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6748.68923135055" calcext:value-type="float">
            <text:p><text:s/>6.74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.7285336896313" calcext:value-type="float">
            <text:p><text:s/>13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Novas Habitaçõe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2612.947638403" calcext:value-type="float">
            <text:p><text:s/>22.613 </text:p>
          </table:table-cell>
          <table:table-cell table:style-name="ce7" office:value-type="float" office:value="23368.8582184264" calcext:value-type="float">
            <text:p><text:s/>23.369 </text:p>
          </table:table-cell>
          <table:table-cell table:style-name="ce7" office:value-type="float" office:value="24865.9732541035" calcext:value-type="float">
            <text:p><text:s/>24.866 </text:p>
          </table:table-cell>
          <table:table-cell table:style-name="ce7" office:value-type="float" office:value="24786.8932674672" calcext:value-type="float">
            <text:p><text:s/>24.787 </text:p>
          </table:table-cell>
          <table:table-cell table:style-name="ce7" office:value-type="float" office:value="24799.9512077386" calcext:value-type="float">
            <text:p><text:s/>24.800 </text:p>
          </table:table-cell>
          <table:table-cell table:style-name="ce7" office:value-type="float" office:value="25085.316583125" calcext:value-type="float">
            <text:p><text:s/>25.085 </text:p>
          </table:table-cell>
          <table:table-cell table:style-name="ce7" office:value-type="float" office:value="24785.9011035741" calcext:value-type="float">
            <text:p><text:s/>24.786 </text:p>
          </table:table-cell>
          <table:table-cell table:style-name="ce7" office:value-type="float" office:value="25560.9427246842" calcext:value-type="float">
            <text:p><text:s/>25.561 </text:p>
          </table:table-cell>
          <table:table-cell table:number-columns-repeated="2" table:style-name="ce7" office:value-type="float" office:value="25567.3642117741" calcext:value-type="float">
            <text:p><text:s/>25.567 </text:p>
          </table:table-cell>
          <table:table-cell table:style-name="ce7" office:value-type="float" office:value="26391.8293411475" calcext:value-type="float">
            <text:p><text:s/>26.392 </text:p>
          </table:table-cell>
          <table:table-cell table:style-name="ce7" office:value-type="float" office:value="25373.9442279199" calcext:value-type="float">
            <text:p><text:s/>25.374 </text:p>
          </table:table-cell>
          <table:table-cell table:style-name="ce7" table:formula="of:=SUM([.F76:.Q76])/12" office:value-type="float" office:value="24897.2738325115" calcext:value-type="float">
            <text:p><text:s/>24.897 </text:p>
          </table:table-cell>
          <table:table-cell table:style-name="ce7" office:value-type="float" office:value="76081.4611305326" calcext:value-type="float">
            <text:p><text:s/>76.081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371.650755036982" calcext:value-type="float">
            <text:p><text:s/>37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9383.88103775516" calcext:value-type="float">
            <text:p><text:s/>9.38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27497683574198" calcext:value-type="float">
            <text:p><text:s/>4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1147783510521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6.1155662975605" calcext:value-type="float">
            <text:p><text:s/>86 </text:p>
          </table:table-cell>
          <table:table-cell table:style-name="ce7" office:value-type="float" office:value="26354.357625197" calcext:value-type="float">
            <text:p><text:s/>26.35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69868396746113" calcext:value-type="float">
            <text:p><text:s/>5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string" calcext:value-type="string">
            <text:p>NH - Redes, Franquias Retenção Gdes Clientes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142.8002563506" calcext:value-type="float">
            <text:p><text:s/>22.143 </text:p>
          </table:table-cell>
          <table:table-cell table:style-name="ce7" office:value-type="float" office:value="22911.1081318042" calcext:value-type="float">
            <text:p><text:s/>22.911 </text:p>
          </table:table-cell>
          <table:table-cell table:style-name="ce7" office:value-type="float" office:value="24338.0098118124" calcext:value-type="float">
            <text:p><text:s/>24.338 </text:p>
          </table:table-cell>
          <table:table-cell table:style-name="ce7" office:value-type="float" office:value="24277.8837111659" calcext:value-type="float">
            <text:p><text:s/>24.278 </text:p>
          </table:table-cell>
          <table:table-cell table:style-name="ce7" office:value-type="float" office:value="24288.7653280588" calcext:value-type="float">
            <text:p><text:s/>24.289 </text:p>
          </table:table-cell>
          <table:table-cell table:style-name="ce7" office:value-type="float" office:value="25233.5826581487" calcext:value-type="float">
            <text:p><text:s/>25.234 </text:p>
          </table:table-cell>
          <table:table-cell table:style-name="ce7" office:value-type="float" office:value="24542.0820148917" calcext:value-type="float">
            <text:p><text:s/>24.542 </text:p>
          </table:table-cell>
          <table:table-cell table:style-name="ce7" office:value-type="float" office:value="25361.0231698362" calcext:value-type="float">
            <text:p><text:s/>25.361 </text:p>
          </table:table-cell>
          <table:table-cell table:number-columns-repeated="2" table:style-name="ce7" office:value-type="float" office:value="25366.3744090778" calcext:value-type="float">
            <text:p><text:s/>25.366 </text:p>
          </table:table-cell>
          <table:table-cell table:style-name="ce7" office:value-type="float" office:value="25555.065012062" calcext:value-type="float">
            <text:p><text:s/>25.555 </text:p>
          </table:table-cell>
          <table:table-cell table:style-name="ce7" office:value-type="float" office:value="24809.4125618621" calcext:value-type="float">
            <text:p><text:s/>24.809 </text:p>
          </table:table-cell>
          <table:table-cell table:style-name="ce7" table:formula="of:=SUM([.F77:.Q77])/12" office:value-type="float" office:value="24516.0401228457" calcext:value-type="float">
            <text:p><text:s/>24.51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54.746283476967" calcext:value-type="float">
            <text:p><text:s/>45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589616358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94.38022130189" calcext:value-type="float">
            <text:p><text:s/>3.39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63862631858141" calcext:value-type="float">
            <text:p><text:s/>2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3919639889519" calcext:value-type="float">
            <text:p><text:s/>0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634.4647138441" calcext:value-type="float">
            <text:p><text:s/>10.63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68472802874625" calcext:value-type="float">
            <text:p><text:s/>9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7072750388541" calcext:value-type="float">
            <text:p><text:s/>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string" calcext:value-type="string">
            <text:p>Novas Habitações I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0642.4122425739" calcext:value-type="float">
            <text:p><text:s/>20.642 </text:p>
          </table:table-cell>
          <table:table-cell table:style-name="ce7" office:value-type="float" office:value="21343.7187429525" calcext:value-type="float">
            <text:p><text:s/>21.344 </text:p>
          </table:table-cell>
          <table:table-cell table:style-name="ce7" office:value-type="float" office:value="22478.2980490265" calcext:value-type="float">
            <text:p><text:s/>22.478 </text:p>
          </table:table-cell>
          <table:table-cell table:style-name="ce7" office:value-type="float" office:value="22451.9253668857" calcext:value-type="float">
            <text:p><text:s/>22.452 </text:p>
          </table:table-cell>
          <table:table-cell table:style-name="ce7" office:value-type="float" office:value="22462.8069837785" calcext:value-type="float">
            <text:p><text:s/>22.463 </text:p>
          </table:table-cell>
          <table:table-cell table:style-name="ce7" office:value-type="float" office:value="23966.6557312542" calcext:value-type="float">
            <text:p><text:s/>23.967 </text:p>
          </table:table-cell>
          <table:table-cell table:style-name="ce7" office:value-type="float" office:value="23108.9806949455" calcext:value-type="float">
            <text:p><text:s/>23.109 </text:p>
          </table:table-cell>
          <table:table-cell table:style-name="ce7" office:value-type="float" office:value="23866.3366137244" calcext:value-type="float">
            <text:p><text:s/>23.866 </text:p>
          </table:table-cell>
          <table:table-cell table:number-columns-repeated="2" table:style-name="ce7" office:value-type="float" office:value="23871.6878529659" calcext:value-type="float">
            <text:p><text:s/>23.872 </text:p>
          </table:table-cell>
          <table:table-cell table:style-name="ce7" office:value-type="float" office:value="23114.331934187" calcext:value-type="float">
            <text:p><text:s/>23.114 </text:p>
          </table:table-cell>
          <table:table-cell table:style-name="ce7" office:value-type="float" office:value="22928.1247231042" calcext:value-type="float">
            <text:p><text:s/>22.928 </text:p>
          </table:table-cell>
          <table:table-cell table:style-name="ce7" table:formula="of:=SUM([.F78:.Q78])/12" office:value-type="float" office:value="22842.2472323637" calcext:value-type="float">
            <text:p><text:s/>22.84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63.851055462271" calcext:value-type="float">
            <text:p><text:s/>86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2986451281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67.36096684166" calcext:value-type="float">
            <text:p><text:s/>1.26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17623310737317" calcext:value-type="float">
            <text:p><text:s/>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4408.15834354712" calcext:value-type="float">
            <text:p><text:s/>4.40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0.3240400444391" calcext:value-type="float">
            <text:p><text:s/>2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string" calcext:value-type="string">
            <text:p>Geração Distribuída &amp; Aplicaçõe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domicílio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2655.6248757851" calcext:value-type="float">
            <text:p><text:s/>22.656 </text:p>
          </table:table-cell>
          <table:table-cell table:style-name="ce7" office:value-type="float" office:value="23414.2570133586" calcext:value-type="float">
            <text:p><text:s/>23.414 </text:p>
          </table:table-cell>
          <table:table-cell table:style-name="ce7" office:value-type="float" office:value="24609.8717999323" calcext:value-type="float">
            <text:p><text:s/>24.610 </text:p>
          </table:table-cell>
          <table:table-cell table:style-name="ce7" office:value-type="float" office:value="24582.4806205522" calcext:value-type="float">
            <text:p><text:s/>24.582 </text:p>
          </table:table-cell>
          <table:table-cell table:style-name="ce7" office:value-type="float" office:value="24595.5385608235" calcext:value-type="float">
            <text:p><text:s/>24.596 </text:p>
          </table:table-cell>
          <table:table-cell table:style-name="ce7" office:value-type="float" office:value="26748.0198483196" calcext:value-type="float">
            <text:p><text:s/>26.748 </text:p>
          </table:table-cell>
          <table:table-cell table:style-name="ce7" office:value-type="float" office:value="25292.9788769221" calcext:value-type="float">
            <text:p><text:s/>25.293 </text:p>
          </table:table-cell>
          <table:table-cell table:style-name="ce7" office:value-type="float" office:value="26093.5260353316" calcext:value-type="float">
            <text:p><text:s/>26.094 </text:p>
          </table:table-cell>
          <table:table-cell table:number-columns-repeated="2" table:style-name="ce7" office:value-type="float" office:value="26099.9475224214" calcext:value-type="float">
            <text:p><text:s/>26.100 </text:p>
          </table:table-cell>
          <table:table-cell table:style-name="ce7" office:value-type="float" office:value="25299.4003640119" calcext:value-type="float">
            <text:p><text:s/>25.299 </text:p>
          </table:table-cell>
          <table:table-cell table:style-name="ce7" office:value-type="float" office:value="25116.8057364951" calcext:value-type="float">
            <text:p><text:s/>25.117 </text:p>
          </table:table-cell>
          <table:table-cell table:style-name="ce7" table:formula="of:=SUM([.F79:.Q79])/12" office:value-type="float" office:value="25050.6998980312" calcext:value-type="float">
            <text:p><text:s/>25.05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06.130998214032" calcext:value-type="float">
            <text:p><text:s/>806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9161784673192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086665496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46.69467107891" calcext:value-type="float">
            <text:p><text:s/>3.84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83645682824465" calcext:value-type="float">
            <text:p><text:s/>3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3122537978851" calcext:value-type="float">
            <text:p><text:s/>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.2231132595121" calcext:value-type="float">
            <text:p><text:s/>17 </text:p>
          </table:table-cell>
          <table:table-cell table:style-name="ce7" office:value-type="float" office:value="21989.8077739973" calcext:value-type="float">
            <text:p><text:s/>21.990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4.4065977839529" calcext:value-type="float">
            <text:p><text:s/>34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string" calcext:value-type="string">
            <text:p>Ativação de Cliente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8420.5861400023" calcext:value-type="float">
            <text:p><text:s/>18.421 </text:p>
          </table:table-cell>
          <table:table-cell table:style-name="ce7" office:value-type="float" office:value="19039.8663597142" calcext:value-type="float">
            <text:p><text:s/>19.040 </text:p>
          </table:table-cell>
          <table:table-cell table:style-name="ce7" office:value-type="float" office:value="20021.4277934558" calcext:value-type="float">
            <text:p><text:s/>20.021 </text:p>
          </table:table-cell>
          <table:table-cell table:style-name="ce7" office:value-type="float" office:value="19999.1573918626" calcext:value-type="float">
            <text:p><text:s/>19.999 </text:p>
          </table:table-cell>
          <table:table-cell table:style-name="ce7" office:value-type="float" office:value="20011.8526115709" calcext:value-type="float">
            <text:p><text:s/>20.012 </text:p>
          </table:table-cell>
          <table:table-cell table:style-name="ce7" office:value-type="float" office:value="21402.1401423556" calcext:value-type="float">
            <text:p><text:s/>21.402 </text:p>
          </table:table-cell>
          <table:table-cell table:style-name="ce7" office:value-type="float" office:value="20637.0761804888" calcext:value-type="float">
            <text:p><text:s/>20.637 </text:p>
          </table:table-cell>
          <table:table-cell table:style-name="ce7" office:value-type="float" office:value="21289.2015395529" calcext:value-type="float">
            <text:p><text:s/>21.289 </text:p>
          </table:table-cell>
          <table:table-cell table:number-columns-repeated="2" table:style-name="ce7" office:value-type="float" office:value="21295.4446520013" calcext:value-type="float">
            <text:p><text:s/>21.295 </text:p>
          </table:table-cell>
          <table:table-cell table:style-name="ce7" office:value-type="float" office:value="20643.3192929372" calcext:value-type="float">
            <text:p><text:s/>20.643 </text:p>
          </table:table-cell>
          <table:table-cell table:style-name="ce7" office:value-type="float" office:value="20448.6057979759" calcext:value-type="float">
            <text:p><text:s/>20.449 </text:p>
          </table:table-cell>
          <table:table-cell table:style-name="ce7" table:formula="of:=SUM([.F80:.Q80])/12" office:value-type="float" office:value="20375.3435461599" calcext:value-type="float">
            <text:p><text:s/>20.375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497.9207796021" calcext:value-type="float">
            <text:p><text:s/>35.498 </text:p>
          </table:table-cell>
          <table:table-cell table:number-columns-repeated="3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4100" calcext:value-type="float">
            <text:p>414100</text:p>
          </table:table-cell>
          <table:table-cell office:value-type="string" calcext:value-type="string">
            <text:p>Parceria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81:.Q81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284.34345434372" calcext:value-type="float">
            <text:p><text:s/>2.284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2812.4774631619" calcext:value-type="float">
            <text:p><text:s/>82.812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41557812911888" calcext:value-type="float">
            <text:p><text:s/>0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64863.6692620716" calcext:value-type="float">
            <text:p><text:s/>64.86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3801298515691" calcext:value-type="float">
            <text:p><text:s/>5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string" calcext:value-type="string">
            <text:p>Novas Habitações II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Novos usuários comerciai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486.8735213988" calcext:value-type="float">
            <text:p><text:s/>19.487 </text:p>
          </table:table-cell>
          <table:table-cell table:style-name="ce7" office:value-type="float" office:value="20148.6006903661" calcext:value-type="float">
            <text:p><text:s/>20.149 </text:p>
          </table:table-cell>
          <table:table-cell table:style-name="ce7" office:value-type="float" office:value="21221.5668012617" calcext:value-type="float">
            <text:p><text:s/>21.222 </text:p>
          </table:table-cell>
          <table:table-cell table:style-name="ce7" office:value-type="float" office:value="21196.6825027679" calcext:value-type="float">
            <text:p><text:s/>21.197 </text:p>
          </table:table-cell>
          <table:table-cell table:style-name="ce7" office:value-type="float" office:value="21207.5641196607" calcext:value-type="float">
            <text:p><text:s/>21.208 </text:p>
          </table:table-cell>
          <table:table-cell table:style-name="ce7" office:value-type="float" office:value="22705.2551425806" calcext:value-type="float">
            <text:p><text:s/>22.705 </text:p>
          </table:table-cell>
          <table:table-cell table:style-name="ce7" office:value-type="float" office:value="21834.9246755176" calcext:value-type="float">
            <text:p><text:s/>21.835 </text:p>
          </table:table-cell>
          <table:table-cell table:style-name="ce7" office:value-type="float" office:value="22549.5380247398" calcext:value-type="float">
            <text:p><text:s/>22.550 </text:p>
          </table:table-cell>
          <table:table-cell table:number-columns-repeated="2" table:style-name="ce7" office:value-type="float" office:value="22554.8892639813" calcext:value-type="float">
            <text:p><text:s/>22.555 </text:p>
          </table:table-cell>
          <table:table-cell table:style-name="ce7" office:value-type="float" office:value="21840.2759147592" calcext:value-type="float">
            <text:p><text:s/>21.840 </text:p>
          </table:table-cell>
          <table:table-cell table:style-name="ce7" office:value-type="float" office:value="21652.4361527937" calcext:value-type="float">
            <text:p><text:s/>21.652 </text:p>
          </table:table-cell>
          <table:table-cell table:style-name="ce7" table:formula="of:=SUM([.F82:.Q82])/12" office:value-type="float" office:value="21579.4580061507" calcext:value-type="float">
            <text:p><text:s/>21.57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615.383598228712" calcext:value-type="float">
            <text:p><text:s/>615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7716252319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24.42077928002" calcext:value-type="float">
            <text:p><text:s/>1.12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2506437049178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2721.07942930439" calcext:value-type="float">
            <text:p><text:s/>2.721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.3844426296883" calcext:value-type="float">
            <text:p><text:s/>21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Comercial <text:s/>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Extensão adicional de rede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4396.4433269227" calcext:value-type="float">
            <text:p><text:s/>74.396 </text:p>
          </table:table-cell>
          <table:table-cell table:style-name="ce7" office:value-type="float" office:value="87837.289321259" calcext:value-type="float">
            <text:p><text:s/>87.837 </text:p>
          </table:table-cell>
          <table:table-cell table:style-name="ce7" office:value-type="float" office:value="87388.0833878575" calcext:value-type="float">
            <text:p><text:s/>87.388 </text:p>
          </table:table-cell>
          <table:table-cell table:style-name="ce7" office:value-type="float" office:value="86848.1566028769" calcext:value-type="float">
            <text:p><text:s/>86.848 </text:p>
          </table:table-cell>
          <table:table-cell table:style-name="ce7" office:value-type="float" office:value="81191.4563335367" calcext:value-type="float">
            <text:p><text:s/>81.191 </text:p>
          </table:table-cell>
          <table:table-cell table:style-name="ce7" office:value-type="float" office:value="79829.1320467511" calcext:value-type="float">
            <text:p><text:s/>79.829 </text:p>
          </table:table-cell>
          <table:table-cell table:style-name="ce7" office:value-type="float" office:value="79656.9564034292" calcext:value-type="float">
            <text:p><text:s/>79.657 </text:p>
          </table:table-cell>
          <table:table-cell table:style-name="ce7" office:value-type="float" office:value="81856.7271565603" calcext:value-type="float">
            <text:p><text:s/>81.857 </text:p>
          </table:table-cell>
          <table:table-cell table:number-columns-repeated="2" table:style-name="ce7" office:value-type="float" office:value="87529.6602820348" calcext:value-type="float">
            <text:p><text:s/>87.530 </text:p>
          </table:table-cell>
          <table:table-cell table:style-name="ce7" office:value-type="float" office:value="98873.6996012525" calcext:value-type="float">
            <text:p><text:s/>98.874 </text:p>
          </table:table-cell>
          <table:table-cell table:style-name="ce7" office:value-type="float" office:value="83106.9108155619" calcext:value-type="float">
            <text:p><text:s/>83.107 </text:p>
          </table:table-cell>
          <table:table-cell table:style-name="ce7" table:formula="of:=SUM([.F83:.Q83])/12" office:value-type="float" office:value="84670.3479633398" calcext:value-type="float">
            <text:p><text:s/>84.67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0.797024334977" calcext:value-type="float">
            <text:p><text:s/>46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96.63496566553" calcext:value-type="float">
            <text:p><text:s/>1.79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.9196365006177" calcext:value-type="float">
            <text:p><text:s/>19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797.0494787865" calcext:value-type="float">
            <text:p><text:s/>12.79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81112958938696" calcext:value-type="float">
            <text:p><text:s/>6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10100" calcext:value-type="float">
            <text:p>510100</text:p>
          </table:table-cell>
          <table:table-cell office:value-type="string" calcext:value-type="string">
            <text:p>Indústrias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0680.6331058837" calcext:value-type="float">
            <text:p><text:s/>20.681 </text:p>
          </table:table-cell>
          <table:table-cell table:style-name="ce7" office:value-type="float" office:value="21399.9120391208" calcext:value-type="float">
            <text:p><text:s/>21.400 </text:p>
          </table:table-cell>
          <table:table-cell table:style-name="ce7" office:value-type="float" office:value="22562.4690526714" calcext:value-type="float">
            <text:p><text:s/>22.562 </text:p>
          </table:table-cell>
          <table:table-cell table:style-name="ce7" office:value-type="float" office:value="22535.420515881" calcext:value-type="float">
            <text:p><text:s/>22.535 </text:p>
          </table:table-cell>
          <table:table-cell table:style-name="ce7" office:value-type="float" office:value="22546.3021327738" calcext:value-type="float">
            <text:p><text:s/>22.546 </text:p>
          </table:table-cell>
          <table:table-cell table:style-name="ce7" office:value-type="float" office:value="24363.7634510293" calcext:value-type="float">
            <text:p><text:s/>24.364 </text:p>
          </table:table-cell>
          <table:table-cell table:style-name="ce7" office:value-type="float" office:value="23201.0186425397" calcext:value-type="float">
            <text:p><text:s/>23.201 </text:p>
          </table:table-cell>
          <table:table-cell table:style-name="ce7" office:value-type="float" office:value="23977.7833762799" calcext:value-type="float">
            <text:p><text:s/>23.978 </text:p>
          </table:table-cell>
          <table:table-cell table:number-columns-repeated="2" table:style-name="ce7" office:value-type="float" office:value="23983.1346155215" calcext:value-type="float">
            <text:p><text:s/>23.983 </text:p>
          </table:table-cell>
          <table:table-cell table:style-name="ce7" office:value-type="float" office:value="23206.3698817812" calcext:value-type="float">
            <text:p><text:s/>23.206 </text:p>
          </table:table-cell>
          <table:table-cell table:style-name="ce7" office:value-type="float" office:value="23020.9039901679" calcext:value-type="float">
            <text:p><text:s/>23.021 </text:p>
          </table:table-cell>
          <table:table-cell table:style-name="ce7" table:formula="of:=SUM([.F84:.Q84])/12" office:value-type="float" office:value="22955.0704515976" calcext:value-type="float">
            <text:p><text:s/>22.95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317.9626533427" calcext:value-type="float">
            <text:p><text:s/>2.31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3331919881459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23963537916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7562.76102625268" calcext:value-type="float">
            <text:p><text:s/>7.563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29690437115201" calcext:value-type="float">
            <text:p><text:s/>7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8280610275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184.7448538218" calcext:value-type="float">
            <text:p><text:s/>18.18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07551594407622" calcext:value-type="float">
            <text:p><text:s/>8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10300" calcext:value-type="float">
            <text:p>510300</text:p>
          </table:table-cell>
          <table:table-cell office:value-type="string" calcext:value-type="string">
            <text:p>Crédito e Cobrança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Novos usuários comerciai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3438.7505075199" calcext:value-type="float">
            <text:p><text:s/>13.439 </text:p>
          </table:table-cell>
          <table:table-cell table:style-name="ce7" office:value-type="float" office:value="13850.1956116654" calcext:value-type="float">
            <text:p><text:s/>13.850 </text:p>
          </table:table-cell>
          <table:table-cell table:style-name="ce7" office:value-type="float" office:value="14494.7012977529" calcext:value-type="float">
            <text:p><text:s/>14.495 </text:p>
          </table:table-cell>
          <table:table-cell table:style-name="ce7" office:value-type="float" office:value="14480.7553889949" calcext:value-type="float">
            <text:p><text:s/>14.481 </text:p>
          </table:table-cell>
          <table:table-cell table:style-name="ce7" office:value-type="float" office:value="14494.357410111" calcext:value-type="float">
            <text:p><text:s/>14.494 </text:p>
          </table:table-cell>
          <table:table-cell table:style-name="ce7" office:value-type="float" office:value="15639.5121337892" calcext:value-type="float">
            <text:p><text:s/>15.640 </text:p>
          </table:table-cell>
          <table:table-cell table:style-name="ce7" office:value-type="float" office:value="15027.5682664254" calcext:value-type="float">
            <text:p><text:s/>15.028 </text:p>
          </table:table-cell>
          <table:table-cell table:style-name="ce7" office:value-type="float" office:value="15446.9237178773" calcext:value-type="float">
            <text:p><text:s/>15.447 </text:p>
          </table:table-cell>
          <table:table-cell table:number-columns-repeated="2" table:style-name="ce7" office:value-type="float" office:value="15453.6127669292" calcext:value-type="float">
            <text:p><text:s/>15.454 </text:p>
          </table:table-cell>
          <table:table-cell table:style-name="ce7" office:value-type="float" office:value="15034.2573154773" calcext:value-type="float">
            <text:p><text:s/>15.034 </text:p>
          </table:table-cell>
          <table:table-cell table:style-name="ce7" office:value-type="float" office:value="14880.8354008652" calcext:value-type="float">
            <text:p><text:s/>14.881 </text:p>
          </table:table-cell>
          <table:table-cell table:style-name="ce7" table:formula="of:=SUM([.F85:.Q85])/12" office:value-type="float" office:value="14807.9235486947" calcext:value-type="float">
            <text:p><text:s/>14.80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55.370173913066" calcext:value-type="float">
            <text:p><text:s/>35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9327.627599218" calcext:value-type="float">
            <text:p><text:s/>219.328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0165961040144" calcext:value-type="float">
            <text:p><text:s/>11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894.95885593607" calcext:value-type="float">
            <text:p><text:s/>5.895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22.2255686149234" calcext:value-type="float">
            <text:p><text:s/>2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Vendas Indústrias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8066.7150105957" calcext:value-type="float">
            <text:p><text:s/>28.067 </text:p>
          </table:table-cell>
          <table:table-cell table:style-name="ce7" office:value-type="float" office:value="29041.8602625693" calcext:value-type="float">
            <text:p><text:s/>29.042 </text:p>
          </table:table-cell>
          <table:table-cell table:style-name="ce7" office:value-type="float" office:value="30797.1853317452" calcext:value-type="float">
            <text:p><text:s/>30.797 </text:p>
          </table:table-cell>
          <table:table-cell table:style-name="ce7" office:value-type="float" office:value="30723.4463578934" calcext:value-type="float">
            <text:p><text:s/>30.723 </text:p>
          </table:table-cell>
          <table:table-cell table:style-name="ce7" office:value-type="float" office:value="30735.4161364755" calcext:value-type="float">
            <text:p><text:s/>30.735 </text:p>
          </table:table-cell>
          <table:table-cell table:style-name="ce7" office:value-type="float" office:value="32126.7295973037" calcext:value-type="float">
            <text:p><text:s/>32.127 </text:p>
          </table:table-cell>
          <table:table-cell table:style-name="ce7" office:value-type="float" office:value="31120.5198826456" calcext:value-type="float">
            <text:p><text:s/>31.121 </text:p>
          </table:table-cell>
          <table:table-cell table:style-name="ce7" office:value-type="float" office:value="32151.6628868637" calcext:value-type="float">
            <text:p><text:s/>32.152 </text:p>
          </table:table-cell>
          <table:table-cell table:number-columns-repeated="2" table:style-name="ce7" office:value-type="float" office:value="32157.5492500293" calcext:value-type="float">
            <text:p><text:s/>32.158 </text:p>
          </table:table-cell>
          <table:table-cell table:style-name="ce7" office:value-type="float" office:value="32316.4512323557" calcext:value-type="float">
            <text:p><text:s/>32.316 </text:p>
          </table:table-cell>
          <table:table-cell table:style-name="ce7" office:value-type="float" office:value="31402.1674955815" calcext:value-type="float">
            <text:p><text:s/>31.402 </text:p>
          </table:table-cell>
          <table:table-cell table:style-name="ce7" table:formula="of:=SUM([.F86:.Q86])/12" office:value-type="float" office:value="31066.4377245073" calcext:value-type="float">
            <text:p><text:s/>31.06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35.29748390918" calcext:value-type="float">
            <text:p><text:s/>1.535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25924826574468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677214204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58.03361847455" calcext:value-type="float">
            <text:p><text:s/>1.15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26187945540774" calcext:value-type="float">
            <text:p><text:s/>5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6071754242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988.8135222104" calcext:value-type="float">
            <text:p><text:s/>19.98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97677816698221" calcext:value-type="float">
            <text:p><text:s/>8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string" calcext:value-type="string">
            <text:p>Novas Indústrias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87:.Q87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887.797661656354" calcext:value-type="float">
            <text:p><text:s/>88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1110639960486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10968300943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528.219284601665" calcext:value-type="float">
            <text:p><text:s/>52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94570765317708" calcext:value-type="float">
            <text:p><text:s/>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3328988194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3306.88717618242" calcext:value-type="float">
            <text:p><text:s/>3.30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79492475149753" calcext:value-type="float">
            <text:p><text:s/>4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Serviços Técnicos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5581.7938772736" calcext:value-type="float">
            <text:p><text:s/>25.582 </text:p>
          </table:table-cell>
          <table:table-cell table:style-name="ce7" office:value-type="float" office:value="26507.3329764825" calcext:value-type="float">
            <text:p><text:s/>26.507 </text:p>
          </table:table-cell>
          <table:table-cell table:style-name="ce7" office:value-type="float" office:value="27956.1943164563" calcext:value-type="float">
            <text:p><text:s/>27.956 </text:p>
          </table:table-cell>
          <table:table-cell table:style-name="ce7" office:value-type="float" office:value="27929.4187866756" calcext:value-type="float">
            <text:p><text:s/>27.929 </text:p>
          </table:table-cell>
          <table:table-cell table:style-name="ce7" office:value-type="float" office:value="27941.3885652577" calcext:value-type="float">
            <text:p><text:s/>27.941 </text:p>
          </table:table-cell>
          <table:table-cell table:style-name="ce7" office:value-type="float" office:value="29770.8594763109" calcext:value-type="float">
            <text:p><text:s/>29.771 </text:p>
          </table:table-cell>
          <table:table-cell table:style-name="ce7" office:value-type="float" office:value="28668.8064130892" calcext:value-type="float">
            <text:p><text:s/>28.669 </text:p>
          </table:table-cell>
          <table:table-cell table:style-name="ce7" office:value-type="float" office:value="29658.3267515181" calcext:value-type="float">
            <text:p><text:s/>29.658 </text:p>
          </table:table-cell>
          <table:table-cell table:number-columns-repeated="2" table:style-name="ce7" office:value-type="float" office:value="29664.2131146838" calcext:value-type="float">
            <text:p><text:s/>29.664 </text:p>
          </table:table-cell>
          <table:table-cell table:style-name="ce7" office:value-type="float" office:value="28674.6927762549" calcext:value-type="float">
            <text:p><text:s/>28.675 </text:p>
          </table:table-cell>
          <table:table-cell table:style-name="ce7" office:value-type="float" office:value="28298.6427165281" calcext:value-type="float">
            <text:p><text:s/>28.299 </text:p>
          </table:table-cell>
          <table:table-cell table:style-name="ce7" table:formula="of:=SUM([.F88:.Q88])/12" office:value-type="float" office:value="28359.6569071012" calcext:value-type="float">
            <text:p><text:s/>28.36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07.92282860922" calcext:value-type="float">
            <text:p><text:s/>3.60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41992969929397" calcext:value-type="float">
            <text:p><text:s/>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25989265143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37.58891737856" calcext:value-type="float">
            <text:p><text:s/>1.33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6.16938757651282" calcext:value-type="float">
            <text:p><text:s/>6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0005767145951" calcext:value-type="float">
            <text:p><text:s/>0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style-name="ce7" office:value-type="float" office:value="7971.64877237477" calcext:value-type="float">
            <text:p><text:s/>7.97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5.11297122385141" calcext:value-type="float">
            <text:p><text:s/>5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Suporte ao Negócio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797.3039892061" calcext:value-type="float">
            <text:p><text:s/>19.797 </text:p>
          </table:table-cell>
          <table:table-cell table:style-name="ce7" office:value-type="float" office:value="20470.5009172174" calcext:value-type="float">
            <text:p><text:s/>20.471 </text:p>
          </table:table-cell>
          <table:table-cell table:style-name="ce7" office:value-type="float" office:value="21533.695388328" calcext:value-type="float">
            <text:p><text:s/>21.534 </text:p>
          </table:table-cell>
          <table:table-cell table:style-name="ce7" office:value-type="float" office:value="21509.5260675158" calcext:value-type="float">
            <text:p><text:s/>21.510 </text:p>
          </table:table-cell>
          <table:table-cell table:style-name="ce7" office:value-type="float" office:value="21523.1280886318" calcext:value-type="float">
            <text:p><text:s/>21.523 </text:p>
          </table:table-cell>
          <table:table-cell table:style-name="ce7" office:value-type="float" office:value="23033.6761393259" calcext:value-type="float">
            <text:p><text:s/>23.034 </text:p>
          </table:table-cell>
          <table:table-cell table:style-name="ce7" office:value-type="float" office:value="22193.2088911503" calcext:value-type="float">
            <text:p><text:s/>22.193 </text:p>
          </table:table-cell>
          <table:table-cell table:style-name="ce7" office:value-type="float" office:value="22900.9516240724" calcext:value-type="float">
            <text:p><text:s/>22.901 </text:p>
          </table:table-cell>
          <table:table-cell table:number-columns-repeated="2" table:style-name="ce7" office:value-type="float" office:value="22907.6406731243" calcext:value-type="float">
            <text:p><text:s/>22.908 </text:p>
          </table:table-cell>
          <table:table-cell table:style-name="ce7" office:value-type="float" office:value="22199.8979402022" calcext:value-type="float">
            <text:p><text:s/>22.200 </text:p>
          </table:table-cell>
          <table:table-cell table:style-name="ce7" office:value-type="float" office:value="22018.159784479" calcext:value-type="float">
            <text:p><text:s/>22.018 </text:p>
          </table:table-cell>
          <table:table-cell table:style-name="ce7" table:formula="of:=SUM([.F89:.Q89])/12" office:value-type="float" office:value="21916.2775146981" calcext:value-type="float">
            <text:p><text:s/>21.916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6703.78233922787" calcext:value-type="float">
            <text:p><text:s/>6.704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36529443628681" calcext:value-type="float">
            <text:p><text:s/>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63955549572574" calcext:value-type="float">
            <text:p><text:s/>9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Planejamento e Suporte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3635.4382108492" calcext:value-type="float">
            <text:p><text:s/>33.635 </text:p>
          </table:table-cell>
          <table:table-cell table:style-name="ce7" office:value-type="float" office:value="34752.9491846801" calcext:value-type="float">
            <text:p><text:s/>34.753 </text:p>
          </table:table-cell>
          <table:table-cell table:style-name="ce7" office:value-type="float" office:value="37110.7775140046" calcext:value-type="float">
            <text:p><text:s/>37.111 </text:p>
          </table:table-cell>
          <table:table-cell table:style-name="ce7" office:value-type="float" office:value="36961.0759543289" calcext:value-type="float">
            <text:p><text:s/>36.961 </text:p>
          </table:table-cell>
          <table:table-cell table:style-name="ce7" office:value-type="float" office:value="36971.9575712217" calcext:value-type="float">
            <text:p><text:s/>36.972 </text:p>
          </table:table-cell>
          <table:table-cell table:style-name="ce7" office:value-type="float" office:value="37284.8792016382" calcext:value-type="float">
            <text:p><text:s/>37.285 </text:p>
          </table:table-cell>
          <table:table-cell table:style-name="ce7" office:value-type="float" office:value="36818.0935378835" calcext:value-type="float">
            <text:p><text:s/>36.818 </text:p>
          </table:table-cell>
          <table:table-cell table:style-name="ce7" office:value-type="float" office:value="37999.1599410173" calcext:value-type="float">
            <text:p><text:s/>37.999 </text:p>
          </table:table-cell>
          <table:table-cell table:number-columns-repeated="2" table:style-name="ce7" office:value-type="float" office:value="38004.5111802588" calcext:value-type="float">
            <text:p><text:s/>38.005 </text:p>
          </table:table-cell>
          <table:table-cell table:style-name="ce7" office:value-type="float" office:value="38975.3286719007" calcext:value-type="float">
            <text:p><text:s/>38.975 </text:p>
          </table:table-cell>
          <table:table-cell table:style-name="ce7" office:value-type="float" office:value="37861.4960689487" calcext:value-type="float">
            <text:p><text:s/>37.861 </text:p>
          </table:table-cell>
          <table:table-cell table:style-name="ce7" table:formula="of:=SUM([.F90:.Q90])/12" office:value-type="float" office:value="37031.6815180825" calcext:value-type="float">
            <text:p><text:s/>37.032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5013263325911" calcext:value-type="float">
            <text:p><text:s/>1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3099946119904" calcext:value-type="float">
            <text:p><text:s/>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63955549572574" calcext:value-type="float">
            <text:p><text:s/>9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Estratégia de Investimento 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Usuário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5704.2609076205" calcext:value-type="float">
            <text:p><text:s/>15.704 </text:p>
          </table:table-cell>
          <table:table-cell table:style-name="ce7" office:value-type="float" office:value="16212.2283546491" calcext:value-type="float">
            <text:p><text:s/>16.212 </text:p>
          </table:table-cell>
          <table:table-cell table:style-name="ce7" office:value-type="float" office:value="17027.1238163677" calcext:value-type="float">
            <text:p><text:s/>17.027 </text:p>
          </table:table-cell>
          <table:table-cell table:style-name="ce7" office:value-type="float" office:value="17008.7001142918" calcext:value-type="float">
            <text:p><text:s/>17.009 </text:p>
          </table:table-cell>
          <table:table-cell table:style-name="ce7" office:value-type="float" office:value="17020.7907997282" calcext:value-type="float">
            <text:p><text:s/>17.021 </text:p>
          </table:table-cell>
          <table:table-cell table:style-name="ce7" office:value-type="float" office:value="18204.9097351664" calcext:value-type="float">
            <text:p><text:s/>18.205 </text:p>
          </table:table-cell>
          <table:table-cell table:style-name="ce7" office:value-type="float" office:value="17583.3823891117" calcext:value-type="float">
            <text:p><text:s/>17.583 </text:p>
          </table:table-cell>
          <table:table-cell table:style-name="ce7" office:value-type="float" office:value="18120.8482382491" calcext:value-type="float">
            <text:p><text:s/>18.121 </text:p>
          </table:table-cell>
          <table:table-cell table:number-columns-repeated="2" table:style-name="ce7" office:value-type="float" office:value="18126.7940596286" calcext:value-type="float">
            <text:p><text:s/>18.127 </text:p>
          </table:table-cell>
          <table:table-cell table:style-name="ce7" office:value-type="float" office:value="17589.3282104912" calcext:value-type="float">
            <text:p><text:s/>17.589 </text:p>
          </table:table-cell>
          <table:table-cell table:style-name="ce7" office:value-type="float" office:value="17418.4801107628" calcext:value-type="float">
            <text:p><text:s/>17.418 </text:p>
          </table:table-cell>
          <table:table-cell table:style-name="ce7" table:formula="of:=SUM([.F91:.Q91])/12" office:value-type="float" office:value="17345.3033996413" calcext:value-type="float">
            <text:p><text:s/>17.34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.2705596664572" calcext:value-type="float">
            <text:p><text:s/>1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4979.367720123" calcext:value-type="float">
            <text:p><text:s/>174.979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4.4924053768916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67.22960284866" calcext:value-type="float">
            <text:p><text:s/>3.86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7251110299135" calcext:value-type="float">
            <text:p><text:s/>12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Suprimentos <text:s text:c="2"/>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Usuário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1139.0016932786" calcext:value-type="float">
            <text:p><text:s/>31.139 </text:p>
          </table:table-cell>
          <table:table-cell table:style-name="ce7" office:value-type="float" office:value="32203.8941986835" calcext:value-type="float">
            <text:p><text:s/>32.204 </text:p>
          </table:table-cell>
          <table:table-cell table:style-name="ce7" office:value-type="float" office:value="34304.2987380878" calcext:value-type="float">
            <text:p><text:s/>34.304 </text:p>
          </table:table-cell>
          <table:table-cell table:style-name="ce7" office:value-type="float" office:value="34188.7065135467" calcext:value-type="float">
            <text:p><text:s/>34.189 </text:p>
          </table:table-cell>
          <table:table-cell table:style-name="ce7" office:value-type="float" office:value="34202.3085346628" calcext:value-type="float">
            <text:p><text:s/>34.202 </text:p>
          </table:table-cell>
          <table:table-cell table:style-name="ce7" office:value-type="float" office:value="34803.8732582186" calcext:value-type="float">
            <text:p><text:s/>34.804 </text:p>
          </table:table-cell>
          <table:table-cell table:style-name="ce7" office:value-type="float" office:value="34208.9564702848" calcext:value-type="float">
            <text:p><text:s/>34.209 </text:p>
          </table:table-cell>
          <table:table-cell table:style-name="ce7" office:value-type="float" office:value="35312.4603065564" calcext:value-type="float">
            <text:p><text:s/>35.312 </text:p>
          </table:table-cell>
          <table:table-cell table:number-columns-repeated="2" table:style-name="ce7" office:value-type="float" office:value="35319.1493556083" calcext:value-type="float">
            <text:p><text:s/>35.319 </text:p>
          </table:table-cell>
          <table:table-cell table:style-name="ce7" office:value-type="float" office:value="36560.7748152636" calcext:value-type="float">
            <text:p><text:s/>36.561 </text:p>
          </table:table-cell>
          <table:table-cell table:style-name="ce7" office:value-type="float" office:value="34981.6130122663" calcext:value-type="float">
            <text:p><text:s/>34.982 </text:p>
          </table:table-cell>
          <table:table-cell table:style-name="ce7" table:formula="of:=SUM([.F92:.Q92])/12" office:value-type="float" office:value="34378.6821876721" calcext:value-type="float">
            <text:p><text:s/>34.37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.2747183952003" calcext:value-type="float">
            <text:p><text:s/>18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830.4400442724" calcext:value-type="float">
            <text:p><text:s/>18.830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07653947264985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793.4378215506" calcext:value-type="float">
            <text:p><text:s/>10.79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71733401395283" calcext:value-type="float">
            <text:p><text:s/>2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string" calcext:value-type="string">
            <text:p>Suprimentos de Gá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328.2048405332" calcext:value-type="float">
            <text:p><text:s/>13.328 </text:p>
          </table:table-cell>
          <table:table-cell table:style-name="ce7" office:value-type="float" office:value="13742.2726967707" calcext:value-type="float">
            <text:p><text:s/>13.742 </text:p>
          </table:table-cell>
          <table:table-cell table:style-name="ce7" office:value-type="float" office:value="14426.3037701972" calcext:value-type="float">
            <text:p><text:s/>14.426 </text:p>
          </table:table-cell>
          <table:table-cell table:style-name="ce7" office:value-type="float" office:value="14411.0365621824" calcext:value-type="float">
            <text:p><text:s/>14.411 </text:p>
          </table:table-cell>
          <table:table-cell table:style-name="ce7" office:value-type="float" office:value="14421.9181790752" calcext:value-type="float">
            <text:p><text:s/>14.422 </text:p>
          </table:table-cell>
          <table:table-cell table:style-name="ce7" office:value-type="float" office:value="15445.8104904141" calcext:value-type="float">
            <text:p><text:s/>15.446 </text:p>
          </table:table-cell>
          <table:table-cell table:style-name="ce7" office:value-type="float" office:value="14922.2726500682" calcext:value-type="float">
            <text:p><text:s/>14.922 </text:p>
          </table:table-cell>
          <table:table-cell table:style-name="ce7" office:value-type="float" office:value="15369.4334022462" calcext:value-type="float">
            <text:p><text:s/>15.369 </text:p>
          </table:table-cell>
          <table:table-cell table:number-columns-repeated="2" table:style-name="ce7" office:value-type="float" office:value="15374.7846414878" calcext:value-type="float">
            <text:p><text:s/>15.375 </text:p>
          </table:table-cell>
          <table:table-cell table:style-name="ce7" office:value-type="float" office:value="14927.6238893097" calcext:value-type="float">
            <text:p><text:s/>14.928 </text:p>
          </table:table-cell>
          <table:table-cell table:style-name="ce7" office:value-type="float" office:value="14763.9205701829" calcext:value-type="float">
            <text:p><text:s/>14.764 </text:p>
          </table:table-cell>
          <table:table-cell table:style-name="ce7" table:formula="of:=SUM([.F93:.Q93])/12" office:value-type="float" office:value="14709.0305278296" calcext:value-type="float">
            <text:p><text:s/>14.70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.5494367904007" calcext:value-type="float">
            <text:p><text:s/>37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52633.9030733811" calcext:value-type="float">
            <text:p><text:s/>52.63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29428145213107" calcext:value-type="float">
            <text:p><text:s/>1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922.990013246" calcext:value-type="float">
            <text:p><text:s/>10.92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93824717485423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Informações | BI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94:.Q94])/12" office:value-type="float" office:value="0" calcext:value-type="float">
            <text:p><text:s/>- <text:s text:c="2"/>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29386.7407298689" calcext:value-type="float">
            <text:p><text:s/>29.387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92291572927325" calcext:value-type="float">
            <text:p><text:s/>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1711110683755" calcext:value-type="float">
            <text:p><text:s/>1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Regulatório e Institucional 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9335.170487485" calcext:value-type="float">
            <text:p><text:s/>59.335 </text:p>
          </table:table-cell>
          <table:table-cell table:style-name="ce7" office:value-type="float" office:value="62715.0782120485" calcext:value-type="float">
            <text:p><text:s/>62.715 </text:p>
          </table:table-cell>
          <table:table-cell table:style-name="ce7" office:value-type="float" office:value="66324.0109162908" calcext:value-type="float">
            <text:p><text:s/>66.324 </text:p>
          </table:table-cell>
          <table:table-cell table:style-name="ce7" office:value-type="float" office:value="65910.0287086413" calcext:value-type="float">
            <text:p><text:s/>65.910 </text:p>
          </table:table-cell>
          <table:table-cell table:style-name="ce7" office:value-type="float" office:value="65119.731876966" calcext:value-type="float">
            <text:p><text:s/>65.120 </text:p>
          </table:table-cell>
          <table:table-cell table:style-name="ce7" office:value-type="float" office:value="63958.0741739725" calcext:value-type="float">
            <text:p><text:s/>63.958 </text:p>
          </table:table-cell>
          <table:table-cell table:style-name="ce7" office:value-type="float" office:value="63828.9424370958" calcext:value-type="float">
            <text:p><text:s/>63.829 </text:p>
          </table:table-cell>
          <table:table-cell table:style-name="ce7" office:value-type="float" office:value="65684.9940834699" calcext:value-type="float">
            <text:p><text:s/>65.685 </text:p>
          </table:table-cell>
          <table:table-cell table:number-columns-repeated="2" table:style-name="ce7" office:value-type="float" office:value="66491.5237712795" calcext:value-type="float">
            <text:p><text:s/>66.492 </text:p>
          </table:table-cell>
          <table:table-cell table:style-name="ce7" office:value-type="float" office:value="72204.1292137722" calcext:value-type="float">
            <text:p><text:s/>72.204 </text:p>
          </table:table-cell>
          <table:table-cell table:style-name="ce7" office:value-type="float" office:value="66791.4573889141" calcext:value-type="float">
            <text:p><text:s/>66.791 </text:p>
          </table:table-cell>
          <table:table-cell table:style-name="ce7" table:formula="of:=SUM([.F95:.Q95])/12" office:value-type="float" office:value="65404.5554201013" calcext:value-type="float">
            <text:p><text:s/>65.40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3.264111318329" calcext:value-type="float">
            <text:p><text:s/>463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48050.950906873" calcext:value-type="float">
            <text:p><text:s/>248.051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62.6893280967774" calcext:value-type="float">
            <text:p><text:s/>63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02382.129632062" calcext:value-type="float">
            <text:p><text:s/>502.382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1.735050389548" calcext:value-type="float">
            <text:p><text:s/>152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Assuntos Regulatórios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432.6583453515" calcext:value-type="float">
            <text:p><text:s/>20.433 </text:p>
          </table:table-cell>
          <table:table-cell table:style-name="ce7" office:value-type="float" office:value="21138.3807215488" calcext:value-type="float">
            <text:p><text:s/>21.138 </text:p>
          </table:table-cell>
          <table:table-cell table:style-name="ce7" office:value-type="float" office:value="22279.3494447712" calcext:value-type="float">
            <text:p><text:s/>22.279 </text:p>
          </table:table-cell>
          <table:table-cell table:style-name="ce7" office:value-type="float" office:value="22252.8107032979" calcext:value-type="float">
            <text:p><text:s/>22.253 </text:p>
          </table:table-cell>
          <table:table-cell table:style-name="ce7" office:value-type="float" office:value="22263.6923201907" calcext:value-type="float">
            <text:p><text:s/>22.264 </text:p>
          </table:table-cell>
          <table:table-cell table:style-name="ce7" office:value-type="float" office:value="24063.7351902917" calcext:value-type="float">
            <text:p><text:s/>24.064 </text:p>
          </table:table-cell>
          <table:table-cell table:style-name="ce7" office:value-type="float" office:value="22910.7250056331" calcext:value-type="float">
            <text:p><text:s/>22.911 </text:p>
          </table:table-cell>
          <table:table-cell table:style-name="ce7" office:value-type="float" office:value="23672.8497220926" calcext:value-type="float">
            <text:p><text:s/>23.673 </text:p>
          </table:table-cell>
          <table:table-cell table:number-columns-repeated="2" table:style-name="ce7" office:value-type="float" office:value="23678.2009613341" calcext:value-type="float">
            <text:p><text:s/>23.678 </text:p>
          </table:table-cell>
          <table:table-cell table:style-name="ce7" office:value-type="float" office:value="22916.0762448746" calcext:value-type="float">
            <text:p><text:s/>22.916 </text:p>
          </table:table-cell>
          <table:table-cell table:style-name="ce7" office:value-type="float" office:value="22757.3824724415" calcext:value-type="float">
            <text:p><text:s/>22.757 </text:p>
          </table:table-cell>
          <table:table-cell table:style-name="ce7" table:formula="of:=SUM([.F96:.Q96])/12" office:value-type="float" office:value="22670.3385077635" calcext:value-type="float">
            <text:p><text:s/>22.670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4.521568609922" calcext:value-type="float">
            <text:p><text:s/>11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27.12078604327" calcext:value-type="float">
            <text:p><text:s/>4.027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.2011259526839" calcext:value-type="float">
            <text:p><text:s/>28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6203.6808212364" calcext:value-type="float">
            <text:p><text:s/>6.20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60.4254625445104" calcext:value-type="float">
            <text:p><text:s/>60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string" calcext:value-type="string">
            <text:p>Ass. Reg. Tarifários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97:.Q97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4.521568609922" calcext:value-type="float">
            <text:p><text:s/>11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27.12078604327" calcext:value-type="float">
            <text:p><text:s/>4.027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.2011259526839" calcext:value-type="float">
            <text:p><text:s/>28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6203.6808212364" calcext:value-type="float">
            <text:p><text:s/>6.20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60.4254625445104" calcext:value-type="float">
            <text:p><text:s/>60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Projetos Estratégicos 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98:.Q98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.6005319077609" calcext:value-type="float">
            <text:p><text:s/>47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7186.684561681" calcext:value-type="float">
            <text:p><text:s/>137.187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.9899686366751" calcext:value-type="float">
            <text:p><text:s/>29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7331.62278873392" calcext:value-type="float">
            <text:p><text:s/>7.332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4.278805654467" calcext:value-type="float">
            <text:p><text:s/>134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Relações Institucionais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255.4975672158" calcext:value-type="float">
            <text:p><text:s/>29.255 </text:p>
          </table:table-cell>
          <table:table-cell table:style-name="ce7" office:value-type="float" office:value="30273.4387188847" calcext:value-type="float">
            <text:p><text:s/>30.273 </text:p>
          </table:table-cell>
          <table:table-cell table:style-name="ce7" office:value-type="float" office:value="32611.7240560391" calcext:value-type="float">
            <text:p><text:s/>32.612 </text:p>
          </table:table-cell>
          <table:table-cell table:style-name="ce7" office:value-type="float" office:value="32455.6027173375" calcext:value-type="float">
            <text:p><text:s/>32.456 </text:p>
          </table:table-cell>
          <table:table-cell table:style-name="ce7" office:value-type="float" office:value="32466.4843342303" calcext:value-type="float">
            <text:p><text:s/>32.466 </text:p>
          </table:table-cell>
          <table:table-cell table:number-columns-repeated="2" table:style-name="ce7" office:value-type="float" office:value="31673.0619033647" calcext:value-type="float">
            <text:p><text:s/>31.673 </text:p>
          </table:table-cell>
          <table:table-cell table:style-name="ce7" office:value-type="float" office:value="32731.7207010785" calcext:value-type="float">
            <text:p><text:s/>32.732 </text:p>
          </table:table-cell>
          <table:table-cell table:number-columns-repeated="2" table:style-name="ce7" office:value-type="float" office:value="32737.07194032" calcext:value-type="float">
            <text:p><text:s/>32.737 </text:p>
          </table:table-cell>
          <table:table-cell table:style-name="ce7" office:value-type="float" office:value="35405.6150332875" calcext:value-type="float">
            <text:p><text:s/>35.406 </text:p>
          </table:table-cell>
          <table:table-cell table:style-name="ce7" office:value-type="float" office:value="33181.5541394401" calcext:value-type="float">
            <text:p><text:s/>33.182 </text:p>
          </table:table-cell>
          <table:table-cell table:style-name="ce7" table:formula="of:=SUM([.F99:.Q99])/12" office:value-type="float" office:value="32266.8254129069" calcext:value-type="float">
            <text:p><text:s/>32.267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4.580631984247" calcext:value-type="float">
            <text:p><text:s/>36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9815.5356932826" calcext:value-type="float">
            <text:p><text:s/>69.816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4.43014519539" calcext:value-type="float">
            <text:p><text:s/>54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845.6476641289" calcext:value-type="float">
            <text:p><text:s/>12.846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71.876871237718" calcext:value-type="float">
            <text:p><text:s/>172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0200" calcext:value-type="float">
            <text:p>640200</text:p>
          </table:table-cell>
          <table:table-cell office:value-type="string" calcext:value-type="string">
            <text:p>Licenças e Autorizaçõe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00:.Q100])/12" office:value-type="float" office:value="0" calcext:value-type="float">
            <text:p><text:s/>- <text:s text:c="2"/></text:p>
          </table:table-cell>
          <table:table-cell table:number-columns-repeated="46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19449169486976" calcext:value-type="float">
            <text:p><text:s/>0 </text:p>
          </table:table-cell>
          <table:table-cell table:number-columns-repeated="7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0300" calcext:value-type="float">
            <text:p>640300</text:p>
          </table:table-cell>
          <table:table-cell office:value-type="string" calcext:value-type="string">
            <text:p>P&amp;D - Pesq. e Desenv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01:.Q101])/12" office:value-type="float" office:value="0" calcext:value-type="float">
            <text:p><text:s/>- <text:s text:c="2"/></text:p>
          </table:table-cell>
          <table:table-cell table:number-columns-repeated="54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0400" calcext:value-type="float">
            <text:p>640400</text:p>
          </table:table-cell>
          <table:table-cell office:value-type="string" calcext:value-type="string">
            <text:p>Conservação e Racion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02:.Q102])/12" office:value-type="float" office:value="0" calcext:value-type="float">
            <text:p><text:s/>- <text:s text:c="2"/></text:p>
          </table:table-cell>
          <table:table-cell table:number-columns-repeated="54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string" calcext:value-type="string">
            <text:p>Relações Institucionais (Interior)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939.1797806884" calcext:value-type="float">
            <text:p><text:s/>14.939 </text:p>
          </table:table-cell>
          <table:table-cell table:style-name="ce7" office:value-type="float" office:value="15375.6972829063" calcext:value-type="float">
            <text:p><text:s/>15.376 </text:p>
          </table:table-cell>
          <table:table-cell table:style-name="ce7" office:value-type="float" office:value="16095.9548973692" calcext:value-type="float">
            <text:p><text:s/>16.096 </text:p>
          </table:table-cell>
          <table:table-cell table:style-name="ce7" office:value-type="float" office:value="16079.5396248333" calcext:value-type="float">
            <text:p><text:s/>16.080 </text:p>
          </table:table-cell>
          <table:table-cell table:style-name="ce7" office:value-type="float" office:value="16090.4212417262" calcext:value-type="float">
            <text:p><text:s/>16.090 </text:p>
          </table:table-cell>
          <table:table-cell table:style-name="ce7" office:value-type="float" office:value="17270.1418403567" calcext:value-type="float">
            <text:p><text:s/>17.270 </text:p>
          </table:table-cell>
          <table:table-cell table:style-name="ce7" office:value-type="float" office:value="16604.3687377652" calcext:value-type="float">
            <text:p><text:s/>16.604 </text:p>
          </table:table-cell>
          <table:table-cell table:style-name="ce7" office:value-type="float" office:value="17075.7733436625" calcext:value-type="float">
            <text:p><text:s/>17.076 </text:p>
          </table:table-cell>
          <table:table-cell table:number-columns-repeated="2" table:style-name="ce7" office:value-type="float" office:value="17081.1245829041" calcext:value-type="float">
            <text:p><text:s/>17.081 </text:p>
          </table:table-cell>
          <table:table-cell table:style-name="ce7" office:value-type="float" office:value="16609.7199770067" calcext:value-type="float">
            <text:p><text:s/>16.610 </text:p>
          </table:table-cell>
          <table:table-cell table:style-name="ce7" office:value-type="float" office:value="16447.9791867984" calcext:value-type="float">
            <text:p><text:s/>16.448 </text:p>
          </table:table-cell>
          <table:table-cell table:style-name="ce7" table:formula="of:=SUM([.F103:.Q103])/12" office:value-type="float" office:value="16395.9187565768" calcext:value-type="float">
            <text:p><text:s/>16.39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48.133385428567" calcext:value-type="float">
            <text:p><text:s/>348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61.974655353464" calcext:value-type="float">
            <text:p><text:s/>262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1.2353323252258" calcext:value-type="float">
            <text:p><text:s/>51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35.00268949159" calcext:value-type="float">
            <text:p><text:s/>3.835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93.9951639581273" calcext:value-type="float">
            <text:p><text:s/>94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string" calcext:value-type="string">
            <text:p>Relações Institucionais (RMSP)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681.829149612" calcext:value-type="float">
            <text:p><text:s/>14.682 </text:p>
          </table:table-cell>
          <table:table-cell table:style-name="ce7" office:value-type="float" office:value="15152.0381488164" calcext:value-type="float">
            <text:p><text:s/>15.152 </text:p>
          </table:table-cell>
          <table:table-cell table:style-name="ce7" office:value-type="float" office:value="15924.5793962704" calcext:value-type="float">
            <text:p><text:s/>15.925 </text:p>
          </table:table-cell>
          <table:table-cell table:style-name="ce7" office:value-type="float" office:value="15906.897152531" calcext:value-type="float">
            <text:p><text:s/>15.907 </text:p>
          </table:table-cell>
          <table:table-cell table:style-name="ce7" office:value-type="float" office:value="15917.7787694238" calcext:value-type="float">
            <text:p><text:s/>15.918 </text:p>
          </table:table-cell>
          <table:table-cell table:style-name="ce7" office:value-type="float" office:value="16969.7022279203" calcext:value-type="float">
            <text:p><text:s/>16.970 </text:p>
          </table:table-cell>
          <table:table-cell table:style-name="ce7" office:value-type="float" office:value="16447.2495322323" calcext:value-type="float">
            <text:p><text:s/>16.447 </text:p>
          </table:table-cell>
          <table:table-cell table:style-name="ce7" office:value-type="float" office:value="16955.0383084065" calcext:value-type="float">
            <text:p><text:s/>16.955 </text:p>
          </table:table-cell>
          <table:table-cell table:number-columns-repeated="2" table:style-name="ce7" office:value-type="float" office:value="16960.389547648" calcext:value-type="float">
            <text:p><text:s/>16.960 </text:p>
          </table:table-cell>
          <table:table-cell table:style-name="ce7" office:value-type="float" office:value="16452.6007714738" calcext:value-type="float">
            <text:p><text:s/>16.453 </text:p>
          </table:table-cell>
          <table:table-cell table:style-name="ce7" office:value-type="float" office:value="16283.3964234288" calcext:value-type="float">
            <text:p><text:s/>16.283 </text:p>
          </table:table-cell>
          <table:table-cell table:style-name="ce7" table:formula="of:=SUM([.F104:.Q104])/12" office:value-type="float" office:value="16217.6574146176" calcext:value-type="float">
            <text:p><text:s/>16.218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66.299937396323" calcext:value-type="float">
            <text:p><text:s/>166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8.563055403871" calcext:value-type="float">
            <text:p><text:s/>119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58.6898956889423" calcext:value-type="float">
            <text:p><text:s/>59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73.86812270623" calcext:value-type="float">
            <text:p><text:s/>3.67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7.423044523574" calcext:value-type="float">
            <text:p><text:s/>107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Brigada Regulatória</text:p>
          </table:table-cell>
          <table:table-cell office:value-type="string" calcext:value-type="string">
            <text:p>Regulatório e Institucional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05:.Q105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4.521568609922" calcext:value-type="float">
            <text:p><text:s/>11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27.12078604327" calcext:value-type="float">
            <text:p><text:s/>4.027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.2011259526839" calcext:value-type="float">
            <text:p><text:s/>28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6203.6808212364" calcext:value-type="float">
            <text:p><text:s/>6.204 </text:p>
          </table:table-cell>
          <table:table-cell table:number-columns-repeated="4" table:style-name="ce7" office:value-type="float" office:value="0" calcext:value-type="float">
            <text:p><text:s/>- <text:s text:c="2"/></text:p>
          </table:table-cell>
          <table:table-cell table:style-name="ce7" office:value-type="float" office:value="60.4254625445104" calcext:value-type="float">
            <text:p><text:s/>60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660300" calcext:value-type="float">
            <text:p>660300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Comercial 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5369.3652794391" calcext:value-type="float">
            <text:p><text:s/>15.369 </text:p>
          </table:table-cell>
          <table:table-cell table:style-name="ce7" office:value-type="float" office:value="15825.93408007" calcext:value-type="float">
            <text:p><text:s/>15.826 </text:p>
          </table:table-cell>
          <table:table-cell table:style-name="ce7" office:value-type="float" office:value="16527.1064377922" calcext:value-type="float">
            <text:p><text:s/>16.527 </text:p>
          </table:table-cell>
          <table:table-cell table:style-name="ce7" office:value-type="float" office:value="16511.9724872664" calcext:value-type="float">
            <text:p><text:s/>16.512 </text:p>
          </table:table-cell>
          <table:table-cell table:style-name="ce7" office:value-type="float" office:value="16526.4813097902" calcext:value-type="float">
            <text:p><text:s/>16.526 </text:p>
          </table:table-cell>
          <table:table-cell table:style-name="ce7" office:value-type="float" office:value="17808.9997307733" calcext:value-type="float">
            <text:p><text:s/>17.809 </text:p>
          </table:table-cell>
          <table:table-cell table:style-name="ce7" office:value-type="float" office:value="17088.0584486279" calcext:value-type="float">
            <text:p><text:s/>17.088 </text:p>
          </table:table-cell>
          <table:table-cell table:style-name="ce7" office:value-type="float" office:value="17547.8196369271" calcext:value-type="float">
            <text:p><text:s/>17.548 </text:p>
          </table:table-cell>
          <table:table-cell table:number-columns-repeated="2" table:style-name="ce7" office:value-type="float" office:value="17554.9546225825" calcext:value-type="float">
            <text:p><text:s/>17.555 </text:p>
          </table:table-cell>
          <table:table-cell table:style-name="ce7" office:value-type="float" office:value="17095.1934342832" calcext:value-type="float">
            <text:p><text:s/>17.095 </text:p>
          </table:table-cell>
          <table:table-cell table:style-name="ce7" office:value-type="float" office:value="16915.847866994" calcext:value-type="float">
            <text:p><text:s/>16.916 </text:p>
          </table:table-cell>
          <table:table-cell table:style-name="ce7" table:formula="of:=SUM([.F106:.Q106])/12" office:value-type="float" office:value="16860.5573297607" calcext:value-type="float">
            <text:p><text:s/>16.86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9.4622787143029" calcext:value-type="float">
            <text:p><text:s/>5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17678.097205057" calcext:value-type="float">
            <text:p><text:s/>817.678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.51134949842212" calcext:value-type="float">
            <text:p><text:s/>3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815191.81011928" calcext:value-type="float">
            <text:p><text:s/>815.192 </text:p>
          </table:table-cell>
          <table:table-cell table:number-columns-repeated="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91959253774859" calcext:value-type="float">
            <text:p><text:s/>8 </text:p>
          </table:table-cell>
          <table:table-cell table:number-columns-repeated="9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6136.1777016525" calcext:value-type="float">
            <text:p><text:s/>36.136 </text:p>
          </table:table-cell>
          <table:table-cell table:style-name="ce7" office:value-type="float" office:value="41202.2321047412" calcext:value-type="float">
            <text:p><text:s/>41.202 </text:p>
          </table:table-cell>
          <table:table-cell table:style-name="ce7" office:value-type="float" office:value="41827.3394020141" calcext:value-type="float">
            <text:p><text:s/>41.827 </text:p>
          </table:table-cell>
          <table:table-cell table:style-name="ce7" office:value-type="float" office:value="41636.331735059" calcext:value-type="float">
            <text:p><text:s/>41.636 </text:p>
          </table:table-cell>
          <table:table-cell table:style-name="ce7" office:value-type="float" office:value="39670.979025848" calcext:value-type="float">
            <text:p><text:s/>39.671 </text:p>
          </table:table-cell>
          <table:table-cell table:style-name="ce7" office:value-type="float" office:value="39115.4955219625" calcext:value-type="float">
            <text:p><text:s/>39.115 </text:p>
          </table:table-cell>
          <table:table-cell table:style-name="ce7" office:value-type="float" office:value="39012.1901328996" calcext:value-type="float">
            <text:p><text:s/>39.012 </text:p>
          </table:table-cell>
          <table:table-cell table:style-name="ce7" office:value-type="float" office:value="40176.2360642234" calcext:value-type="float">
            <text:p><text:s/>40.176 </text:p>
          </table:table-cell>
          <table:table-cell table:number-columns-repeated="2" table:style-name="ce7" office:value-type="float" office:value="42157.8216295688" calcext:value-type="float">
            <text:p><text:s/>42.158 </text:p>
          </table:table-cell>
          <table:table-cell table:style-name="ce7" office:value-type="float" office:value="47056.2406073097" calcext:value-type="float">
            <text:p><text:s/>47.056 </text:p>
          </table:table-cell>
          <table:table-cell table:style-name="ce7" office:value-type="float" office:value="40607.7316335892" calcext:value-type="float">
            <text:p><text:s/>40.608 </text:p>
          </table:table-cell>
          <table:table-cell table:style-name="ce7" table:formula="of:=SUM([.F107:.Q107])/12" office:value-type="float" office:value="40896.3830990364" calcext:value-type="float">
            <text:p><text:s/>40.89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1.3128159586" calcext:value-type="float">
            <text:p><text:s/>40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59.40937640189" calcext:value-type="float">
            <text:p><text:s/>659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0.6702035535762" calcext:value-type="float">
            <text:p><text:s/>31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86761.2961399098" calcext:value-type="float">
            <text:p><text:s/>86.761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.3481795969292" calcext:value-type="float">
            <text:p><text:s/>13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string" calcext:value-type="string">
            <text:p>Consultoria de RH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128.1169549934" calcext:value-type="float">
            <text:p><text:s/>23.128 </text:p>
          </table:table-cell>
          <table:table-cell table:style-name="ce7" office:value-type="float" office:value="23630.7744639168" calcext:value-type="float">
            <text:p><text:s/>23.631 </text:p>
          </table:table-cell>
          <table:table-cell table:style-name="ce7" office:value-type="float" office:value="24455.3366135348" calcext:value-type="float">
            <text:p><text:s/>24.455 </text:p>
          </table:table-cell>
          <table:table-cell table:style-name="ce7" office:value-type="float" office:value="24436.4341412187" calcext:value-type="float">
            <text:p><text:s/>24.436 </text:p>
          </table:table-cell>
          <table:table-cell table:style-name="ce7" office:value-type="float" office:value="24447.3157581115" calcext:value-type="float">
            <text:p><text:s/>24.447 </text:p>
          </table:table-cell>
          <table:table-cell table:style-name="ce7" office:value-type="float" office:value="25719.8280534313" calcext:value-type="float">
            <text:p><text:s/>25.720 </text:p>
          </table:table-cell>
          <table:table-cell table:style-name="ce7" office:value-type="float" office:value="24996.899014004" calcext:value-type="float">
            <text:p><text:s/>24.997 </text:p>
          </table:table-cell>
          <table:table-cell table:style-name="ce7" office:value-type="float" office:value="25539.7296274985" calcext:value-type="float">
            <text:p><text:s/>25.540 </text:p>
          </table:table-cell>
          <table:table-cell table:number-columns-repeated="2" table:style-name="ce7" office:value-type="float" office:value="25545.08086674" calcext:value-type="float">
            <text:p><text:s/>25.545 </text:p>
          </table:table-cell>
          <table:table-cell table:style-name="ce7" office:value-type="float" office:value="25002.2502532455" calcext:value-type="float">
            <text:p><text:s/>25.002 </text:p>
          </table:table-cell>
          <table:table-cell table:style-name="ce7" office:value-type="float" office:value="24851.1667469057" calcext:value-type="float">
            <text:p><text:s/>24.851 </text:p>
          </table:table-cell>
          <table:table-cell table:style-name="ce7" table:formula="of:=SUM([.F108:.Q108])/12" office:value-type="float" office:value="24774.834446695" calcext:value-type="float">
            <text:p><text:s/>24.77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0.2043804694408" calcext:value-type="float">
            <text:p><text:s/>4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80857.447935144" calcext:value-type="float">
            <text:p><text:s/>80.857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53.0407642100378" calcext:value-type="float">
            <text:p><text:s/>53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313.9035937372" calcext:value-type="float">
            <text:p><text:s/>12.314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.0866493301885" calcext:value-type="float">
            <text:p><text:s/>19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string" calcext:value-type="string">
            <text:p>Desenvolvimento e Inteligência de RH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898.5078321038" calcext:value-type="float">
            <text:p><text:s/>17.899 </text:p>
          </table:table-cell>
          <table:table-cell table:style-name="ce7" office:value-type="float" office:value="26004.1018936571" calcext:value-type="float">
            <text:p><text:s/>26.004 </text:p>
          </table:table-cell>
          <table:table-cell table:style-name="ce7" office:value-type="float" office:value="29324.0351530793" calcext:value-type="float">
            <text:p><text:s/>29.324 </text:p>
          </table:table-cell>
          <table:table-cell table:style-name="ce7" office:value-type="float" office:value="36580.5677762508" calcext:value-type="float">
            <text:p><text:s/>36.581 </text:p>
          </table:table-cell>
          <table:table-cell table:style-name="ce7" office:value-type="float" office:value="23412.4762638721" calcext:value-type="float">
            <text:p><text:s/>23.412 </text:p>
          </table:table-cell>
          <table:table-cell table:style-name="ce7" office:value-type="float" office:value="25134.3228025539" calcext:value-type="float">
            <text:p><text:s/>25.134 </text:p>
          </table:table-cell>
          <table:table-cell table:style-name="ce7" office:value-type="float" office:value="23066.1349953996" calcext:value-type="float">
            <text:p><text:s/>23.066 </text:p>
          </table:table-cell>
          <table:table-cell table:style-name="ce7" office:value-type="float" office:value="38311.5333689732" calcext:value-type="float">
            <text:p><text:s/>38.312 </text:p>
          </table:table-cell>
          <table:table-cell table:style-name="ce7" office:value-type="float" office:value="26842.6810107391" calcext:value-type="float">
            <text:p><text:s/>26.843 </text:p>
          </table:table-cell>
          <table:table-cell table:style-name="ce7" office:value-type="float" office:value="30935.6026544229" calcext:value-type="float">
            <text:p><text:s/>30.936 </text:p>
          </table:table-cell>
          <table:table-cell table:style-name="ce7" office:value-type="float" office:value="28699.8480768444" calcext:value-type="float">
            <text:p><text:s/>28.700 </text:p>
          </table:table-cell>
          <table:table-cell table:style-name="ce7" office:value-type="float" office:value="22701.5254894246" calcext:value-type="float">
            <text:p><text:s/>22.702 </text:p>
          </table:table-cell>
          <table:table-cell table:style-name="ce7" table:formula="of:=SUM([.F109:.Q109])/12" office:value-type="float" office:value="27409.2781097767" calcext:value-type="float">
            <text:p><text:s/>27.40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9.648310371202" calcext:value-type="float">
            <text:p><text:s/>11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9958.881915905" calcext:value-type="float">
            <text:p><text:s/>129.959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0.8625793823173" calcext:value-type="float">
            <text:p><text:s/>31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3455.12884106" calcext:value-type="float">
            <text:p><text:s/>363.455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42.0405282632258" calcext:value-type="float">
            <text:p><text:s/>42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2001" calcext:value-type="float">
            <text:p>712001</text:p>
          </table:table-cell>
          <table:table-cell office:value-type="string" calcext:value-type="string">
            <text:p>Sindicato 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2932.1386838002" calcext:value-type="float">
            <text:p><text:s/>22.932 </text:p>
          </table:table-cell>
          <table:table-cell table:style-name="ce7" office:value-type="float" office:value="23652.7180290382" calcext:value-type="float">
            <text:p><text:s/>23.653 </text:p>
          </table:table-cell>
          <table:table-cell table:style-name="ce7" office:value-type="float" office:value="24772.2279105486" calcext:value-type="float">
            <text:p><text:s/>24.772 </text:p>
          </table:table-cell>
          <table:table-cell table:style-name="ce7" office:value-type="float" office:value="24749.5921784238" calcext:value-type="float">
            <text:p><text:s/>24.750 </text:p>
          </table:table-cell>
          <table:table-cell table:style-name="ce7" office:value-type="float" office:value="24760.4737953166" calcext:value-type="float">
            <text:p><text:s/>24.760 </text:p>
          </table:table-cell>
          <table:table-cell table:style-name="ce7" office:value-type="float" office:value="26880.8054706612" calcext:value-type="float">
            <text:p><text:s/>26.881 </text:p>
          </table:table-cell>
          <table:table-cell table:style-name="ce7" office:value-type="float" office:value="25401.3849670922" calcext:value-type="float">
            <text:p><text:s/>25.401 </text:p>
          </table:table-cell>
          <table:table-cell table:style-name="ce7" office:value-type="float" office:value="26178.197863082" calcext:value-type="float">
            <text:p><text:s/>26.178 </text:p>
          </table:table-cell>
          <table:table-cell table:number-columns-repeated="2" table:style-name="ce7" office:value-type="float" office:value="26183.5491023235" calcext:value-type="float">
            <text:p><text:s/>26.184 </text:p>
          </table:table-cell>
          <table:table-cell table:style-name="ce7" office:value-type="float" office:value="25406.7362063337" calcext:value-type="float">
            <text:p><text:s/>25.407 </text:p>
          </table:table-cell>
          <table:table-cell table:style-name="ce7" office:value-type="float" office:value="25304.9454762469" calcext:value-type="float">
            <text:p><text:s/>25.305 </text:p>
          </table:table-cell>
          <table:table-cell table:style-name="ce7" table:formula="of:=SUM([.F110:.Q110])/12" office:value-type="float" office:value="25200.5265654325" calcext:value-type="float">
            <text:p><text:s/>25.201 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712002" calcext:value-type="float">
            <text:p>712002</text:p>
          </table:table-cell>
          <table:table-cell office:value-type="string" calcext:value-type="string">
            <text:p>Afastados 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Usuário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6578.0268770676" calcext:value-type="float">
            <text:p><text:s/>16.578 </text:p>
          </table:table-cell>
          <table:table-cell table:style-name="ce7" office:value-type="float" office:value="17078.304719468" calcext:value-type="float">
            <text:p><text:s/>17.078 </text:p>
          </table:table-cell>
          <table:table-cell table:number-columns-repeated="2" table:style-name="ce7" office:value-type="float" office:value="17605.7532762435" calcext:value-type="float">
            <text:p><text:s/>17.606 </text:p>
          </table:table-cell>
          <table:table-cell table:style-name="ce7" office:value-type="float" office:value="17616.6348931363" calcext:value-type="float">
            <text:p><text:s/>17.617 </text:p>
          </table:table-cell>
          <table:table-cell table:style-name="ce7" office:value-type="float" office:value="19115.6030525258" calcext:value-type="float">
            <text:p><text:s/>19.116 </text:p>
          </table:table-cell>
          <table:table-cell table:style-name="ce7" office:value-type="float" office:value="18134.571703463" calcext:value-type="float">
            <text:p><text:s/>18.135 </text:p>
          </table:table-cell>
          <table:table-cell table:style-name="ce7" office:value-type="float" office:value="18664.2391190129" calcext:value-type="float">
            <text:p><text:s/>18.664 </text:p>
          </table:table-cell>
          <table:table-cell table:number-columns-repeated="2" table:style-name="ce7" office:value-type="float" office:value="18669.5903582544" calcext:value-type="float">
            <text:p><text:s/>18.670 </text:p>
          </table:table-cell>
          <table:table-cell table:style-name="ce7" office:value-type="float" office:value="18139.9229427045" calcext:value-type="float">
            <text:p><text:s/>18.140 </text:p>
          </table:table-cell>
          <table:table-cell table:style-name="ce7" office:value-type="float" office:value="17927.2796743533" calcext:value-type="float">
            <text:p><text:s/>17.927 </text:p>
          </table:table-cell>
          <table:table-cell table:style-name="ce7" table:formula="of:=SUM([.F111:.Q111])/12" office:value-type="float" office:value="17983.7725208939" calcext:value-type="float">
            <text:p><text:s/>17.984 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string" calcext:value-type="string">
            <text:p>Serviços de RH 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3801.8014763411" calcext:value-type="float">
            <text:p><text:s/>13.802 </text:p>
          </table:table-cell>
          <table:table-cell table:style-name="ce7" office:value-type="float" office:value="14210.0519216214" calcext:value-type="float">
            <text:p><text:s/>14.210 </text:p>
          </table:table-cell>
          <table:table-cell table:style-name="ce7" office:value-type="float" office:value="14886.7918958595" calcext:value-type="float">
            <text:p><text:s/>14.887 </text:p>
          </table:table-cell>
          <table:table-cell table:style-name="ce7" office:value-type="float" office:value="14871.4396080633" calcext:value-type="float">
            <text:p><text:s/>14.871 </text:p>
          </table:table-cell>
          <table:table-cell table:style-name="ce7" office:value-type="float" office:value="14882.3212249561" calcext:value-type="float">
            <text:p><text:s/>14.882 </text:p>
          </table:table-cell>
          <table:table-cell table:style-name="ce7" office:value-type="float" office:value="16047.1522922297" calcext:value-type="float">
            <text:p><text:s/>16.047 </text:p>
          </table:table-cell>
          <table:table-cell table:style-name="ce7" office:value-type="float" office:value="15386.2686203282" calcext:value-type="float">
            <text:p><text:s/>15.386 </text:p>
          </table:table-cell>
          <table:table-cell table:style-name="ce7" office:value-type="float" office:value="15827.1470253657" calcext:value-type="float">
            <text:p><text:s/>15.827 </text:p>
          </table:table-cell>
          <table:table-cell table:number-columns-repeated="2" table:style-name="ce7" office:value-type="float" office:value="15832.4982646072" calcext:value-type="float">
            <text:p><text:s/>15.832 </text:p>
          </table:table-cell>
          <table:table-cell table:style-name="ce7" office:value-type="float" office:value="15391.6198595697" calcext:value-type="float">
            <text:p><text:s/>15.392 </text:p>
          </table:table-cell>
          <table:table-cell table:style-name="ce7" office:value-type="float" office:value="15274.3433063576" calcext:value-type="float">
            <text:p><text:s/>15.274 </text:p>
          </table:table-cell>
          <table:table-cell table:style-name="ce7" table:formula="of:=SUM([.F112:.Q112])/12" office:value-type="float" office:value="15186.9944799922" calcext:value-type="float">
            <text:p><text:s/>15.187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50.36932072775" calcext:value-type="float">
            <text:p><text:s/>1.95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15657.834571427" calcext:value-type="float">
            <text:p><text:s/>115.658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48.7810137164856" calcext:value-type="float">
            <text:p><text:s/>49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38942.6798315524" calcext:value-type="float">
            <text:p><text:s/>38.943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368.01055898076" calcext:value-type="float">
            <text:p><text:s/>368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string" calcext:value-type="string">
            <text:p>Orçamento Pessoal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13:.Q113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string" calcext:value-type="string">
            <text:p>Saúde &amp; Qualidade Vida 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217.3428287478" calcext:value-type="float">
            <text:p><text:s/>12.217 </text:p>
          </table:table-cell>
          <table:table-cell table:style-name="ce7" office:value-type="float" office:value="12579.553679845" calcext:value-type="float">
            <text:p><text:s/>12.580 </text:p>
          </table:table-cell>
          <table:table-cell table:style-name="ce7" office:value-type="float" office:value="13184.2872716295" calcext:value-type="float">
            <text:p><text:s/>13.184 </text:p>
          </table:table-cell>
          <table:table-cell table:style-name="ce7" office:value-type="float" office:value="13170.6663061333" calcext:value-type="float">
            <text:p><text:s/>13.171 </text:p>
          </table:table-cell>
          <table:table-cell table:style-name="ce7" office:value-type="float" office:value="13181.5479230261" calcext:value-type="float">
            <text:p><text:s/>13.182 </text:p>
          </table:table-cell>
          <table:table-cell table:style-name="ce7" office:value-type="float" office:value="14098.3862896424" calcext:value-type="float">
            <text:p><text:s/>14.098 </text:p>
          </table:table-cell>
          <table:table-cell table:style-name="ce7" office:value-type="float" office:value="13663.0960003161" calcext:value-type="float">
            <text:p><text:s/>13.663 </text:p>
          </table:table-cell>
          <table:table-cell table:style-name="ce7" office:value-type="float" office:value="14054.2552615668" calcext:value-type="float">
            <text:p><text:s/>14.054 </text:p>
          </table:table-cell>
          <table:table-cell table:number-columns-repeated="2" table:style-name="ce7" office:value-type="float" office:value="14059.6065008083" calcext:value-type="float">
            <text:p><text:s/>14.060 </text:p>
          </table:table-cell>
          <table:table-cell table:style-name="ce7" office:value-type="float" office:value="13668.4472395576" calcext:value-type="float">
            <text:p><text:s/>13.668 </text:p>
          </table:table-cell>
          <table:table-cell table:style-name="ce7" office:value-type="float" office:value="13530.9483241446" calcext:value-type="float">
            <text:p><text:s/>13.531 </text:p>
          </table:table-cell>
          <table:table-cell table:style-name="ce7" table:formula="of:=SUM([.F114:.Q114])/12" office:value-type="float" office:value="13455.6453438522" calcext:value-type="float">
            <text:p><text:s/>13.456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9648310371202" calcext:value-type="float">
            <text:p><text:s/>1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3267.6602221187" calcext:value-type="float">
            <text:p><text:s/>63.268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22.425525178959" calcext:value-type="float">
            <text:p><text:s/>22 </text:p>
          </table:table-cell>
          <table:table-cell table:number-columns-repeated="10" table:style-name="ce7" office:value-type="float" office:value="0" calcext:value-type="float">
            <text:p><text:s/>- <text:s text:c="2"/></text:p>
          </table:table-cell>
          <table:table-cell table:style-name="ce7" office:value-type="float" office:value="5399.45819841066" calcext:value-type="float">
            <text:p><text:s/>5.399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9155674273954" calcext:value-type="float">
            <text:p><text:s/>11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string" calcext:value-type="string">
            <text:p>Conselho de Administração </text:p>
          </table:table-cell>
          <table:table-cell office:value-type="string" calcext:value-type="string">
            <text:p>Recursos Humanos 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15:.Q115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Finanças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3897.6459709638" calcext:value-type="float">
            <text:p><text:s/>43.898 </text:p>
          </table:table-cell>
          <table:table-cell table:style-name="ce7" office:value-type="float" office:value="49848.382839303" calcext:value-type="float">
            <text:p><text:s/>49.848 </text:p>
          </table:table-cell>
          <table:table-cell table:style-name="ce7" office:value-type="float" office:value="50658.9732014411" calcext:value-type="float">
            <text:p><text:s/>50.659 </text:p>
          </table:table-cell>
          <table:table-cell table:style-name="ce7" office:value-type="float" office:value="50404.1390155507" calcext:value-type="float">
            <text:p><text:s/>50.404 </text:p>
          </table:table-cell>
          <table:table-cell table:style-name="ce7" office:value-type="float" office:value="48087.7937387462" calcext:value-type="float">
            <text:p><text:s/>48.088 </text:p>
          </table:table-cell>
          <table:table-cell table:style-name="ce7" office:value-type="float" office:value="47245.9039771256" calcext:value-type="float">
            <text:p><text:s/>47.246 </text:p>
          </table:table-cell>
          <table:table-cell table:style-name="ce7" office:value-type="float" office:value="47172.1144116299" calcext:value-type="float">
            <text:p><text:s/>47.172 </text:p>
          </table:table-cell>
          <table:table-cell table:style-name="ce7" office:value-type="float" office:value="48524.4734456886" calcext:value-type="float">
            <text:p><text:s/>48.524 </text:p>
          </table:table-cell>
          <table:table-cell table:number-columns-repeated="2" table:style-name="ce7" office:value-type="float" office:value="50857.0515786274" calcext:value-type="float">
            <text:p><text:s/>50.857 </text:p>
          </table:table-cell>
          <table:table-cell table:style-name="ce7" office:value-type="float" office:value="56904.9644026525" calcext:value-type="float">
            <text:p><text:s/>56.905 </text:p>
          </table:table-cell>
          <table:table-cell table:style-name="ce7" office:value-type="float" office:value="49239.5000085574" calcext:value-type="float">
            <text:p><text:s/>49.240 </text:p>
          </table:table-cell>
          <table:table-cell table:style-name="ce7" table:formula="of:=SUM([.F116:.Q116])/12" office:value-type="float" office:value="49474.8328474095" calcext:value-type="float">
            <text:p><text:s/>49.475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7.162578198723" calcext:value-type="float">
            <text:p><text:s/>157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6962.13610474" calcext:value-type="float">
            <text:p><text:s/>106.96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9.9247626016686" calcext:value-type="float">
            <text:p><text:s/>20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471.65769903" calcext:value-type="float">
            <text:p><text:s/>15.47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5.0021838041543" calcext:value-type="float">
            <text:p><text:s/>15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Projetos e Processos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9615.4849114495" calcext:value-type="float">
            <text:p><text:s/>19.615 </text:p>
          </table:table-cell>
          <table:table-cell table:style-name="ce7" office:value-type="float" office:value="20283.0952210331" calcext:value-type="float">
            <text:p><text:s/>20.283 </text:p>
          </table:table-cell>
          <table:table-cell table:style-name="ce7" office:value-type="float" office:value="21343.3968980585" calcext:value-type="float">
            <text:p><text:s/>21.343 </text:p>
          </table:table-cell>
          <table:table-cell table:style-name="ce7" office:value-type="float" office:value="21319.1636575826" calcext:value-type="float">
            <text:p><text:s/>21.319 </text:p>
          </table:table-cell>
          <table:table-cell table:style-name="ce7" office:value-type="float" office:value="21331.5997911744" calcext:value-type="float">
            <text:p><text:s/>21.332 </text:p>
          </table:table-cell>
          <table:table-cell table:style-name="ce7" office:value-type="float" office:value="23031.7469173719" calcext:value-type="float">
            <text:p><text:s/>23.032 </text:p>
          </table:table-cell>
          <table:table-cell table:style-name="ce7" office:value-type="float" office:value="21976.8789779785" calcext:value-type="float">
            <text:p><text:s/>21.977 </text:p>
          </table:table-cell>
          <table:table-cell table:style-name="ce7" office:value-type="float" office:value="22683.5754110566" calcext:value-type="float">
            <text:p><text:s/>22.684 </text:p>
          </table:table-cell>
          <table:table-cell table:number-columns-repeated="2" table:style-name="ce7" office:value-type="float" office:value="22689.6911130469" calcext:value-type="float">
            <text:p><text:s/>22.690 </text:p>
          </table:table-cell>
          <table:table-cell table:style-name="ce7" office:value-type="float" office:value="21982.9946799688" calcext:value-type="float">
            <text:p><text:s/>21.983 </text:p>
          </table:table-cell>
          <table:table-cell table:style-name="ce7" office:value-type="float" office:value="21806.3212086132" calcext:value-type="float">
            <text:p><text:s/>21.806 </text:p>
          </table:table-cell>
          <table:table-cell table:style-name="ce7" table:formula="of:=SUM([.F117:.Q117])/12" office:value-type="float" office:value="21729.4699916984" calcext:value-type="float">
            <text:p><text:s/>21.729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1.169211506561" calcext:value-type="float">
            <text:p><text:s/>51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6553.7325873241" calcext:value-type="float">
            <text:p><text:s/>46.554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5.31249641725189" calcext:value-type="float">
            <text:p><text:s/>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7.00101910860534" calcext:value-type="float">
            <text:p><text:s/>7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Projetos, Processos de TI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1388.4320149578" calcext:value-type="float">
            <text:p><text:s/>31.388 </text:p>
          </table:table-cell>
          <table:table-cell table:style-name="ce7" office:value-type="float" office:value="32443.9352366308" calcext:value-type="float">
            <text:p><text:s/>32.444 </text:p>
          </table:table-cell>
          <table:table-cell table:style-name="ce7" office:value-type="float" office:value="34677.9228967808" calcext:value-type="float">
            <text:p><text:s/>34.678 </text:p>
          </table:table-cell>
          <table:table-cell table:style-name="ce7" office:value-type="float" office:value="34537.8904193831" calcext:value-type="float">
            <text:p><text:s/>34.538 </text:p>
          </table:table-cell>
          <table:table-cell table:style-name="ce7" office:value-type="float" office:value="34550.9483596545" calcext:value-type="float">
            <text:p><text:s/>34.551 </text:p>
          </table:table-cell>
          <table:table-cell table:style-name="ce7" office:value-type="float" office:value="34582.396554288" calcext:value-type="float">
            <text:p><text:s/>34.582 </text:p>
          </table:table-cell>
          <table:table-cell table:style-name="ce7" office:value-type="float" office:value="34224.7140641902" calcext:value-type="float">
            <text:p><text:s/>34.225 </text:p>
          </table:table-cell>
          <table:table-cell table:style-name="ce7" office:value-type="float" office:value="35311.5474967607" calcext:value-type="float">
            <text:p><text:s/>35.312 </text:p>
          </table:table-cell>
          <table:table-cell table:number-columns-repeated="2" table:style-name="ce7" office:value-type="float" office:value="35317.9689838505" calcext:value-type="float">
            <text:p><text:s/>35.318 </text:p>
          </table:table-cell>
          <table:table-cell table:style-name="ce7" office:value-type="float" office:value="37303.9895386662" calcext:value-type="float">
            <text:p><text:s/>37.304 </text:p>
          </table:table-cell>
          <table:table-cell table:style-name="ce7" office:value-type="float" office:value="35342.8221528248" calcext:value-type="float">
            <text:p><text:s/>35.343 </text:p>
          </table:table-cell>
          <table:table-cell table:style-name="ce7" table:formula="of:=SUM([.F118:.Q118])/12" office:value-type="float" office:value="34583.3780584865" calcext:value-type="float">
            <text:p><text:s/>34.583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6.453222748403" calcext:value-type="float">
            <text:p><text:s/>196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4730.4088648996" calcext:value-type="float">
            <text:p><text:s/>44.73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1.0165961040144" calcext:value-type="float">
            <text:p><text:s/>11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702.798081108359" calcext:value-type="float">
            <text:p><text:s/>703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9.16800121364986" calcext:value-type="float">
            <text:p><text:s/>9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string" calcext:value-type="string">
            <text:p>Infraestrutura de TI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19:.Q119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5.4309499304681" calcext:value-type="float">
            <text:p><text:s/>4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2.393045339604" calcext:value-type="float">
            <text:p><text:s/>13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5.4232345456202" calcext:value-type="float">
            <text:p><text:s/>15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08776998029147" calcext:value-type="float">
            <text:p><text:s/>0 </text:p>
          </table:table-cell>
          <table:table-cell table:style-name="ce7" office:value-type="float" office:value="140.522918044588" calcext:value-type="float">
            <text:p><text:s/>14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96.6807400712166" calcext:value-type="float">
            <text:p><text:s/>97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3.3338186231454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string" calcext:value-type="string">
            <text:p>Sistemas de TI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20:.Q120])/12" office:value-type="float" office:value="0" calcext:value-type="float">
            <text:p><text:s/>- <text:s text:c="2"/>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98.6834793340819" calcext:value-type="float">
            <text:p><text:s/>99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28690.7173780581" calcext:value-type="float">
            <text:p><text:s/>28.691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4.40663844160579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69422859650219" calcext:value-type="float">
            <text:p><text:s/>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8056.72833926805" calcext:value-type="float">
            <text:p><text:s/>8.057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6.6676372462908" calcext:value-type="float">
            <text:p><text:s/>7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string" calcext:value-type="string">
            <text:p>Serviços de TI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21:.Q121])/12" office:value-type="float" office:value="0" calcext:value-type="float">
            <text:p><text:s/>- <text:s text:c="2"/>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1867831.40242527" calcext:value-type="float">
            <text:p><text:s/>1.867.831 </text:p>
          </table:table-cell>
          <table:table-cell table:number-columns-repeated="3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string" calcext:value-type="string">
            <text:p>Controladoria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213.42513968" calcext:value-type="float">
            <text:p><text:s/>23.213 </text:p>
          </table:table-cell>
          <table:table-cell table:style-name="ce7" office:value-type="float" office:value="23952.8390128637" calcext:value-type="float">
            <text:p><text:s/>23.953 </text:p>
          </table:table-cell>
          <table:table-cell table:style-name="ce7" office:value-type="float" office:value="25146.7401128095" calcext:value-type="float">
            <text:p><text:s/>25.147 </text:p>
          </table:table-cell>
          <table:table-cell table:style-name="ce7" office:value-type="float" office:value="25118.9344001326" calcext:value-type="float">
            <text:p><text:s/>25.119 </text:p>
          </table:table-cell>
          <table:table-cell table:style-name="ce7" office:value-type="float" office:value="25129.8160170255" calcext:value-type="float">
            <text:p><text:s/>25.130 </text:p>
          </table:table-cell>
          <table:table-cell table:style-name="ce7" office:value-type="float" office:value="26888.7786941571" calcext:value-type="float">
            <text:p><text:s/>26.889 </text:p>
          </table:table-cell>
          <table:table-cell table:style-name="ce7" office:value-type="float" office:value="25794.1032236259" calcext:value-type="float">
            <text:p><text:s/>25.794 </text:p>
          </table:table-cell>
          <table:table-cell table:style-name="ce7" office:value-type="float" office:value="26592.6121100607" calcext:value-type="float">
            <text:p><text:s/>26.593 </text:p>
          </table:table-cell>
          <table:table-cell table:number-columns-repeated="2" table:style-name="ce7" office:value-type="float" office:value="26597.9633493023" calcext:value-type="float">
            <text:p><text:s/>26.598 </text:p>
          </table:table-cell>
          <table:table-cell table:style-name="ce7" office:value-type="float" office:value="25799.4544628674" calcext:value-type="float">
            <text:p><text:s/>25.799 </text:p>
          </table:table-cell>
          <table:table-cell table:style-name="ce7" office:value-type="float" office:value="25696.6461825629" calcext:value-type="float">
            <text:p><text:s/>25.697 </text:p>
          </table:table-cell>
          <table:table-cell table:style-name="ce7" table:formula="of:=SUM([.F122:.Q122])/12" office:value-type="float" office:value="25544.1063378658" calcext:value-type="float">
            <text:p><text:s/>25.544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41.6590480536987" calcext:value-type="float">
            <text:p><text:s/>4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5115.931750769" calcext:value-type="float">
            <text:p><text:s/>195.116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3.0617323892277" calcext:value-type="float">
            <text:p><text:s/>3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278.92505657541" calcext:value-type="float">
            <text:p><text:s/>1.279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6.8774567796735" calcext:value-type="float">
            <text:p><text:s/>17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string" calcext:value-type="string">
            <text:p>Tributário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826.3210825823" calcext:value-type="float">
            <text:p><text:s/>21.826 </text:p>
          </table:table-cell>
          <table:table-cell table:style-name="ce7" office:value-type="float" office:value="22595.6647807589" calcext:value-type="float">
            <text:p><text:s/>22.596 </text:p>
          </table:table-cell>
          <table:table-cell table:style-name="ce7" office:value-type="float" office:value="23836.1576763995" calcext:value-type="float">
            <text:p><text:s/>23.836 </text:p>
          </table:table-cell>
          <table:table-cell table:style-name="ce7" office:value-type="float" office:value="23807.2264504689" calcext:value-type="float">
            <text:p><text:s/>23.807 </text:p>
          </table:table-cell>
          <table:table-cell table:style-name="ce7" office:value-type="float" office:value="23818.1080673618" calcext:value-type="float">
            <text:p><text:s/>23.818 </text:p>
          </table:table-cell>
          <table:table-cell table:style-name="ce7" office:value-type="float" office:value="25350.5683475736" calcext:value-type="float">
            <text:p><text:s/>25.351 </text:p>
          </table:table-cell>
          <table:table-cell table:style-name="ce7" office:value-type="float" office:value="24496.6217523527" calcext:value-type="float">
            <text:p><text:s/>24.497 </text:p>
          </table:table-cell>
          <table:table-cell table:style-name="ce7" office:value-type="float" office:value="25327.4524975046" calcext:value-type="float">
            <text:p><text:s/>25.327 </text:p>
          </table:table-cell>
          <table:table-cell table:number-columns-repeated="2" table:style-name="ce7" office:value-type="float" office:value="25332.8037367461" calcext:value-type="float">
            <text:p><text:s/>25.333 </text:p>
          </table:table-cell>
          <table:table-cell table:style-name="ce7" office:value-type="float" office:value="24501.9729915942" calcext:value-type="float">
            <text:p><text:s/>24.502 </text:p>
          </table:table-cell>
          <table:table-cell table:style-name="ce7" office:value-type="float" office:value="24318.5721464675" calcext:value-type="float">
            <text:p><text:s/>24.319 </text:p>
          </table:table-cell>
          <table:table-cell table:style-name="ce7" table:formula="of:=SUM([.F123:.Q123])/12" office:value-type="float" office:value="24212.022772213" calcext:value-type="float">
            <text:p><text:s/>24.21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5.2785042201609" calcext:value-type="float">
            <text:p><text:s/>25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3780.0606392792" calcext:value-type="float">
            <text:p><text:s/>63.780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5.63917521372293" calcext:value-type="float">
            <text:p><text:s/>6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3192.04676379598" calcext:value-type="float">
            <text:p><text:s/>3.19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0.0764667884569" calcext:value-type="float">
            <text:p><text:s/>10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string" calcext:value-type="string">
            <text:p>Planejamento Financeiro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123.6235566516" calcext:value-type="float">
            <text:p><text:s/>23.124 </text:p>
          </table:table-cell>
          <table:table-cell table:style-name="ce7" office:value-type="float" office:value="23928.8939482166" calcext:value-type="float">
            <text:p><text:s/>23.929 </text:p>
          </table:table-cell>
          <table:table-cell table:style-name="ce7" office:value-type="float" office:value="25475.1266381283" calcext:value-type="float">
            <text:p><text:s/>25.475 </text:p>
          </table:table-cell>
          <table:table-cell table:style-name="ce7" office:value-type="float" office:value="25403.2855359633" calcext:value-type="float">
            <text:p><text:s/>25.403 </text:p>
          </table:table-cell>
          <table:table-cell table:style-name="ce7" office:value-type="float" office:value="25414.1671528561" calcext:value-type="float">
            <text:p><text:s/>25.414 </text:p>
          </table:table-cell>
          <table:table-cell table:style-name="ce7" office:value-type="float" office:value="26190.3899946974" calcext:value-type="float">
            <text:p><text:s/>26.190 </text:p>
          </table:table-cell>
          <table:table-cell table:style-name="ce7" office:value-type="float" office:value="25549.3250638128" calcext:value-type="float">
            <text:p><text:s/>25.549 </text:p>
          </table:table-cell>
          <table:table-cell table:style-name="ce7" office:value-type="float" office:value="26404.6222484073" calcext:value-type="float">
            <text:p><text:s/>26.405 </text:p>
          </table:table-cell>
          <table:table-cell table:number-columns-repeated="2" table:style-name="ce7" office:value-type="float" office:value="26409.9734876488" calcext:value-type="float">
            <text:p><text:s/>26.410 </text:p>
          </table:table-cell>
          <table:table-cell table:style-name="ce7" office:value-type="float" office:value="27135.1032516203" calcext:value-type="float">
            <text:p><text:s/>27.135 </text:p>
          </table:table-cell>
          <table:table-cell table:style-name="ce7" office:value-type="float" office:value="25963.6106480968" calcext:value-type="float">
            <text:p><text:s/>25.964 </text:p>
          </table:table-cell>
          <table:table-cell table:style-name="ce7" table:formula="of:=SUM([.F124:.Q124])/12" office:value-type="float" office:value="25617.3412511457" calcext:value-type="float">
            <text:p><text:s/>25.617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56561.5326634327" calcext:value-type="float">
            <text:p><text:s/>56.56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6881.05895560121" calcext:value-type="float">
            <text:p><text:s/>6.881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4.06145176368" calcext:value-type="float">
            <text:p><text:s/>4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1311.63537363283" calcext:value-type="float">
            <text:p><text:s/>1.31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3.5019654237388" calcext:value-type="float">
            <text:p><text:s/>14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string" calcext:value-type="string">
            <text:p>Planejamento Financeiro 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5532.4115927707" calcext:value-type="float">
            <text:p><text:s/>15.532 </text:p>
          </table:table-cell>
          <table:table-cell table:style-name="ce7" office:value-type="float" office:value="16038.4927683782" calcext:value-type="float">
            <text:p><text:s/>16.038 </text:p>
          </table:table-cell>
          <table:table-cell table:style-name="ce7" office:value-type="float" office:value="16867.7410411792" calcext:value-type="float">
            <text:p><text:s/>16.868 </text:p>
          </table:table-cell>
          <table:table-cell table:style-name="ce7" office:value-type="float" office:value="16848.7098216276" calcext:value-type="float">
            <text:p><text:s/>16.849 </text:p>
          </table:table-cell>
          <table:table-cell table:style-name="ce7" office:value-type="float" office:value="16859.5914385204" calcext:value-type="float">
            <text:p><text:s/>16.860 </text:p>
          </table:table-cell>
          <table:table-cell table:style-name="ce7" office:value-type="float" office:value="18225.2562576011" calcext:value-type="float">
            <text:p><text:s/>18.225 </text:p>
          </table:table-cell>
          <table:table-cell table:style-name="ce7" office:value-type="float" office:value="17411.5295900041" calcext:value-type="float">
            <text:p><text:s/>17.412 </text:p>
          </table:table-cell>
          <table:table-cell table:style-name="ce7" office:value-type="float" office:value="17958.0574971895" calcext:value-type="float">
            <text:p><text:s/>17.958 </text:p>
          </table:table-cell>
          <table:table-cell table:number-columns-repeated="2" table:style-name="ce7" office:value-type="float" office:value="17963.408736431" calcext:value-type="float">
            <text:p><text:s/>17.963 </text:p>
          </table:table-cell>
          <table:table-cell table:style-name="ce7" office:value-type="float" office:value="17416.8808292456" calcext:value-type="float">
            <text:p><text:s/>17.417 </text:p>
          </table:table-cell>
          <table:table-cell table:style-name="ce7" office:value-type="float" office:value="17246.7085603036" calcext:value-type="float">
            <text:p><text:s/>17.247 </text:p>
          </table:table-cell>
          <table:table-cell table:style-name="ce7" table:formula="of:=SUM([.F125:.Q125])/12" office:value-type="float" office:value="17194.3497391402" calcext:value-type="float">
            <text:p><text:s/>17.194 </text:p>
          </table:table-cell>
          <table:table-cell table:number-columns-repeated="20" table:style-name="ce7" office:value-type="float" office:value="0" calcext:value-type="float">
            <text:p><text:s/>- <text:s text:c="2"/></text:p>
          </table:table-cell>
          <table:table-cell table:style-name="ce7" office:value-type="float" office:value="8.94547603645975" calcext:value-type="float">
            <text:p><text:s/>9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1.96668273648866" calcext:value-type="float">
            <text:p><text:s/>2 </text:p>
          </table:table-cell>
          <table:table-cell table:number-columns-repeated="3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Tesouraria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301.7221776984" calcext:value-type="float">
            <text:p><text:s/>21.302 </text:p>
          </table:table-cell>
          <table:table-cell table:style-name="ce7" office:value-type="float" office:value="22049.6586513572" calcext:value-type="float">
            <text:p><text:s/>22.050 </text:p>
          </table:table-cell>
          <table:table-cell table:style-name="ce7" office:value-type="float" office:value="23196.5247565481" calcext:value-type="float">
            <text:p><text:s/>23.197 </text:p>
          </table:table-cell>
          <table:table-cell table:style-name="ce7" office:value-type="float" office:value="23170.8040110461" calcext:value-type="float">
            <text:p><text:s/>23.171 </text:p>
          </table:table-cell>
          <table:table-cell table:style-name="ce7" office:value-type="float" office:value="23185.3128335699" calcext:value-type="float">
            <text:p><text:s/>23.185 </text:p>
          </table:table-cell>
          <table:table-cell table:style-name="ce7" office:value-type="float" office:value="24796.8480247931" calcext:value-type="float">
            <text:p><text:s/>24.797 </text:p>
          </table:table-cell>
          <table:table-cell table:style-name="ce7" office:value-type="float" office:value="23881.8117991124" calcext:value-type="float">
            <text:p><text:s/>23.882 </text:p>
          </table:table-cell>
          <table:table-cell table:style-name="ce7" office:value-type="float" office:value="24650.6632596921" calcext:value-type="float">
            <text:p><text:s/>24.651 </text:p>
          </table:table-cell>
          <table:table-cell table:number-columns-repeated="2" table:style-name="ce7" office:value-type="float" office:value="24657.7982453475" calcext:value-type="float">
            <text:p><text:s/>24.658 </text:p>
          </table:table-cell>
          <table:table-cell table:style-name="ce7" office:value-type="float" office:value="23888.9467847678" calcext:value-type="float">
            <text:p><text:s/>23.889 </text:p>
          </table:table-cell>
          <table:table-cell table:style-name="ce7" office:value-type="float" office:value="23671.806995826" calcext:value-type="float">
            <text:p><text:s/>23.672 </text:p>
          </table:table-cell>
          <table:table-cell table:style-name="ce7" table:formula="of:=SUM([.F126:.Q126])/12" office:value-type="float" office:value="23592.4746487588" calcext:value-type="float">
            <text:p><text:s/>23.59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5.5335106359203" calcext:value-type="float">
            <text:p><text:s/>16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98302.4417591847" calcext:value-type="float">
            <text:p><text:s/>98.30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7.82912763125295" calcext:value-type="float">
            <text:p><text:s/>8 </text:p>
          </table:table-cell>
          <table:table-cell table:number-columns-repeated="15" table:style-name="ce7" office:value-type="float" office:value="0" calcext:value-type="float">
            <text:p><text:s/>- <text:s text:c="2"/></text:p>
          </table:table-cell>
          <table:table-cell table:style-name="ce7" office:value-type="float" office:value="205331.844839784" calcext:value-type="float">
            <text:p><text:s/>205.332 </text:p>
          </table:table-cell>
          <table:table-cell table:style-name="ce7" office:value-type="float" office:value="0" calcext:value-type="float">
            <text:p><text:s/>- <text:s text:c="2"/></text:p>
          </table:table-cell>
          <table:table-cell table:style-name="ce7" office:value-type="float" office:value="9.00131028249259" calcext:value-type="float">
            <text:p><text:s/>9 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91.939973887688" calcext:value-type="float">
            <text:p><text:s/>192 </text:p>
          </table:table-cell>
          <table:table-cell table:number-columns-repeated="952"/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string" calcext:value-type="string">
            <text:p>Contratações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6730.9296342062" calcext:value-type="float">
            <text:p><text:s/>16.731 </text:p>
          </table:table-cell>
          <table:table-cell table:style-name="ce7" office:value-type="float" office:value="17276.4211385702" calcext:value-type="float">
            <text:p><text:s/>17.276 </text:p>
          </table:table-cell>
          <table:table-cell table:style-name="ce7" office:value-type="float" office:value="18167.4020929562" calcext:value-type="float">
            <text:p><text:s/>18.167 </text:p>
          </table:table-cell>
          <table:table-cell table:style-name="ce7" office:value-type="float" office:value="18146.8888451147" calcext:value-type="float">
            <text:p><text:s/>18.147 </text:p>
          </table:table-cell>
          <table:table-cell table:style-name="ce7" office:value-type="float" office:value="18157.7704620075" calcext:value-type="float">
            <text:p><text:s/>18.158 </text:p>
          </table:table-cell>
          <table:table-cell table:style-name="ce7" office:value-type="float" office:value="19536.6862070844" calcext:value-type="float">
            <text:p><text:s/>19.537 </text:p>
          </table:table-cell>
          <table:table-cell table:style-name="ce7" office:value-type="float" office:value="18727.1334657513" calcext:value-type="float">
            <text:p><text:s/>18.727 </text:p>
          </table:table-cell>
          <table:table-cell table:style-name="ce7" office:value-type="float" office:value="19316.221431909" calcext:value-type="float">
            <text:p><text:s/>19.316 </text:p>
          </table:table-cell>
          <table:table-cell table:number-columns-repeated="2" table:style-name="ce7" office:value-type="float" office:value="19321.5726711505" calcext:value-type="float">
            <text:p><text:s/>19.322 </text:p>
          </table:table-cell>
          <table:table-cell table:style-name="ce7" office:value-type="float" office:value="18732.4847049928" calcext:value-type="float">
            <text:p><text:s/>18.732 </text:p>
          </table:table-cell>
          <table:table-cell table:style-name="ce7" office:value-type="float" office:value="18571.9564848871" calcext:value-type="float">
            <text:p><text:s/>18.572 </text:p>
          </table:table-cell>
          <table:table-cell table:style-name="ce7" table:formula="of:=SUM([.F127:.Q127])/12" office:value-type="float" office:value="18500.586650815" calcext:value-type="float">
            <text:p><text:s/>18.501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21.9296620742404" calcext:value-type="float">
            <text:p><text:s/>22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4452.85918259329" calcext:value-type="float">
            <text:p><text:s/>4.453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1.97271249901736" calcext:value-type="float">
            <text:p><text:s/>2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4930.71774363204" calcext:value-type="float">
            <text:p><text:s/>4.931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0.38736857457583" calcext:value-type="float">
            <text:p><text:s/>0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string" calcext:value-type="string">
            <text:p>Suporte 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Fixo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4595.1267319373" calcext:value-type="float">
            <text:p><text:s/>14.595 </text:p>
          </table:table-cell>
          <table:table-cell table:style-name="ce7" office:value-type="float" office:value="15060.3610148823" calcext:value-type="float">
            <text:p><text:s/>15.060 </text:p>
          </table:table-cell>
          <table:table-cell table:style-name="ce7" office:value-type="float" office:value="15815.0776274142" calcext:value-type="float">
            <text:p><text:s/>15.815 </text:p>
          </table:table-cell>
          <table:table-cell table:style-name="ce7" office:value-type="float" office:value="15798.0334820358" calcext:value-type="float">
            <text:p><text:s/>15.798 </text:p>
          </table:table-cell>
          <table:table-cell table:style-name="ce7" office:value-type="float" office:value="15809.5951999844" calcext:value-type="float">
            <text:p><text:s/>15.810 </text:p>
          </table:table-cell>
          <table:table-cell table:style-name="ce7" office:value-type="float" office:value="16966.9428707296" calcext:value-type="float">
            <text:p><text:s/>16.967 </text:p>
          </table:table-cell>
          <table:table-cell table:style-name="ce7" office:value-type="float" office:value="16345.8144672855" calcext:value-type="float">
            <text:p><text:s/>16.346 </text:p>
          </table:table-cell>
          <table:table-cell table:style-name="ce7" office:value-type="float" office:value="16840.9444725981" calcext:value-type="float">
            <text:p><text:s/>16.841 </text:p>
          </table:table-cell>
          <table:table-cell table:number-columns-repeated="2" table:style-name="ce7" office:value-type="float" office:value="16846.6301642922" calcext:value-type="float">
            <text:p><text:s/>16.847 </text:p>
          </table:table-cell>
          <table:table-cell table:style-name="ce7" office:value-type="float" office:value="16351.5001589796" calcext:value-type="float">
            <text:p><text:s/>16.352 </text:p>
          </table:table-cell>
          <table:table-cell table:style-name="ce7" office:value-type="float" office:value="16188.6168435848" calcext:value-type="float">
            <text:p><text:s/>16.189 </text:p>
          </table:table-cell>
          <table:table-cell table:style-name="ce7" table:formula="of:=SUM([.F128:.Q128])/12" office:value-type="float" office:value="16122.1060998347" calcext:value-type="float">
            <text:p><text:s/>16.122 </text:p>
          </table:table-cell>
          <table:table-cell table:number-columns-repeated="2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49.51707743635" calcext:value-type="float">
            <text:p><text:s/>1.050 </text:p>
          </table:table-cell>
          <table:table-cell table:number-columns-repeated="17" table:style-name="ce7" office:value-type="float" office:value="0" calcext:value-type="float">
            <text:p><text:s/>- <text:s text:c="2"/></text:p>
          </table:table-cell>
          <table:table-cell table:style-name="ce7" office:value-type="float" office:value="1068543.99915174" calcext:value-type="float">
            <text:p><text:s/>1.068.54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40080748223414" calcext:value-type="float">
            <text:p><text:s/>3 </text:p>
          </table:table-cell>
          <table:table-cell table:number-columns-repeated="13" table:style-name="ce7" office:value-type="float" office:value="0" calcext:value-type="float">
            <text:p><text:s/>- <text:s text:c="2"/></text:p>
          </table:table-cell>
          <table:table-cell table:style-name="ce7" office:value-type="float" office:value="9263.94851362397" calcext:value-type="float">
            <text:p><text:s/>9.264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style-name="ce7" office:value-type="float" office:value="3.96084367503782" calcext:value-type="float">
            <text:p><text:s/>4 </text:p>
          </table:table-cell>
          <table:table-cell table:number-columns-repeated="11" table:style-name="ce7" office:value-type="float" office:value="0" calcext:value-type="float">
            <text:p><text:s/>- <text:s text:c="2"/></text:p>
          </table:table-cell>
          <table:table-cell table:number-columns-repeated="952"/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Conselho Fiscal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Fixo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<text:s/>- <text:s text:c="2"/></text:p>
          </table:table-cell>
          <table:table-cell table:style-name="ce7" table:formula="of:=SUM([.F129:.Q129])/12" office:value-type="float" office:value="0" calcext:value-type="float">
            <text:p><text:s/>- <text:s text:c="2"/></text:p>
          </table:table-cell>
          <table:table-cell table:style-name="ce7" table:number-columns-repeated="54"/>
          <table:table-cell table:number-columns-repeated="952"/>
        </table:table-row>
        <table:table-row table:style-name="ro1">
          <table:table-cell table:number-columns-repeated="5"/>
          <table:table-cell table:style-name="ce4" table:formula="of:=[.F4]/[.$E$4]" office:value-type="float" office:value="11973.0417835844" calcext:value-type="float">
            <text:p><text:s/>11.973 </text:p>
          </table:table-cell>
          <table:table-cell table:style-name="ce4" table:formula="of:=[.G4]/[.$E$4]" office:value-type="float" office:value="12394.8145068282" calcext:value-type="float">
            <text:p><text:s/>12.395 </text:p>
          </table:table-cell>
          <table:table-cell table:style-name="ce4" table:formula="of:=[.H4]/[.$E$4]" office:value-type="float" office:value="13307.4088712532" calcext:value-type="float">
            <text:p><text:s/>13.307 </text:p>
          </table:table-cell>
          <table:table-cell table:style-name="ce4" table:formula="of:=[.I4]/[.$E$4]" office:value-type="float" office:value="13165.7103956812" calcext:value-type="float">
            <text:p><text:s/>13.166 </text:p>
          </table:table-cell>
          <table:table-cell table:style-name="ce4" table:formula="of:=[.J4]/[.$E$4]" office:value-type="float" office:value="13129.4102663146" calcext:value-type="float">
            <text:p><text:s/>13.129 </text:p>
          </table:table-cell>
          <table:table-cell table:style-name="ce4" table:formula="of:=[.K4]/[.$E$4]" office:value-type="float" office:value="12876.7138986307" calcext:value-type="float">
            <text:p><text:s/>12.877 </text:p>
          </table:table-cell>
          <table:table-cell table:style-name="ce4" table:formula="of:=[.L4]/[.$E$4]" office:value-type="float" office:value="12834.6228568975" calcext:value-type="float">
            <text:p><text:s/>12.835 </text:p>
          </table:table-cell>
          <table:table-cell table:style-name="ce4" table:formula="of:=[.M4]/[.$E$4]" office:value-type="float" office:value="13196.4921775614" calcext:value-type="float">
            <text:p><text:s/>13.196 </text:p>
          </table:table-cell>
          <table:table-cell table:style-name="ce4" table:formula="of:=[.N4]/[.$E$4]" office:value-type="float" office:value="13234.4155925414" calcext:value-type="float">
            <text:p><text:s/>13.234 </text:p>
          </table:table-cell>
          <table:table-cell table:style-name="ce4" table:formula="of:=[.O4]/[.$E$4]" office:value-type="float" office:value="13234.4155925414" calcext:value-type="float">
            <text:p><text:s/>13.234 </text:p>
          </table:table-cell>
          <table:table-cell table:style-name="ce4" table:formula="of:=[.P4]/[.$E$4]" office:value-type="float" office:value="14364.3672349647" calcext:value-type="float">
            <text:p><text:s/>14.364 </text:p>
          </table:table-cell>
          <table:table-cell table:style-name="ce4" table:formula="of:=[.Q4]/[.$E$4]" office:value-type="float" office:value="13489.8896596993" calcext:value-type="float">
            <text:p><text:s/>13.49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"/>
          <table:table-cell table:style-name="ce4" table:formula="of:=[.F5]/[.$E$5]" office:value-type="float" office:value="15595.5664169527" calcext:value-type="float">
            <text:p><text:s/>15.596 </text:p>
          </table:table-cell>
          <table:table-cell table:style-name="ce4" table:formula="of:=[.G5]/[.$E$5]" office:value-type="float" office:value="16853.1979247837" calcext:value-type="float">
            <text:p><text:s/>16.853 </text:p>
          </table:table-cell>
          <table:table-cell table:style-name="ce4" table:formula="of:=[.H5]/[.$E$5]" office:value-type="float" office:value="17627.5087019041" calcext:value-type="float">
            <text:p><text:s/>17.628 </text:p>
          </table:table-cell>
          <table:table-cell table:style-name="ce4" table:formula="of:=[.I5]/[.$E$5]" office:value-type="float" office:value="17530.3315121292" calcext:value-type="float">
            <text:p><text:s/>17.530 </text:p>
          </table:table-cell>
          <table:table-cell table:style-name="ce4" table:formula="of:=[.J5]/[.$E$5]" office:value-type="float" office:value="17148.2081616316" calcext:value-type="float">
            <text:p><text:s/>17.148 </text:p>
          </table:table-cell>
          <table:table-cell table:style-name="ce4" table:formula="of:=[.K5]/[.$E$5]" office:value-type="float" office:value="16918.4968220585" calcext:value-type="float">
            <text:p><text:s/>16.918 </text:p>
          </table:table-cell>
          <table:table-cell table:style-name="ce4" table:formula="of:=[.L5]/[.$E$5]" office:value-type="float" office:value="16861.1049396844" calcext:value-type="float">
            <text:p><text:s/>16.861 </text:p>
          </table:table-cell>
          <table:table-cell table:style-name="ce4" table:formula="of:=[.M5]/[.$E$5]" office:value-type="float" office:value="17369.9651011737" calcext:value-type="float">
            <text:p><text:s/>17.370 </text:p>
          </table:table-cell>
          <table:table-cell table:style-name="ce4" table:formula="of:=[.N5]/[.$E$5]" office:value-type="float" office:value="17757.4994037161" calcext:value-type="float">
            <text:p><text:s/>17.757 </text:p>
          </table:table-cell>
          <table:table-cell table:style-name="ce4" table:formula="of:=[.O5]/[.$E$5]" office:value-type="float" office:value="17757.4994037161" calcext:value-type="float">
            <text:p><text:s/>17.757 </text:p>
          </table:table-cell>
          <table:table-cell table:style-name="ce4" table:formula="of:=[.P5]/[.$E$5]" office:value-type="float" office:value="19626.7901904709" calcext:value-type="float">
            <text:p><text:s/>19.627 </text:p>
          </table:table-cell>
          <table:table-cell table:style-name="ce4" table:formula="of:=[.Q5]/[.$E$5]" office:value-type="float" office:value="17586.2551132411" calcext:value-type="float">
            <text:p><text:s/>17.586 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%</text:p>
          </table:table-cell>
          <table:table-cell/>
          <table:table-cell table:formula="of:=[.G130]/[.F130]" office:value-type="float" office:value="1.03522686472389" calcext:value-type="float">
            <text:p>1,03522686472389</text:p>
          </table:table-cell>
          <table:table-cell table:formula="of:=[.H130]/[.G130]" office:value-type="float" office:value="1.07362710945955" calcext:value-type="float">
            <text:p>1,07362710945955</text:p>
          </table:table-cell>
          <table:table-cell table:formula="of:=[.I130]/[.H130]" office:value-type="float" office:value="0.98935191088341" calcext:value-type="float">
            <text:p>0,98935191088341</text:p>
          </table:table-cell>
          <table:table-cell table:formula="of:=[.J130]/[.I130]" office:value-type="float" office:value="0.997242827900991" calcext:value-type="float">
            <text:p>0,997242827900991</text:p>
          </table:table-cell>
          <table:table-cell table:formula="of:=[.K130]/[.J130]" office:value-type="float" office:value="0.980753410659104" calcext:value-type="float">
            <text:p>0,980753410659104</text:p>
          </table:table-cell>
          <table:table-cell table:formula="of:=[.L130]/[.K130]" office:value-type="float" office:value="0.996731228008593" calcext:value-type="float">
            <text:p>0,996731228008593</text:p>
          </table:table-cell>
          <table:table-cell table:formula="of:=[.M130]/[.L130]" office:value-type="float" office:value="1.02819477632484" calcext:value-type="float">
            <text:p>1,02819477632484</text:p>
          </table:table-cell>
          <table:table-cell table:formula="of:=[.N130]/[.M130]" office:value-type="float" office:value="1.00287374966542" calcext:value-type="float">
            <text:p>1,00287374966542</text:p>
          </table:table-cell>
          <table:table-cell table:formula="of:=[.O130]/[.N130]" office:value-type="float" office:value="1" calcext:value-type="float">
            <text:p>1</text:p>
          </table:table-cell>
          <table:table-cell table:formula="of:=[.P130]/[.O130]" office:value-type="float" office:value="1.08537979138725" calcext:value-type="float">
            <text:p>1,08537979138725</text:p>
          </table:table-cell>
          <table:table-cell table:formula="of:=[.Q130]/[.P130]" office:value-type="float" office:value="0.939121747518623" calcext:value-type="float">
            <text:p>0,939121747518623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formula="of:=[.G131]/[.F131]" office:value-type="float" office:value="1.08064032265375" calcext:value-type="float">
            <text:p>1,08064032265375</text:p>
          </table:table-cell>
          <table:table-cell table:formula="of:=[.H131]/[.G131]" office:value-type="float" office:value="1.04594444215134" calcext:value-type="float">
            <text:p>1,04594444215134</text:p>
          </table:table-cell>
          <table:table-cell table:formula="of:=[.I131]/[.H131]" office:value-type="float" office:value="0.994487185261503" calcext:value-type="float">
            <text:p>0,994487185261503</text:p>
          </table:table-cell>
          <table:table-cell table:formula="of:=[.J131]/[.I131]" office:value-type="float" office:value="0.978202160624674" calcext:value-type="float">
            <text:p>0,978202160624674</text:p>
          </table:table-cell>
          <table:table-cell table:formula="of:=[.K131]/[.J131]" office:value-type="float" office:value="0.986604353212421" calcext:value-type="float">
            <text:p>0,986604353212421</text:p>
          </table:table-cell>
          <table:table-cell table:formula="of:=[.L131]/[.K131]" office:value-type="float" office:value="0.996607743407836" calcext:value-type="float">
            <text:p>0,996607743407836</text:p>
          </table:table-cell>
          <table:table-cell table:formula="of:=[.M131]/[.L131]" office:value-type="float" office:value="1.03017952638985" calcext:value-type="float">
            <text:p>1,03017952638985</text:p>
          </table:table-cell>
          <table:table-cell table:formula="of:=[.N131]/[.M131]" office:value-type="float" office:value="1.02231059764859" calcext:value-type="float">
            <text:p>1,02231059764859</text:p>
          </table:table-cell>
          <table:table-cell table:formula="of:=[.O131]/[.N131]" office:value-type="float" office:value="1" calcext:value-type="float">
            <text:p>1</text:p>
          </table:table-cell>
          <table:table-cell table:formula="of:=[.P131]/[.O131]" office:value-type="float" office:value="1.10526768123465" calcext:value-type="float">
            <text:p>1,10526768123465</text:p>
          </table:table-cell>
          <table:table-cell table:formula="of:=[.Q131]/[.P131]" office:value-type="float" office:value="0.896033174175342" calcext:value-type="float">
            <text:p>0,896033174175342</text:p>
          </table:table-cell>
          <table:table-cell table:number-columns-repeated="1007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uxiliar_OPEX_CustosUnit.A3:Auxiliar_OPEX_CustosUnit.C13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61P0" style:volatile="true">
      <number:text> </number:text>
      <number:fill-character> </number:fill-character>
      <number:number number:decimal-places="7" number:min-decimal-places="7" number:min-integer-digits="1" number:grouping="true"/>
      <number:text> </number:text>
    </number:number-style>
    <number:number-style style:name="N161P1" style:volatile="true">
      <number:text>-</number:text>
      <number:fill-character> </number:fill-character>
      <number:number number:decimal-places="7" number:min-decimal-places="7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0">
      <number:number number:decimal-places="7" number:min-decimal-places="7" number:min-integer-digits="1"/>
    </number:number-style>
    <number:number-style style:name="N159P0" style:volatile="true">
      <number:number number:decimal-places="4" number:min-decimal-places="4" number:min-integer-digits="1" number:grouping="true"/>
    </number:number-style>
    <number:number-style style:name="N159">
      <style:text-properties fo:color="#ff0000"/>
      <number:number number:decimal-places="4" number:min-decimal-places="4" number:min-integer-digits="1" number:grouping="true"/>
      <style:map style:condition="value()&gt;=0" style:apply-style-name="N159P0"/>
    </number:number-style>
    <number:percentage-style style:name="N158">
      <number:number number:decimal-places="3" number:min-decimal-places="3" number:min-integer-digits="1"/>
      <number:text>%</number:text>
    </number:percentage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3" number:min-decimal-places="3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">
      <number:number number:decimal-places="6" number:min-decimal-places="6" number:min-integer-digits="1"/>
    </number:number-style>
    <number:number-style style:name="N152P0" style:volatile="true">
      <number:number number:decimal-places="6" number:min-decimal-places="6" number:min-integer-digits="1" number:grouping="true"/>
    </number:number-style>
    <number:number-style style:name="N152">
      <style:text-properties fo:color="#ff0000"/>
      <number:number number:decimal-places="6" number:min-decimal-places="6" number:min-integer-digits="1" number:grouping="true"/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style:text-properties fo:color="#ff0000"/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0">
      <number:number number:decimal-places="3" number:min-decimal-places="3" number:min-integer-digits="1"/>
    </number:number-style>
    <number:number-style style:name="N139P0" style:volatile="true">
      <number:number number:decimal-places="4" number:min-decimal-places="4" number:min-integer-digits="1" number:grouping="true"/>
      <number:text> </number:text>
    </number:number-style>
    <number:number-style style:name="N139">
      <number:text>-</number:text>
      <number:number number:decimal-places="4" number:min-decimal-places="4" number:min-integer-digits="1" number:grouping="true"/>
      <number:text> </number:text>
      <style:map style:condition="value()&gt;=0" style:apply-style-name="N139P0"/>
    </number:number-style>
    <number:number-style style:name="N138">
      <number:number number:decimal-places="4" number:min-decimal-places="4" number:min-integer-digits="1"/>
    </number:number-style>
    <number:currency-style style:name="N137P0" style:volatile="true">
      <number:text> </number:text>
      <number:currency-symbol number:language="pt" number:country="BR"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 </number:text>
      <number:currency-symbol number:language="pt" number:country="BR"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">
      <number:text> </number:text>
      <number:currency-symbol number:language="pt" number:country="BR">€</number:currency-symbol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37P0"/>
      <style:map style:condition="value()&lt;0" style:apply-style-name="N137P1"/>
    </number:currency-style>
    <number:percentage-style style:name="N136">
      <number:number number:decimal-places="4" number:min-decimal-places="4" number:min-integer-digits="1"/>
      <number:text>%</number:text>
    </number:percentag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0P0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">
      <number:number number:decimal-places="6" number:min-decimal-places="6" number:min-integer-digits="1"/>
      <number:text>%</number:text>
    </number:percentage-style>
    <number:number-style style:name="N135P0" style:volatile="true">
      <number:number number:decimal-places="5" number:min-decimal-places="5" number:min-integer-digits="1" number:grouping="true"/>
      <number:text> </number:text>
    </number:number-style>
    <number:number-style style:name="N135">
      <number:text>-</number:text>
      <number:number number:decimal-places="5" number:min-decimal-places="5" number:min-integer-digits="1" number:grouping="true"/>
      <number:text> </number:text>
      <style:map style:condition="value()&gt;=0" style:apply-style-name="N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1:57:17.045635835</meta:creation-date>
    <dc:date>2024-12-30T21:59:01.790740225</dc:date>
    <meta:editing-duration>PT1M45S</meta:editing-duration>
    <meta:editing-cycles>1</meta:editing-cycles>
    <meta:document-statistic meta:table-count="1" meta:cell-count="8545" meta:object-count="0"/>
    <meta:generator>LibreOffice/7.3.7.2$Linux_X86_64 LibreOffice_project/30$Build-2</meta:generator>
  </office:meta>
</office:document-meta>
</file>